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/>
    <style:font-face style:name="Arial" svg:font-family="Arial" style:font-family-generic="swiss"/>
    <style:font-face style:name="Arial Mäori" svg:font-family="'Arial Mäori'" style:font-family-generic="swiss"/>
    <style:font-face style:name="Arial Mäori2" svg:font-family="'Arial Mäori'" style:font-pitch="variable"/>
    <style:font-face style:name="Arial1" svg:font-family="Arial" style:font-family-generic="swiss" style:font-pitch="variable"/>
    <style:font-face style:name="Arial Mäori1" svg:font-family="'Arial Mäori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13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10001" number:language="en" number:country="NZ">
      <number:number number:decimal-places="0" number:min-integer-digits="1"/>
    </number:number-style>
    <style:style style:name="ce1" style:family="table-cell" style:parent-style-name="Default">
      <style:text-properties style:font-name="FreeSans" fo:font-size="10pt" style:font-size-asian="10pt" style:font-size-complex="10pt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FreeSans" fo:font-size="10pt" fo:font-style="normal" fo:text-shadow="none" style:text-underline-style="none" fo:font-weight="bold" style:font-size-asian="10pt" style:font-style-asian="normal" style:font-weight-asian="bold" style:font-name-complex="Arial Mäori" style:font-size-complex="10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" style:font-size-complex="10pt" style:font-style-complex="normal" style:font-weight-complex="normal"/>
    </style:style>
    <style:style style:name="ce4" style:family="table-cell" style:parent-style-name="Normal_20_3">
      <style:table-cell-properties fo:padding="0.071cm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eeSans" fo:font-size="10pt" fo:font-style="normal" fo:text-shadow="none" style:text-underline-style="none" fo:font-weight="bold" style:font-size-asian="10pt" style:font-style-asian="normal" style:font-weight-asian="bold" style:font-name-complex="Arial Mäori" style:font-size-complex="10pt" style:font-style-complex="normal" style:font-weight-complex="bold"/>
    </style:style>
    <style:style style:name="ce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" style:font-size-complex="10pt" style:font-style-complex="normal" style:font-weight-complex="normal"/>
    </style:style>
    <style:style style:name="ce8" style:family="table-cell" style:parent-style-name="Normal_20_3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" style:font-size-complex="10pt" style:font-style-complex="normal" style:font-weight-complex="normal"/>
    </style:style>
    <style:style style:name="ce10" style:family="table-cell" style:parent-style-name="Normal_20_3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" style:font-size-complex="10pt" style:font-style-complex="normal" style:font-weight-complex="normal"/>
    </style:style>
    <style:style style:name="ce11" style:family="table-cell" style:parent-style-name="Normal_20_7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" style:font-size-complex="10pt" style:font-style-complex="normal" style:font-weight-complex="normal"/>
    </style:style>
    <style:style style:name="ce12" style:family="table-cell" style:parent-style-name="Normal_20_7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" style:font-size-complex="10pt" style:font-style-complex="normal" style:font-weight-complex="normal"/>
    </style:style>
    <style:style style:name="ce13" style:family="table-cell" style:parent-style-name="Normal_20_9" style:data-style-name="N1000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2" style:font-size-complex="10pt" style:font-style-complex="normal" style:font-weight-complex="normal"/>
    </style:style>
    <style:style style:name="ce14" style:family="table-cell" style:parent-style-name="Normal_20_9" style:data-style-name="N10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2" style:font-size-complex="10pt" style:font-style-complex="normal" style:font-weight-complex="normal"/>
    </style:style>
    <style:style style:name="ce15" style:family="table-cell" style:parent-style-name="Normal_20_12" style:data-style-name="N1014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1" style:font-size-complex="10pt" style:font-style-complex="normal" style:font-weight-complex="normal"/>
    </style:style>
    <style:style style:name="ce16" style:family="table-cell" style:parent-style-name="Normal_20_9">
      <style:table-cell-properties style:rotation-align="non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2" style:font-size-complex="10pt" style:font-style-complex="normal" style:font-weight-complex="normal"/>
    </style:style>
    <style:style style:name="ce17" style:family="table-cell" style:parent-style-name="Normal_20_9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2" style:font-size-complex="10pt" style:font-style-complex="normal" style:font-weight-complex="normal"/>
    </style:style>
    <style:style style:name="ce18" style:family="table-cell" style:parent-style-name="Default" style:data-style-name="N10142">
      <style:text-properties style:font-name="FreeSans" fo:font-size="10pt" style:font-size-asian="10pt" style:font-size-complex="10pt"/>
    </style:style>
    <style:style style:name="ce19" style:family="table-cell" style:parent-style-name="Normal_20_12" style:data-style-name="N10142">
      <style:table-cell-properties style:rotation-align="none"/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 Mäori1" style:font-size-complex="10pt" style:font-style-complex="normal" style:font-weight-complex="normal"/>
    </style:style>
  </office:automatic-styles>
  <office:body>
    <office:spreadsheet>
      <table:table table:name="Index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number-columns-repeated="3" table:default-cell-style-name="Default"/>
        <table:table-column table:style-name="co2" table:number-columns-repeated="25" table:default-cell-style-name="ce1"/>
        <table:table-column table:style-name="co2" table:number-columns-repeated="3" table:default-cell-style-name="ce18"/>
        <table:table-column table:style-name="co2" table:number-columns-repeated="988" table:default-cell-style-name="ce1"/>
        <table:table-row table:style-name="ro1">
          <table:table-cell office:value-type="string" calcext:value-type="string">
            <text:p>0~name</text:p>
          </table:table-cell>
          <table:table-cell office:value-type="string" calcext:value-type="string">
            <text:p>1~name</text:p>
          </table:table-cell>
          <table:table-cell office:value-type="string" calcext:value-type="string">
            <text:p>2~name</text:p>
          </table:table-cell>
          <table:table-cell office:value-type="string" calcext:value-type="string">
            <text:p>2~parentName</text:p>
          </table:table-cell>
          <table:table-cell office:value-type="string" calcext:value-type="string">
            <text:p>2~descriptio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weight</text:p>
          </table:table-cell>
          <table:table-cell/>
          <table:table-cell table:style-name="Default" table:number-columns-repeated="21"/>
          <table:table-cell table:number-columns-repeated="4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1738" calcext:value-type="float">
            <text:p>0.1738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2" calcext:value-type="float">
            <text:p>0.0220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82" calcext:value-type="float">
            <text:p>0.0282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67" calcext:value-type="float">
            <text:p>0.0670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62" calcext:value-type="float">
            <text:p>0.0162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403" calcext:value-type="float">
            <text:p>0.0403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72" calcext:value-type="float">
            <text:p>0.0720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497" calcext:value-type="float">
            <text:p>0.0497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23" calcext:value-type="float">
            <text:p>0.0223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475" calcext:value-type="float">
            <text:p>0.0475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395" calcext:value-type="float">
            <text:p>0.0395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8" calcext:value-type="float">
            <text:p>0.0080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2002" calcext:value-type="float">
            <text:p>0.2002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687" calcext:value-type="float">
            <text:p>0.0687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466" calcext:value-type="float">
            <text:p>0.0466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24" calcext:value-type="float">
            <text:p>0.0224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44" calcext:value-type="float">
            <text:p>0.0244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382" calcext:value-type="float">
            <text:p>0.0382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549" calcext:value-type="float">
            <text:p>0.0549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07" calcext:value-type="float">
            <text:p>0.0207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16" calcext:value-type="float">
            <text:p>0.0116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45" calcext:value-type="float">
            <text:p>0.0045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93" calcext:value-type="float">
            <text:p>0.0093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523" calcext:value-type="float">
            <text:p>0.0523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13" calcext:value-type="float">
            <text:p>0.0113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342" calcext:value-type="float">
            <text:p>0.0342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68" calcext:value-type="float">
            <text:p>0.0068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1724" calcext:value-type="float">
            <text:p>0.1724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524" calcext:value-type="float">
            <text:p>0.0524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927" calcext:value-type="float">
            <text:p>0.0927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73" calcext:value-type="float">
            <text:p>0.0273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326" calcext:value-type="float">
            <text:p>0.0326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16" calcext:value-type="float">
            <text:p>0.0016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15" calcext:value-type="float">
            <text:p>0.0015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96" calcext:value-type="float">
            <text:p>0.0296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1021" calcext:value-type="float">
            <text:p>0.1021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83" calcext:value-type="float">
            <text:p>0.0183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42" calcext:value-type="float">
            <text:p>0.0042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01" calcext:value-type="float">
            <text:p>0.0201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88" calcext:value-type="float">
            <text:p>0.0288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58" calcext:value-type="float">
            <text:p>0.0158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7" office:value-type="float" office:value="1000" calcext:value-type="float">
            <text:p>1000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08" calcext:value-type="float">
            <text:p>0.0208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7" calcext:value-type="float">
            <text:p>0.0070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03" calcext:value-type="float">
            <text:p>0.0103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.0000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713" calcext:value-type="float">
            <text:p>0.0713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14" calcext:value-type="float">
            <text:p>0.0214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58" calcext:value-type="float">
            <text:p>0.0058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7" calcext:value-type="float">
            <text:p>0.0170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76" calcext:value-type="float">
            <text:p>0.0076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95" calcext:value-type="float">
            <text:p>0.0195</text:p>
          </table:table-cell>
          <table:table-cell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9" office:value-type="float" office:value="1000" calcext:value-type="float">
            <text:p>1000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24"/>
          <table:table-cell table:style-name="ce17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6" office:value-type="float" office:value="1020" calcext:value-type="float">
            <text:p>1020</text:p>
          </table:table-cell>
          <table:table-cell table:style-name="ce15" office:value-type="float" office:value="0.1738" calcext:value-type="float">
            <text:p>0.1738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6" office:value-type="float" office:value="1131" calcext:value-type="float">
            <text:p>1131</text:p>
          </table:table-cell>
          <table:table-cell table:style-name="ce15" office:value-type="float" office:value="0.022" calcext:value-type="float">
            <text:p>0.0220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6" office:value-type="float" office:value="1008" calcext:value-type="float">
            <text:p>1008</text:p>
          </table:table-cell>
          <table:table-cell table:style-name="ce15" office:value-type="float" office:value="0.0282" calcext:value-type="float">
            <text:p>0.0282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6" office:value-type="float" office:value="998" calcext:value-type="float">
            <text:p>998</text:p>
          </table:table-cell>
          <table:table-cell table:style-name="ce15" office:value-type="float" office:value="0.067" calcext:value-type="float">
            <text:p>0.0670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6" office:value-type="float" office:value="1003" calcext:value-type="float">
            <text:p>1003</text:p>
          </table:table-cell>
          <table:table-cell table:style-name="ce15" office:value-type="float" office:value="0.0162" calcext:value-type="float">
            <text:p>0.0162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6" office:value-type="float" office:value="1011" calcext:value-type="float">
            <text:p>1011</text:p>
          </table:table-cell>
          <table:table-cell table:style-name="ce15" office:value-type="float" office:value="0.0403" calcext:value-type="float">
            <text:p>0.0403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6" office:value-type="float" office:value="1016" calcext:value-type="float">
            <text:p>1016</text:p>
          </table:table-cell>
          <table:table-cell table:style-name="ce15" office:value-type="float" office:value="0.072" calcext:value-type="float">
            <text:p>0.0720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6" office:value-type="float" office:value="1023" calcext:value-type="float">
            <text:p>1023</text:p>
          </table:table-cell>
          <table:table-cell table:style-name="ce15" office:value-type="float" office:value="0.0497" calcext:value-type="float">
            <text:p>0.0497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23" calcext:value-type="float">
            <text:p>0.0223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6" office:value-type="float" office:value="993" calcext:value-type="float">
            <text:p>993</text:p>
          </table:table-cell>
          <table:table-cell table:style-name="ce15" office:value-type="float" office:value="0.0475" calcext:value-type="float">
            <text:p>0.0475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6" office:value-type="float" office:value="995" calcext:value-type="float">
            <text:p>995</text:p>
          </table:table-cell>
          <table:table-cell table:style-name="ce15" office:value-type="float" office:value="0.0395" calcext:value-type="float">
            <text:p>0.0395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6" office:value-type="float" office:value="986" calcext:value-type="float">
            <text:p>986</text:p>
          </table:table-cell>
          <table:table-cell table:style-name="ce15" office:value-type="float" office:value="0.008" calcext:value-type="float">
            <text:p>0.0080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6" office:value-type="float" office:value="1019" calcext:value-type="float">
            <text:p>1019</text:p>
          </table:table-cell>
          <table:table-cell table:style-name="ce15" office:value-type="float" office:value="0.2002" calcext:value-type="float">
            <text:p>0.2002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6" office:value-type="float" office:value="1003" calcext:value-type="float">
            <text:p>1003</text:p>
          </table:table-cell>
          <table:table-cell table:style-name="ce15" office:value-type="float" office:value="0.0687" calcext:value-type="float">
            <text:p>0.0687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6" office:value-type="float" office:value="1021" calcext:value-type="float">
            <text:p>1021</text:p>
          </table:table-cell>
          <table:table-cell table:style-name="ce15" office:value-type="float" office:value="0.0466" calcext:value-type="float">
            <text:p>0.0466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6" office:value-type="float" office:value="1016" calcext:value-type="float">
            <text:p>1016</text:p>
          </table:table-cell>
          <table:table-cell table:style-name="ce15" office:value-type="float" office:value="0.0224" calcext:value-type="float">
            <text:p>0.0224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6" office:value-type="float" office:value="1068" calcext:value-type="float">
            <text:p>1068</text:p>
          </table:table-cell>
          <table:table-cell table:style-name="ce15" office:value-type="float" office:value="0.0244" calcext:value-type="float">
            <text:p>0.0244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6" office:value-type="float" office:value="1017" calcext:value-type="float">
            <text:p>1017</text:p>
          </table:table-cell>
          <table:table-cell table:style-name="ce15" office:value-type="float" office:value="0.0382" calcext:value-type="float">
            <text:p>0.0382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6" office:value-type="float" office:value="1009" calcext:value-type="float">
            <text:p>1009</text:p>
          </table:table-cell>
          <table:table-cell table:style-name="ce15" office:value-type="float" office:value="0.0549" calcext:value-type="float">
            <text:p>0.0549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6" office:value-type="float" office:value="1025" calcext:value-type="float">
            <text:p>1025</text:p>
          </table:table-cell>
          <table:table-cell table:style-name="ce15" office:value-type="float" office:value="0.0207" calcext:value-type="float">
            <text:p>0.0207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6" office:value-type="float" office:value="987" calcext:value-type="float">
            <text:p>987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6" office:value-type="float" office:value="995" calcext:value-type="float">
            <text:p>995</text:p>
          </table:table-cell>
          <table:table-cell table:style-name="ce15" office:value-type="float" office:value="0.0116" calcext:value-type="float">
            <text:p>0.0116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6" office:value-type="float" office:value="1009" calcext:value-type="float">
            <text:p>1009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6" office:value-type="float" office:value="1004" calcext:value-type="float">
            <text:p>1004</text:p>
          </table:table-cell>
          <table:table-cell table:style-name="ce15" office:value-type="float" office:value="0.0045" calcext:value-type="float">
            <text:p>0.0045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6" office:value-type="float" office:value="1008" calcext:value-type="float">
            <text:p>1008</text:p>
          </table:table-cell>
          <table:table-cell table:style-name="ce15" office:value-type="float" office:value="0.0093" calcext:value-type="float">
            <text:p>0.0093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6" office:value-type="float" office:value="992" calcext:value-type="float">
            <text:p>992</text:p>
          </table:table-cell>
          <table:table-cell table:style-name="ce15" office:value-type="float" office:value="0.0523" calcext:value-type="float">
            <text:p>0.0523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13" calcext:value-type="float">
            <text:p>0.0113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6" office:value-type="float" office:value="982" calcext:value-type="float">
            <text:p>982</text:p>
          </table:table-cell>
          <table:table-cell table:style-name="ce15" office:value-type="float" office:value="0.0342" calcext:value-type="float">
            <text:p>0.0342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6" office:value-type="float" office:value="1033" calcext:value-type="float">
            <text:p>1033</text:p>
          </table:table-cell>
          <table:table-cell table:style-name="ce15" office:value-type="float" office:value="0.0068" calcext:value-type="float">
            <text:p>0.0068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6" office:value-type="float" office:value="988" calcext:value-type="float">
            <text:p>988</text:p>
          </table:table-cell>
          <table:table-cell table:style-name="ce15" office:value-type="float" office:value="0.1724" calcext:value-type="float">
            <text:p>0.1724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6" office:value-type="float" office:value="963" calcext:value-type="float">
            <text:p>963</text:p>
          </table:table-cell>
          <table:table-cell table:style-name="ce15" office:value-type="float" office:value="0.0524" calcext:value-type="float">
            <text:p>0.0524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6" office:value-type="float" office:value="994" calcext:value-type="float">
            <text:p>994</text:p>
          </table:table-cell>
          <table:table-cell table:style-name="ce15" office:value-type="float" office:value="0.0927" calcext:value-type="float">
            <text:p>0.0927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6" office:value-type="float" office:value="1016" calcext:value-type="float">
            <text:p>1016</text:p>
          </table:table-cell>
          <table:table-cell table:style-name="ce15" office:value-type="float" office:value="0.0273" calcext:value-type="float">
            <text:p>0.0273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6" office:value-type="float" office:value="998" calcext:value-type="float">
            <text:p>998</text:p>
          </table:table-cell>
          <table:table-cell table:style-name="ce15" office:value-type="float" office:value="0.0326" calcext:value-type="float">
            <text:p>0.0326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16" calcext:value-type="float">
            <text:p>0.0016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6" office:value-type="float" office:value="962" calcext:value-type="float">
            <text:p>962</text:p>
          </table:table-cell>
          <table:table-cell table:style-name="ce15" office:value-type="float" office:value="0.0015" calcext:value-type="float">
            <text:p>0.0015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96" calcext:value-type="float">
            <text:p>0.0296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6" office:value-type="float" office:value="999" calcext:value-type="float">
            <text:p>999</text:p>
          </table:table-cell>
          <table:table-cell table:style-name="ce15" office:value-type="float" office:value="0.1021" calcext:value-type="float">
            <text:p>0.1021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6" office:value-type="float" office:value="969" calcext:value-type="float">
            <text:p>969</text:p>
          </table:table-cell>
          <table:table-cell table:style-name="ce15" office:value-type="float" office:value="0.0183" calcext:value-type="float">
            <text:p>0.0183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6" office:value-type="float" office:value="1006" calcext:value-type="float">
            <text:p>1006</text:p>
          </table:table-cell>
          <table:table-cell table:style-name="ce15" office:value-type="float" office:value="0.0042" calcext:value-type="float">
            <text:p>0.0042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6" office:value-type="float" office:value="996" calcext:value-type="float">
            <text:p>996</text:p>
          </table:table-cell>
          <table:table-cell table:style-name="ce15" office:value-type="float" office:value="0.0201" calcext:value-type="float">
            <text:p>0.0201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88" calcext:value-type="float">
            <text:p>0.0288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6" office:value-type="float" office:value="1025" calcext:value-type="float">
            <text:p>1025</text:p>
          </table:table-cell>
          <table:table-cell table:style-name="ce15" office:value-type="float" office:value="0.0158" calcext:value-type="float">
            <text:p>0.0158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6" office:value-type="float" office:value="1009" calcext:value-type="float">
            <text:p>1009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7" office:value-type="float" office:value="1013" calcext:value-type="float">
            <text:p>1013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6" office:value-type="float" office:value="1002" calcext:value-type="float">
            <text:p>1002</text:p>
          </table:table-cell>
          <table:table-cell table:style-name="ce15" office:value-type="float" office:value="0.0208" calcext:value-type="float">
            <text:p>0.0208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6" office:value-type="float" office:value="1010" calcext:value-type="float">
            <text:p>1010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7" calcext:value-type="float">
            <text:p>0.0070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03" calcext:value-type="float">
            <text:p>0.0103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.0000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6" office:value-type="float" office:value="1008" calcext:value-type="float">
            <text:p>1008</text:p>
          </table:table-cell>
          <table:table-cell table:style-name="ce15" office:value-type="float" office:value="0.0713" calcext:value-type="float">
            <text:p>0.0713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6" office:value-type="float" office:value="1003" calcext:value-type="float">
            <text:p>1003</text:p>
          </table:table-cell>
          <table:table-cell table:style-name="ce15" office:value-type="float" office:value="0.0214" calcext:value-type="float">
            <text:p>0.0214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6" office:value-type="float" office:value="1025" calcext:value-type="float">
            <text:p>1025</text:p>
          </table:table-cell>
          <table:table-cell table:style-name="ce15" office:value-type="float" office:value="0.0058" calcext:value-type="float">
            <text:p>0.0058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6" office:value-type="float" office:value="1006" calcext:value-type="float">
            <text:p>1006</text:p>
          </table:table-cell>
          <table:table-cell table:style-name="ce15" office:value-type="float" office:value="0.017" calcext:value-type="float">
            <text:p>0.0170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76" calcext:value-type="float">
            <text:p>0.0076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6" office:value-type="float" office:value="1014" calcext:value-type="float">
            <text:p>1014</text:p>
          </table:table-cell>
          <table:table-cell table:style-name="ce15" office:value-type="float" office:value="0.0195" calcext:value-type="float">
            <text:p>0.0195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Sep 2006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9" office:value-type="float" office:value="1007" calcext:value-type="float">
            <text:p>1007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21"/>
          <table:table-cell table:number-columns-repeated="995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6" office:value-type="float" office:value="1025" calcext:value-type="float">
            <text:p>1025</text:p>
          </table:table-cell>
          <table:table-cell table:style-name="ce15" office:value-type="float" office:value="0.1738" calcext:value-type="float">
            <text:p>0.1738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6" office:value-type="float" office:value="1111" calcext:value-type="float">
            <text:p>1111</text:p>
          </table:table-cell>
          <table:table-cell table:style-name="ce15" office:value-type="float" office:value="0.022" calcext:value-type="float">
            <text:p>0.0220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6" office:value-type="float" office:value="1047" calcext:value-type="float">
            <text:p>1047</text:p>
          </table:table-cell>
          <table:table-cell table:style-name="ce15" office:value-type="float" office:value="0.0282" calcext:value-type="float">
            <text:p>0.0282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6" office:value-type="float" office:value="998" calcext:value-type="float">
            <text:p>998</text:p>
          </table:table-cell>
          <table:table-cell table:style-name="ce15" office:value-type="float" office:value="0.067" calcext:value-type="float">
            <text:p>0.0670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6" office:value-type="float" office:value="997" calcext:value-type="float">
            <text:p>997</text:p>
          </table:table-cell>
          <table:table-cell table:style-name="ce15" office:value-type="float" office:value="0.0162" calcext:value-type="float">
            <text:p>0.0162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6" office:value-type="float" office:value="1018" calcext:value-type="float">
            <text:p>1018</text:p>
          </table:table-cell>
          <table:table-cell table:style-name="ce15" office:value-type="float" office:value="0.0403" calcext:value-type="float">
            <text:p>0.0403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6" office:value-type="float" office:value="1021" calcext:value-type="float">
            <text:p>1021</text:p>
          </table:table-cell>
          <table:table-cell table:style-name="ce15" office:value-type="float" office:value="0.072" calcext:value-type="float">
            <text:p>0.0720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6" office:value-type="float" office:value="1025" calcext:value-type="float">
            <text:p>1025</text:p>
          </table:table-cell>
          <table:table-cell table:style-name="ce15" office:value-type="float" office:value="0.0497" calcext:value-type="float">
            <text:p>0.0497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6" office:value-type="float" office:value="1012" calcext:value-type="float">
            <text:p>1012</text:p>
          </table:table-cell>
          <table:table-cell table:style-name="ce15" office:value-type="float" office:value="0.0223" calcext:value-type="float">
            <text:p>0.0223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6" office:value-type="float" office:value="997" calcext:value-type="float">
            <text:p>997</text:p>
          </table:table-cell>
          <table:table-cell table:style-name="ce15" office:value-type="float" office:value="0.0475" calcext:value-type="float">
            <text:p>0.0475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395" calcext:value-type="float">
            <text:p>0.0395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6" office:value-type="float" office:value="986" calcext:value-type="float">
            <text:p>986</text:p>
          </table:table-cell>
          <table:table-cell table:style-name="ce15" office:value-type="float" office:value="0.008" calcext:value-type="float">
            <text:p>0.0080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6" office:value-type="float" office:value="1028" calcext:value-type="float">
            <text:p>1028</text:p>
          </table:table-cell>
          <table:table-cell table:style-name="ce15" office:value-type="float" office:value="0.2002" calcext:value-type="float">
            <text:p>0.2002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6" office:value-type="float" office:value="1010" calcext:value-type="float">
            <text:p>1010</text:p>
          </table:table-cell>
          <table:table-cell table:style-name="ce15" office:value-type="float" office:value="0.0687" calcext:value-type="float">
            <text:p>0.0687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6" office:value-type="float" office:value="1031" calcext:value-type="float">
            <text:p>1031</text:p>
          </table:table-cell>
          <table:table-cell table:style-name="ce15" office:value-type="float" office:value="0.0466" calcext:value-type="float">
            <text:p>0.0466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6" office:value-type="float" office:value="1024" calcext:value-type="float">
            <text:p>1024</text:p>
          </table:table-cell>
          <table:table-cell table:style-name="ce15" office:value-type="float" office:value="0.0224" calcext:value-type="float">
            <text:p>0.0224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6" office:value-type="float" office:value="1078" calcext:value-type="float">
            <text:p>1078</text:p>
          </table:table-cell>
          <table:table-cell table:style-name="ce15" office:value-type="float" office:value="0.0244" calcext:value-type="float">
            <text:p>0.0244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6" office:value-type="float" office:value="1030" calcext:value-type="float">
            <text:p>1030</text:p>
          </table:table-cell>
          <table:table-cell table:style-name="ce15" office:value-type="float" office:value="0.0382" calcext:value-type="float">
            <text:p>0.0382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6" office:value-type="float" office:value="1009" calcext:value-type="float">
            <text:p>1009</text:p>
          </table:table-cell>
          <table:table-cell table:style-name="ce15" office:value-type="float" office:value="0.0549" calcext:value-type="float">
            <text:p>0.0549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6" office:value-type="float" office:value="1016" calcext:value-type="float">
            <text:p>1016</text:p>
          </table:table-cell>
          <table:table-cell table:style-name="ce15" office:value-type="float" office:value="0.0207" calcext:value-type="float">
            <text:p>0.0207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6" office:value-type="float" office:value="980" calcext:value-type="float">
            <text:p>980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6" office:value-type="float" office:value="1003" calcext:value-type="float">
            <text:p>1003</text:p>
          </table:table-cell>
          <table:table-cell table:style-name="ce15" office:value-type="float" office:value="0.0116" calcext:value-type="float">
            <text:p>0.0116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6" office:value-type="float" office:value="1005" calcext:value-type="float">
            <text:p>1005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6" office:value-type="float" office:value="1004" calcext:value-type="float">
            <text:p>1004</text:p>
          </table:table-cell>
          <table:table-cell table:style-name="ce15" office:value-type="float" office:value="0.0045" calcext:value-type="float">
            <text:p>0.0045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6" office:value-type="float" office:value="1022" calcext:value-type="float">
            <text:p>1022</text:p>
          </table:table-cell>
          <table:table-cell table:style-name="ce15" office:value-type="float" office:value="0.0093" calcext:value-type="float">
            <text:p>0.0093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6" office:value-type="float" office:value="994" calcext:value-type="float">
            <text:p>994</text:p>
          </table:table-cell>
          <table:table-cell table:style-name="ce15" office:value-type="float" office:value="0.0523" calcext:value-type="float">
            <text:p>0.0523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6" office:value-type="float" office:value="974" calcext:value-type="float">
            <text:p>974</text:p>
          </table:table-cell>
          <table:table-cell table:style-name="ce15" office:value-type="float" office:value="0.0113" calcext:value-type="float">
            <text:p>0.0113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6" office:value-type="float" office:value="989" calcext:value-type="float">
            <text:p>989</text:p>
          </table:table-cell>
          <table:table-cell table:style-name="ce15" office:value-type="float" office:value="0.0342" calcext:value-type="float">
            <text:p>0.0342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6" office:value-type="float" office:value="1054" calcext:value-type="float">
            <text:p>1054</text:p>
          </table:table-cell>
          <table:table-cell table:style-name="ce15" office:value-type="float" office:value="0.0068" calcext:value-type="float">
            <text:p>0.0068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6" office:value-type="float" office:value="949" calcext:value-type="float">
            <text:p>949</text:p>
          </table:table-cell>
          <table:table-cell table:style-name="ce15" office:value-type="float" office:value="0.1724" calcext:value-type="float">
            <text:p>0.1724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6" office:value-type="float" office:value="972" calcext:value-type="float">
            <text:p>972</text:p>
          </table:table-cell>
          <table:table-cell table:style-name="ce15" office:value-type="float" office:value="0.0524" calcext:value-type="float">
            <text:p>0.0524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6" office:value-type="float" office:value="900" calcext:value-type="float">
            <text:p>900</text:p>
          </table:table-cell>
          <table:table-cell table:style-name="ce15" office:value-type="float" office:value="0.0927" calcext:value-type="float">
            <text:p>0.0927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6" office:value-type="float" office:value="1072" calcext:value-type="float">
            <text:p>1072</text:p>
          </table:table-cell>
          <table:table-cell table:style-name="ce15" office:value-type="float" office:value="0.0273" calcext:value-type="float">
            <text:p>0.0273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6" office:value-type="float" office:value="997" calcext:value-type="float">
            <text:p>997</text:p>
          </table:table-cell>
          <table:table-cell table:style-name="ce15" office:value-type="float" office:value="0.0326" calcext:value-type="float">
            <text:p>0.0326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6" office:value-type="float" office:value="1014" calcext:value-type="float">
            <text:p>1014</text:p>
          </table:table-cell>
          <table:table-cell table:style-name="ce15" office:value-type="float" office:value="0.0016" calcext:value-type="float">
            <text:p>0.0016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6" office:value-type="float" office:value="918" calcext:value-type="float">
            <text:p>918</text:p>
          </table:table-cell>
          <table:table-cell table:style-name="ce15" office:value-type="float" office:value="0.0015" calcext:value-type="float">
            <text:p>0.0015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96" calcext:value-type="float">
            <text:p>0.0296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6" office:value-type="float" office:value="1014" calcext:value-type="float">
            <text:p>1014</text:p>
          </table:table-cell>
          <table:table-cell table:style-name="ce15" office:value-type="float" office:value="0.1021" calcext:value-type="float">
            <text:p>0.1021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6" office:value-type="float" office:value="944" calcext:value-type="float">
            <text:p>944</text:p>
          </table:table-cell>
          <table:table-cell table:style-name="ce15" office:value-type="float" office:value="0.0183" calcext:value-type="float">
            <text:p>0.0183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6" office:value-type="float" office:value="1011" calcext:value-type="float">
            <text:p>1011</text:p>
          </table:table-cell>
          <table:table-cell table:style-name="ce15" office:value-type="float" office:value="0.0042" calcext:value-type="float">
            <text:p>0.0042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6" office:value-type="float" office:value="1012" calcext:value-type="float">
            <text:p>1012</text:p>
          </table:table-cell>
          <table:table-cell table:style-name="ce15" office:value-type="float" office:value="0.0201" calcext:value-type="float">
            <text:p>0.0201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6" office:value-type="float" office:value="1007" calcext:value-type="float">
            <text:p>1007</text:p>
          </table:table-cell>
          <table:table-cell table:style-name="ce15" office:value-type="float" office:value="0.0288" calcext:value-type="float">
            <text:p>0.0288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6" office:value-type="float" office:value="1043" calcext:value-type="float">
            <text:p>1043</text:p>
          </table:table-cell>
          <table:table-cell table:style-name="ce15" office:value-type="float" office:value="0.0158" calcext:value-type="float">
            <text:p>0.0158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6" office:value-type="float" office:value="1046" calcext:value-type="float">
            <text:p>1046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7" office:value-type="float" office:value="1119" calcext:value-type="float">
            <text:p>1119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208" calcext:value-type="float">
            <text:p>0.0208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6" office:value-type="float" office:value="1002" calcext:value-type="float">
            <text:p>1002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07" calcext:value-type="float">
            <text:p>0.0070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03" calcext:value-type="float">
            <text:p>0.0103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.0000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6" office:value-type="float" office:value="1013" calcext:value-type="float">
            <text:p>1013</text:p>
          </table:table-cell>
          <table:table-cell table:style-name="ce15" office:value-type="float" office:value="0.0713" calcext:value-type="float">
            <text:p>0.0713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6" office:value-type="float" office:value="1007" calcext:value-type="float">
            <text:p>1007</text:p>
          </table:table-cell>
          <table:table-cell table:style-name="ce15" office:value-type="float" office:value="0.0214" calcext:value-type="float">
            <text:p>0.0214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6" office:value-type="float" office:value="1039" calcext:value-type="float">
            <text:p>1039</text:p>
          </table:table-cell>
          <table:table-cell table:style-name="ce15" office:value-type="float" office:value="0.0058" calcext:value-type="float">
            <text:p>0.0058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6" office:value-type="float" office:value="1007" calcext:value-type="float">
            <text:p>1007</text:p>
          </table:table-cell>
          <table:table-cell table:style-name="ce15" office:value-type="float" office:value="0.017" calcext:value-type="float">
            <text:p>0.0170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6" office:value-type="float" office:value="994" calcext:value-type="float">
            <text:p>994</text:p>
          </table:table-cell>
          <table:table-cell table:style-name="ce15" office:value-type="float" office:value="0.0076" calcext:value-type="float">
            <text:p>0.0076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6" office:value-type="float" office:value="1027" calcext:value-type="float">
            <text:p>1027</text:p>
          </table:table-cell>
          <table:table-cell table:style-name="ce15" office:value-type="float" office:value="0.0195" calcext:value-type="float">
            <text:p>0.0195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9" office:value-type="float" office:value="1005" calcext:value-type="float">
            <text:p>1005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20"/>
          <table:table-cell table:number-columns-repeated="996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6" office:value-type="float" office:value="1036" calcext:value-type="float">
            <text:p>1036</text:p>
          </table:table-cell>
          <table:table-cell table:style-name="ce15" office:value-type="float" office:value="0.1738" calcext:value-type="float">
            <text:p>0.1738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6" office:value-type="float" office:value="1097" calcext:value-type="float">
            <text:p>1097</text:p>
          </table:table-cell>
          <table:table-cell table:style-name="ce15" office:value-type="float" office:value="0.022" calcext:value-type="float">
            <text:p>0.0220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6" office:value-type="float" office:value="1070" calcext:value-type="float">
            <text:p>1070</text:p>
          </table:table-cell>
          <table:table-cell table:style-name="ce15" office:value-type="float" office:value="0.0282" calcext:value-type="float">
            <text:p>0.0282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6" office:value-type="float" office:value="1008" calcext:value-type="float">
            <text:p>1008</text:p>
          </table:table-cell>
          <table:table-cell table:style-name="ce15" office:value-type="float" office:value="0.067" calcext:value-type="float">
            <text:p>0.0670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6" office:value-type="float" office:value="1026" calcext:value-type="float">
            <text:p>1026</text:p>
          </table:table-cell>
          <table:table-cell table:style-name="ce15" office:value-type="float" office:value="0.0162" calcext:value-type="float">
            <text:p>0.0162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6" office:value-type="float" office:value="1028" calcext:value-type="float">
            <text:p>1028</text:p>
          </table:table-cell>
          <table:table-cell table:style-name="ce15" office:value-type="float" office:value="0.0403" calcext:value-type="float">
            <text:p>0.0403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6" office:value-type="float" office:value="1031" calcext:value-type="float">
            <text:p>1031</text:p>
          </table:table-cell>
          <table:table-cell table:style-name="ce15" office:value-type="float" office:value="0.072" calcext:value-type="float">
            <text:p>0.0720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6" office:value-type="float" office:value="1026" calcext:value-type="float">
            <text:p>1026</text:p>
          </table:table-cell>
          <table:table-cell table:style-name="ce15" office:value-type="float" office:value="0.0497" calcext:value-type="float">
            <text:p>0.0497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6" office:value-type="float" office:value="1040" calcext:value-type="float">
            <text:p>1040</text:p>
          </table:table-cell>
          <table:table-cell table:style-name="ce15" office:value-type="float" office:value="0.0223" calcext:value-type="float">
            <text:p>0.0223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6" office:value-type="float" office:value="992" calcext:value-type="float">
            <text:p>992</text:p>
          </table:table-cell>
          <table:table-cell table:style-name="ce15" office:value-type="float" office:value="0.0475" calcext:value-type="float">
            <text:p>0.0475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6" office:value-type="float" office:value="996" calcext:value-type="float">
            <text:p>996</text:p>
          </table:table-cell>
          <table:table-cell table:style-name="ce15" office:value-type="float" office:value="0.0395" calcext:value-type="float">
            <text:p>0.0395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6" office:value-type="float" office:value="971" calcext:value-type="float">
            <text:p>971</text:p>
          </table:table-cell>
          <table:table-cell table:style-name="ce15" office:value-type="float" office:value="0.008" calcext:value-type="float">
            <text:p>0.0080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6" office:value-type="float" office:value="1039" calcext:value-type="float">
            <text:p>1039</text:p>
          </table:table-cell>
          <table:table-cell table:style-name="ce15" office:value-type="float" office:value="0.2002" calcext:value-type="float">
            <text:p>0.2002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6" office:value-type="float" office:value="1020" calcext:value-type="float">
            <text:p>1020</text:p>
          </table:table-cell>
          <table:table-cell table:style-name="ce15" office:value-type="float" office:value="0.0687" calcext:value-type="float">
            <text:p>0.0687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6" office:value-type="float" office:value="1044" calcext:value-type="float">
            <text:p>1044</text:p>
          </table:table-cell>
          <table:table-cell table:style-name="ce15" office:value-type="float" office:value="0.0466" calcext:value-type="float">
            <text:p>0.0466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6" office:value-type="float" office:value="1039" calcext:value-type="float">
            <text:p>1039</text:p>
          </table:table-cell>
          <table:table-cell table:style-name="ce15" office:value-type="float" office:value="0.0224" calcext:value-type="float">
            <text:p>0.0224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6" office:value-type="float" office:value="1078" calcext:value-type="float">
            <text:p>1078</text:p>
          </table:table-cell>
          <table:table-cell table:style-name="ce15" office:value-type="float" office:value="0.0244" calcext:value-type="float">
            <text:p>0.0244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6" office:value-type="float" office:value="1043" calcext:value-type="float">
            <text:p>1043</text:p>
          </table:table-cell>
          <table:table-cell table:style-name="ce15" office:value-type="float" office:value="0.0382" calcext:value-type="float">
            <text:p>0.0382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6" office:value-type="float" office:value="999" calcext:value-type="float">
            <text:p>999</text:p>
          </table:table-cell>
          <table:table-cell table:style-name="ce15" office:value-type="float" office:value="0.0549" calcext:value-type="float">
            <text:p>0.0549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6" office:value-type="float" office:value="1004" calcext:value-type="float">
            <text:p>1004</text:p>
          </table:table-cell>
          <table:table-cell table:style-name="ce15" office:value-type="float" office:value="0.0207" calcext:value-type="float">
            <text:p>0.0207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6" office:value-type="float" office:value="985" calcext:value-type="float">
            <text:p>985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116" calcext:value-type="float">
            <text:p>0.0116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6" office:value-type="float" office:value="967" calcext:value-type="float">
            <text:p>967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6" office:value-type="float" office:value="1008" calcext:value-type="float">
            <text:p>1008</text:p>
          </table:table-cell>
          <table:table-cell table:style-name="ce15" office:value-type="float" office:value="0.0045" calcext:value-type="float">
            <text:p>0.0045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6" office:value-type="float" office:value="1005" calcext:value-type="float">
            <text:p>1005</text:p>
          </table:table-cell>
          <table:table-cell table:style-name="ce15" office:value-type="float" office:value="0.0093" calcext:value-type="float">
            <text:p>0.0093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6" office:value-type="float" office:value="1005" calcext:value-type="float">
            <text:p>1005</text:p>
          </table:table-cell>
          <table:table-cell table:style-name="ce15" office:value-type="float" office:value="0.0523" calcext:value-type="float">
            <text:p>0.0523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6" office:value-type="float" office:value="982" calcext:value-type="float">
            <text:p>982</text:p>
          </table:table-cell>
          <table:table-cell table:style-name="ce15" office:value-type="float" office:value="0.0113" calcext:value-type="float">
            <text:p>0.0113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6" office:value-type="float" office:value="1002" calcext:value-type="float">
            <text:p>1002</text:p>
          </table:table-cell>
          <table:table-cell table:style-name="ce15" office:value-type="float" office:value="0.0342" calcext:value-type="float">
            <text:p>0.0342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6" office:value-type="float" office:value="1058" calcext:value-type="float">
            <text:p>1058</text:p>
          </table:table-cell>
          <table:table-cell table:style-name="ce15" office:value-type="float" office:value="0.0068" calcext:value-type="float">
            <text:p>0.0068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6" office:value-type="float" office:value="947" calcext:value-type="float">
            <text:p>947</text:p>
          </table:table-cell>
          <table:table-cell table:style-name="ce15" office:value-type="float" office:value="0.1724" calcext:value-type="float">
            <text:p>0.1724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6" office:value-type="float" office:value="976" calcext:value-type="float">
            <text:p>976</text:p>
          </table:table-cell>
          <table:table-cell table:style-name="ce15" office:value-type="float" office:value="0.0524" calcext:value-type="float">
            <text:p>0.0524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6" office:value-type="float" office:value="907" calcext:value-type="float">
            <text:p>907</text:p>
          </table:table-cell>
          <table:table-cell table:style-name="ce15" office:value-type="float" office:value="0.0927" calcext:value-type="float">
            <text:p>0.0927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6" office:value-type="float" office:value="1027" calcext:value-type="float">
            <text:p>1027</text:p>
          </table:table-cell>
          <table:table-cell table:style-name="ce15" office:value-type="float" office:value="0.0273" calcext:value-type="float">
            <text:p>0.0273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6" office:value-type="float" office:value="998" calcext:value-type="float">
            <text:p>998</text:p>
          </table:table-cell>
          <table:table-cell table:style-name="ce15" office:value-type="float" office:value="0.0326" calcext:value-type="float">
            <text:p>0.0326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6" office:value-type="float" office:value="1016" calcext:value-type="float">
            <text:p>1016</text:p>
          </table:table-cell>
          <table:table-cell table:style-name="ce15" office:value-type="float" office:value="0.0016" calcext:value-type="float">
            <text:p>0.0016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6" office:value-type="float" office:value="861" calcext:value-type="float">
            <text:p>861</text:p>
          </table:table-cell>
          <table:table-cell table:style-name="ce15" office:value-type="float" office:value="0.0015" calcext:value-type="float">
            <text:p>0.0015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6" office:value-type="float" office:value="1004" calcext:value-type="float">
            <text:p>1004</text:p>
          </table:table-cell>
          <table:table-cell table:style-name="ce15" office:value-type="float" office:value="0.0296" calcext:value-type="float">
            <text:p>0.0296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6" office:value-type="float" office:value="1007" calcext:value-type="float">
            <text:p>1007</text:p>
          </table:table-cell>
          <table:table-cell table:style-name="ce15" office:value-type="float" office:value="0.1021" calcext:value-type="float">
            <text:p>0.1021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6" office:value-type="float" office:value="905" calcext:value-type="float">
            <text:p>905</text:p>
          </table:table-cell>
          <table:table-cell table:style-name="ce15" office:value-type="float" office:value="0.0183" calcext:value-type="float">
            <text:p>0.0183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6" office:value-type="float" office:value="1019" calcext:value-type="float">
            <text:p>1019</text:p>
          </table:table-cell>
          <table:table-cell table:style-name="ce15" office:value-type="float" office:value="0.0042" calcext:value-type="float">
            <text:p>0.0042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6" office:value-type="float" office:value="1005" calcext:value-type="float">
            <text:p>1005</text:p>
          </table:table-cell>
          <table:table-cell table:style-name="ce15" office:value-type="float" office:value="0.0201" calcext:value-type="float">
            <text:p>0.0201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6" office:value-type="float" office:value="1016" calcext:value-type="float">
            <text:p>1016</text:p>
          </table:table-cell>
          <table:table-cell table:style-name="ce15" office:value-type="float" office:value="0.0288" calcext:value-type="float">
            <text:p>0.0288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6" office:value-type="float" office:value="1022" calcext:value-type="float">
            <text:p>1022</text:p>
          </table:table-cell>
          <table:table-cell table:style-name="ce15" office:value-type="float" office:value="0.0158" calcext:value-type="float">
            <text:p>0.0158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6" office:value-type="float" office:value="1068" calcext:value-type="float">
            <text:p>1068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6" office:value-type="float" office:value="1117" calcext:value-type="float">
            <text:p>1117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6" office:value-type="float" office:value="1034" calcext:value-type="float">
            <text:p>1034</text:p>
          </table:table-cell>
          <table:table-cell table:style-name="ce15" office:value-type="float" office:value="0.0208" calcext:value-type="float">
            <text:p>0.0208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6" office:value-type="float" office:value="1011" calcext:value-type="float">
            <text:p>1011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6" office:value-type="float" office:value="1072" calcext:value-type="float">
            <text:p>1072</text:p>
          </table:table-cell>
          <table:table-cell table:style-name="ce15" office:value-type="float" office:value="0.007" calcext:value-type="float">
            <text:p>0.0070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6" office:value-type="float" office:value="1017" calcext:value-type="float">
            <text:p>1017</text:p>
          </table:table-cell>
          <table:table-cell table:style-name="ce15" office:value-type="float" office:value="0.0103" calcext:value-type="float">
            <text:p>0.0103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.0000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6" office:value-type="float" office:value="1025" calcext:value-type="float">
            <text:p>1025</text:p>
          </table:table-cell>
          <table:table-cell table:style-name="ce15" office:value-type="float" office:value="0.0713" calcext:value-type="float">
            <text:p>0.0713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6" office:value-type="float" office:value="1011" calcext:value-type="float">
            <text:p>1011</text:p>
          </table:table-cell>
          <table:table-cell table:style-name="ce15" office:value-type="float" office:value="0.0214" calcext:value-type="float">
            <text:p>0.0214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6" office:value-type="float" office:value="1068" calcext:value-type="float">
            <text:p>1068</text:p>
          </table:table-cell>
          <table:table-cell table:style-name="ce15" office:value-type="float" office:value="0.0058" calcext:value-type="float">
            <text:p>0.0058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6" office:value-type="float" office:value="1011" calcext:value-type="float">
            <text:p>1011</text:p>
          </table:table-cell>
          <table:table-cell table:style-name="ce15" office:value-type="float" office:value="0.017" calcext:value-type="float">
            <text:p>0.0170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6" office:value-type="float" office:value="988" calcext:value-type="float">
            <text:p>988</text:p>
          </table:table-cell>
          <table:table-cell table:style-name="ce15" office:value-type="float" office:value="0.0076" calcext:value-type="float">
            <text:p>0.0076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6" office:value-type="float" office:value="1052" calcext:value-type="float">
            <text:p>1052</text:p>
          </table:table-cell>
          <table:table-cell table:style-name="ce15" office:value-type="float" office:value="0.0195" calcext:value-type="float">
            <text:p>0.0195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Mar 2007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9" office:value-type="float" office:value="1010" calcext:value-type="float">
            <text:p>1010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19"/>
          <table:table-cell table:number-columns-repeated="997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6" office:value-type="float" office:value="1041" calcext:value-type="float">
            <text:p>1041</text:p>
          </table:table-cell>
          <table:table-cell table:style-name="ce15" office:value-type="float" office:value="0.1738" calcext:value-type="float">
            <text:p>0.1738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6" office:value-type="float" office:value="1093" calcext:value-type="float">
            <text:p>1093</text:p>
          </table:table-cell>
          <table:table-cell table:style-name="ce15" office:value-type="float" office:value="0.022" calcext:value-type="float">
            <text:p>0.0220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6" office:value-type="float" office:value="1090" calcext:value-type="float">
            <text:p>1090</text:p>
          </table:table-cell>
          <table:table-cell table:style-name="ce15" office:value-type="float" office:value="0.0282" calcext:value-type="float">
            <text:p>0.0282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6" office:value-type="float" office:value="1006" calcext:value-type="float">
            <text:p>1006</text:p>
          </table:table-cell>
          <table:table-cell table:style-name="ce15" office:value-type="float" office:value="0.067" calcext:value-type="float">
            <text:p>0.0670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6" office:value-type="float" office:value="1034" calcext:value-type="float">
            <text:p>1034</text:p>
          </table:table-cell>
          <table:table-cell table:style-name="ce15" office:value-type="float" office:value="0.0162" calcext:value-type="float">
            <text:p>0.0162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6" office:value-type="float" office:value="1038" calcext:value-type="float">
            <text:p>1038</text:p>
          </table:table-cell>
          <table:table-cell table:style-name="ce15" office:value-type="float" office:value="0.0403" calcext:value-type="float">
            <text:p>0.0403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6" office:value-type="float" office:value="1034" calcext:value-type="float">
            <text:p>1034</text:p>
          </table:table-cell>
          <table:table-cell table:style-name="ce15" office:value-type="float" office:value="0.072" calcext:value-type="float">
            <text:p>0.0720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6" office:value-type="float" office:value="1031" calcext:value-type="float">
            <text:p>1031</text:p>
          </table:table-cell>
          <table:table-cell table:style-name="ce15" office:value-type="float" office:value="0.0497" calcext:value-type="float">
            <text:p>0.0497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6" office:value-type="float" office:value="1041" calcext:value-type="float">
            <text:p>1041</text:p>
          </table:table-cell>
          <table:table-cell table:style-name="ce15" office:value-type="float" office:value="0.0223" calcext:value-type="float">
            <text:p>0.0223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6" office:value-type="float" office:value="1001" calcext:value-type="float">
            <text:p>1001</text:p>
          </table:table-cell>
          <table:table-cell table:style-name="ce15" office:value-type="float" office:value="0.0475" calcext:value-type="float">
            <text:p>0.0475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6" office:value-type="float" office:value="1004" calcext:value-type="float">
            <text:p>1004</text:p>
          </table:table-cell>
          <table:table-cell table:style-name="ce15" office:value-type="float" office:value="0.0395" calcext:value-type="float">
            <text:p>0.0395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6" office:value-type="float" office:value="982" calcext:value-type="float">
            <text:p>982</text:p>
          </table:table-cell>
          <table:table-cell table:style-name="ce15" office:value-type="float" office:value="0.008" calcext:value-type="float">
            <text:p>0.0080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6" office:value-type="float" office:value="1052" calcext:value-type="float">
            <text:p>1052</text:p>
          </table:table-cell>
          <table:table-cell table:style-name="ce15" office:value-type="float" office:value="0.2002" calcext:value-type="float">
            <text:p>0.2002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6" office:value-type="float" office:value="1026" calcext:value-type="float">
            <text:p>1026</text:p>
          </table:table-cell>
          <table:table-cell table:style-name="ce15" office:value-type="float" office:value="0.0687" calcext:value-type="float">
            <text:p>0.0687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6" office:value-type="float" office:value="1061" calcext:value-type="float">
            <text:p>1061</text:p>
          </table:table-cell>
          <table:table-cell table:style-name="ce15" office:value-type="float" office:value="0.0466" calcext:value-type="float">
            <text:p>0.0466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6" office:value-type="float" office:value="1051" calcext:value-type="float">
            <text:p>1051</text:p>
          </table:table-cell>
          <table:table-cell table:style-name="ce15" office:value-type="float" office:value="0.0224" calcext:value-type="float">
            <text:p>0.0224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6" office:value-type="float" office:value="1079" calcext:value-type="float">
            <text:p>1079</text:p>
          </table:table-cell>
          <table:table-cell table:style-name="ce15" office:value-type="float" office:value="0.0244" calcext:value-type="float">
            <text:p>0.0244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6" office:value-type="float" office:value="1070" calcext:value-type="float">
            <text:p>1070</text:p>
          </table:table-cell>
          <table:table-cell table:style-name="ce15" office:value-type="float" office:value="0.0382" calcext:value-type="float">
            <text:p>0.0382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6" office:value-type="float" office:value="1011" calcext:value-type="float">
            <text:p>1011</text:p>
          </table:table-cell>
          <table:table-cell table:style-name="ce15" office:value-type="float" office:value="0.0549" calcext:value-type="float">
            <text:p>0.0549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6" office:value-type="float" office:value="1022" calcext:value-type="float">
            <text:p>1022</text:p>
          </table:table-cell>
          <table:table-cell table:style-name="ce15" office:value-type="float" office:value="0.0207" calcext:value-type="float">
            <text:p>0.0207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6" office:value-type="float" office:value="978" calcext:value-type="float">
            <text:p>978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6" office:value-type="float" office:value="1003" calcext:value-type="float">
            <text:p>1003</text:p>
          </table:table-cell>
          <table:table-cell table:style-name="ce15" office:value-type="float" office:value="0.0116" calcext:value-type="float">
            <text:p>0.0116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6" office:value-type="float" office:value="991" calcext:value-type="float">
            <text:p>991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6" office:value-type="float" office:value="1018" calcext:value-type="float">
            <text:p>1018</text:p>
          </table:table-cell>
          <table:table-cell table:style-name="ce15" office:value-type="float" office:value="0.0045" calcext:value-type="float">
            <text:p>0.0045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6" office:value-type="float" office:value="1021" calcext:value-type="float">
            <text:p>1021</text:p>
          </table:table-cell>
          <table:table-cell table:style-name="ce15" office:value-type="float" office:value="0.0093" calcext:value-type="float">
            <text:p>0.0093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6" office:value-type="float" office:value="1024" calcext:value-type="float">
            <text:p>1024</text:p>
          </table:table-cell>
          <table:table-cell table:style-name="ce15" office:value-type="float" office:value="0.0523" calcext:value-type="float">
            <text:p>0.0523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6" office:value-type="float" office:value="988" calcext:value-type="float">
            <text:p>988</text:p>
          </table:table-cell>
          <table:table-cell table:style-name="ce15" office:value-type="float" office:value="0.0113" calcext:value-type="float">
            <text:p>0.0113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6" office:value-type="float" office:value="1027" calcext:value-type="float">
            <text:p>1027</text:p>
          </table:table-cell>
          <table:table-cell table:style-name="ce15" office:value-type="float" office:value="0.0342" calcext:value-type="float">
            <text:p>0.0342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6" office:value-type="float" office:value="1067" calcext:value-type="float">
            <text:p>1067</text:p>
          </table:table-cell>
          <table:table-cell table:style-name="ce15" office:value-type="float" office:value="0.0068" calcext:value-type="float">
            <text:p>0.0068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6" office:value-type="float" office:value="970" calcext:value-type="float">
            <text:p>970</text:p>
          </table:table-cell>
          <table:table-cell table:style-name="ce15" office:value-type="float" office:value="0.1724" calcext:value-type="float">
            <text:p>0.1724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6" office:value-type="float" office:value="982" calcext:value-type="float">
            <text:p>982</text:p>
          </table:table-cell>
          <table:table-cell table:style-name="ce15" office:value-type="float" office:value="0.0524" calcext:value-type="float">
            <text:p>0.0524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6" office:value-type="float" office:value="950" calcext:value-type="float">
            <text:p>950</text:p>
          </table:table-cell>
          <table:table-cell table:style-name="ce15" office:value-type="float" office:value="0.0927" calcext:value-type="float">
            <text:p>0.0927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6" office:value-type="float" office:value="1015" calcext:value-type="float">
            <text:p>1015</text:p>
          </table:table-cell>
          <table:table-cell table:style-name="ce15" office:value-type="float" office:value="0.0273" calcext:value-type="float">
            <text:p>0.0273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6" office:value-type="float" office:value="1002" calcext:value-type="float">
            <text:p>1002</text:p>
          </table:table-cell>
          <table:table-cell table:style-name="ce15" office:value-type="float" office:value="0.0326" calcext:value-type="float">
            <text:p>0.0326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6" office:value-type="float" office:value="1028" calcext:value-type="float">
            <text:p>1028</text:p>
          </table:table-cell>
          <table:table-cell table:style-name="ce15" office:value-type="float" office:value="0.0016" calcext:value-type="float">
            <text:p>0.0016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6" office:value-type="float" office:value="803" calcext:value-type="float">
            <text:p>803</text:p>
          </table:table-cell>
          <table:table-cell table:style-name="ce15" office:value-type="float" office:value="0.0015" calcext:value-type="float">
            <text:p>0.0015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6" office:value-type="float" office:value="1011" calcext:value-type="float">
            <text:p>1011</text:p>
          </table:table-cell>
          <table:table-cell table:style-name="ce15" office:value-type="float" office:value="0.0296" calcext:value-type="float">
            <text:p>0.0296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6" office:value-type="float" office:value="999" calcext:value-type="float">
            <text:p>999</text:p>
          </table:table-cell>
          <table:table-cell table:style-name="ce15" office:value-type="float" office:value="0.1021" calcext:value-type="float">
            <text:p>0.1021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6" office:value-type="float" office:value="875" calcext:value-type="float">
            <text:p>875</text:p>
          </table:table-cell>
          <table:table-cell table:style-name="ce15" office:value-type="float" office:value="0.0183" calcext:value-type="float">
            <text:p>0.0183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6" office:value-type="float" office:value="1025" calcext:value-type="float">
            <text:p>1025</text:p>
          </table:table-cell>
          <table:table-cell table:style-name="ce15" office:value-type="float" office:value="0.0042" calcext:value-type="float">
            <text:p>0.0042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6" office:value-type="float" office:value="1009" calcext:value-type="float">
            <text:p>1009</text:p>
          </table:table-cell>
          <table:table-cell table:style-name="ce15" office:value-type="float" office:value="0.0201" calcext:value-type="float">
            <text:p>0.0201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6" office:value-type="float" office:value="1019" calcext:value-type="float">
            <text:p>1019</text:p>
          </table:table-cell>
          <table:table-cell table:style-name="ce15" office:value-type="float" office:value="0.0288" calcext:value-type="float">
            <text:p>0.0288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6" office:value-type="float" office:value="1057" calcext:value-type="float">
            <text:p>1057</text:p>
          </table:table-cell>
          <table:table-cell table:style-name="ce15" office:value-type="float" office:value="0.0158" calcext:value-type="float">
            <text:p>0.0158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6" office:value-type="float" office:value="1039" calcext:value-type="float">
            <text:p>1039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6" office:value-type="float" office:value="1018" calcext:value-type="float">
            <text:p>1018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6" office:value-type="float" office:value="1032" calcext:value-type="float">
            <text:p>1032</text:p>
          </table:table-cell>
          <table:table-cell table:style-name="ce15" office:value-type="float" office:value="0.0208" calcext:value-type="float">
            <text:p>0.0208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6" office:value-type="float" office:value="995" calcext:value-type="float">
            <text:p>995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6" office:value-type="float" office:value="1072" calcext:value-type="float">
            <text:p>1072</text:p>
          </table:table-cell>
          <table:table-cell table:style-name="ce15" office:value-type="float" office:value="0.007" calcext:value-type="float">
            <text:p>0.0070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6" office:value-type="float" office:value="1017" calcext:value-type="float">
            <text:p>1017</text:p>
          </table:table-cell>
          <table:table-cell table:style-name="ce15" office:value-type="float" office:value="0.0103" calcext:value-type="float">
            <text:p>0.0103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.0000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6" office:value-type="float" office:value="1033" calcext:value-type="float">
            <text:p>1033</text:p>
          </table:table-cell>
          <table:table-cell table:style-name="ce15" office:value-type="float" office:value="0.0713" calcext:value-type="float">
            <text:p>0.0713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6" office:value-type="float" office:value="1014" calcext:value-type="float">
            <text:p>1014</text:p>
          </table:table-cell>
          <table:table-cell table:style-name="ce15" office:value-type="float" office:value="0.0214" calcext:value-type="float">
            <text:p>0.0214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6" office:value-type="float" office:value="1071" calcext:value-type="float">
            <text:p>1071</text:p>
          </table:table-cell>
          <table:table-cell table:style-name="ce15" office:value-type="float" office:value="0.0058" calcext:value-type="float">
            <text:p>0.0058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6" office:value-type="float" office:value="1012" calcext:value-type="float">
            <text:p>1012</text:p>
          </table:table-cell>
          <table:table-cell table:style-name="ce15" office:value-type="float" office:value="0.017" calcext:value-type="float">
            <text:p>0.0170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6" office:value-type="float" office:value="982" calcext:value-type="float">
            <text:p>982</text:p>
          </table:table-cell>
          <table:table-cell table:style-name="ce15" office:value-type="float" office:value="0.0076" calcext:value-type="float">
            <text:p>0.0076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6" office:value-type="float" office:value="1082" calcext:value-type="float">
            <text:p>1082</text:p>
          </table:table-cell>
          <table:table-cell table:style-name="ce15" office:value-type="float" office:value="0.0195" calcext:value-type="float">
            <text:p>0.0195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Jun 2007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9" office:value-type="float" office:value="1020" calcext:value-type="float">
            <text:p>1020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18"/>
          <table:table-cell table:number-columns-repeated="998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6" office:value-type="float" office:value="1054" calcext:value-type="float">
            <text:p>1054</text:p>
          </table:table-cell>
          <table:table-cell table:style-name="ce15" office:value-type="float" office:value="0.1738" calcext:value-type="float">
            <text:p>0.1738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6" office:value-type="float" office:value="1140" calcext:value-type="float">
            <text:p>1140</text:p>
          </table:table-cell>
          <table:table-cell table:style-name="ce15" office:value-type="float" office:value="0.022" calcext:value-type="float">
            <text:p>0.0220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6" office:value-type="float" office:value="1087" calcext:value-type="float">
            <text:p>1087</text:p>
          </table:table-cell>
          <table:table-cell table:style-name="ce15" office:value-type="float" office:value="0.0282" calcext:value-type="float">
            <text:p>0.0282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6" office:value-type="float" office:value="1023" calcext:value-type="float">
            <text:p>1023</text:p>
          </table:table-cell>
          <table:table-cell table:style-name="ce15" office:value-type="float" office:value="0.067" calcext:value-type="float">
            <text:p>0.0670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6" office:value-type="float" office:value="1026" calcext:value-type="float">
            <text:p>1026</text:p>
          </table:table-cell>
          <table:table-cell table:style-name="ce15" office:value-type="float" office:value="0.0162" calcext:value-type="float">
            <text:p>0.0162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6" office:value-type="float" office:value="1048" calcext:value-type="float">
            <text:p>1048</text:p>
          </table:table-cell>
          <table:table-cell table:style-name="ce15" office:value-type="float" office:value="0.0403" calcext:value-type="float">
            <text:p>0.0403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6" office:value-type="float" office:value="1052" calcext:value-type="float">
            <text:p>1052</text:p>
          </table:table-cell>
          <table:table-cell table:style-name="ce15" office:value-type="float" office:value="0.072" calcext:value-type="float">
            <text:p>0.0720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6" office:value-type="float" office:value="1056" calcext:value-type="float">
            <text:p>1056</text:p>
          </table:table-cell>
          <table:table-cell table:style-name="ce15" office:value-type="float" office:value="0.0497" calcext:value-type="float">
            <text:p>0.0497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6" office:value-type="float" office:value="1042" calcext:value-type="float">
            <text:p>1042</text:p>
          </table:table-cell>
          <table:table-cell table:style-name="ce15" office:value-type="float" office:value="0.0223" calcext:value-type="float">
            <text:p>0.0223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6" office:value-type="float" office:value="996" calcext:value-type="float">
            <text:p>996</text:p>
          </table:table-cell>
          <table:table-cell table:style-name="ce15" office:value-type="float" office:value="0.0475" calcext:value-type="float">
            <text:p>0.0475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395" calcext:value-type="float">
            <text:p>0.0395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6" office:value-type="float" office:value="976" calcext:value-type="float">
            <text:p>976</text:p>
          </table:table-cell>
          <table:table-cell table:style-name="ce15" office:value-type="float" office:value="0.008" calcext:value-type="float">
            <text:p>0.0080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6" office:value-type="float" office:value="1071" calcext:value-type="float">
            <text:p>1071</text:p>
          </table:table-cell>
          <table:table-cell table:style-name="ce15" office:value-type="float" office:value="0.2002" calcext:value-type="float">
            <text:p>0.2002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6" office:value-type="float" office:value="1034" calcext:value-type="float">
            <text:p>1034</text:p>
          </table:table-cell>
          <table:table-cell table:style-name="ce15" office:value-type="float" office:value="0.0687" calcext:value-type="float">
            <text:p>0.0687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6" office:value-type="float" office:value="1080" calcext:value-type="float">
            <text:p>1080</text:p>
          </table:table-cell>
          <table:table-cell table:style-name="ce15" office:value-type="float" office:value="0.0466" calcext:value-type="float">
            <text:p>0.0466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6" office:value-type="float" office:value="1067" calcext:value-type="float">
            <text:p>1067</text:p>
          </table:table-cell>
          <table:table-cell table:style-name="ce15" office:value-type="float" office:value="0.0224" calcext:value-type="float">
            <text:p>0.0224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6" office:value-type="float" office:value="1146" calcext:value-type="float">
            <text:p>1146</text:p>
          </table:table-cell>
          <table:table-cell table:style-name="ce15" office:value-type="float" office:value="0.0244" calcext:value-type="float">
            <text:p>0.0244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6" office:value-type="float" office:value="1079" calcext:value-type="float">
            <text:p>1079</text:p>
          </table:table-cell>
          <table:table-cell table:style-name="ce15" office:value-type="float" office:value="0.0382" calcext:value-type="float">
            <text:p>0.0382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6" office:value-type="float" office:value="1008" calcext:value-type="float">
            <text:p>1008</text:p>
          </table:table-cell>
          <table:table-cell table:style-name="ce15" office:value-type="float" office:value="0.0549" calcext:value-type="float">
            <text:p>0.0549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6" office:value-type="float" office:value="1019" calcext:value-type="float">
            <text:p>1019</text:p>
          </table:table-cell>
          <table:table-cell table:style-name="ce15" office:value-type="float" office:value="0.0207" calcext:value-type="float">
            <text:p>0.0207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6" office:value-type="float" office:value="984" calcext:value-type="float">
            <text:p>984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6" office:value-type="float" office:value="1004" calcext:value-type="float">
            <text:p>1004</text:p>
          </table:table-cell>
          <table:table-cell table:style-name="ce15" office:value-type="float" office:value="0.0116" calcext:value-type="float">
            <text:p>0.0116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6" office:value-type="float" office:value="989" calcext:value-type="float">
            <text:p>989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6" office:value-type="float" office:value="1019" calcext:value-type="float">
            <text:p>1019</text:p>
          </table:table-cell>
          <table:table-cell table:style-name="ce15" office:value-type="float" office:value="0.0045" calcext:value-type="float">
            <text:p>0.0045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6" office:value-type="float" office:value="1007" calcext:value-type="float">
            <text:p>1007</text:p>
          </table:table-cell>
          <table:table-cell table:style-name="ce15" office:value-type="float" office:value="0.0093" calcext:value-type="float">
            <text:p>0.0093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6" office:value-type="float" office:value="992" calcext:value-type="float">
            <text:p>992</text:p>
          </table:table-cell>
          <table:table-cell table:style-name="ce15" office:value-type="float" office:value="0.0523" calcext:value-type="float">
            <text:p>0.0523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6" office:value-type="float" office:value="883" calcext:value-type="float">
            <text:p>883</text:p>
          </table:table-cell>
          <table:table-cell table:style-name="ce15" office:value-type="float" office:value="0.0113" calcext:value-type="float">
            <text:p>0.0113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6" office:value-type="float" office:value="1005" calcext:value-type="float">
            <text:p>1005</text:p>
          </table:table-cell>
          <table:table-cell table:style-name="ce15" office:value-type="float" office:value="0.0342" calcext:value-type="float">
            <text:p>0.0342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6" office:value-type="float" office:value="1108" calcext:value-type="float">
            <text:p>1108</text:p>
          </table:table-cell>
          <table:table-cell table:style-name="ce15" office:value-type="float" office:value="0.0068" calcext:value-type="float">
            <text:p>0.0068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6" office:value-type="float" office:value="974" calcext:value-type="float">
            <text:p>974</text:p>
          </table:table-cell>
          <table:table-cell table:style-name="ce15" office:value-type="float" office:value="0.1724" calcext:value-type="float">
            <text:p>0.1724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6" office:value-type="float" office:value="961" calcext:value-type="float">
            <text:p>961</text:p>
          </table:table-cell>
          <table:table-cell table:style-name="ce15" office:value-type="float" office:value="0.0524" calcext:value-type="float">
            <text:p>0.0524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6" office:value-type="float" office:value="964" calcext:value-type="float">
            <text:p>964</text:p>
          </table:table-cell>
          <table:table-cell table:style-name="ce15" office:value-type="float" office:value="0.0927" calcext:value-type="float">
            <text:p>0.0927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6" office:value-type="float" office:value="1031" calcext:value-type="float">
            <text:p>1031</text:p>
          </table:table-cell>
          <table:table-cell table:style-name="ce15" office:value-type="float" office:value="0.0273" calcext:value-type="float">
            <text:p>0.0273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6" office:value-type="float" office:value="999" calcext:value-type="float">
            <text:p>999</text:p>
          </table:table-cell>
          <table:table-cell table:style-name="ce15" office:value-type="float" office:value="0.0326" calcext:value-type="float">
            <text:p>0.0326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6" office:value-type="float" office:value="1049" calcext:value-type="float">
            <text:p>1049</text:p>
          </table:table-cell>
          <table:table-cell table:style-name="ce15" office:value-type="float" office:value="0.0016" calcext:value-type="float">
            <text:p>0.0016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6" office:value-type="float" office:value="747" calcext:value-type="float">
            <text:p>747</text:p>
          </table:table-cell>
          <table:table-cell table:style-name="ce15" office:value-type="float" office:value="0.0015" calcext:value-type="float">
            <text:p>0.0015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6" office:value-type="float" office:value="1009" calcext:value-type="float">
            <text:p>1009</text:p>
          </table:table-cell>
          <table:table-cell table:style-name="ce15" office:value-type="float" office:value="0.0296" calcext:value-type="float">
            <text:p>0.0296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6" office:value-type="float" office:value="1002" calcext:value-type="float">
            <text:p>1002</text:p>
          </table:table-cell>
          <table:table-cell table:style-name="ce15" office:value-type="float" office:value="0.1021" calcext:value-type="float">
            <text:p>0.1021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6" office:value-type="float" office:value="841" calcext:value-type="float">
            <text:p>841</text:p>
          </table:table-cell>
          <table:table-cell table:style-name="ce15" office:value-type="float" office:value="0.0183" calcext:value-type="float">
            <text:p>0.0183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6" office:value-type="float" office:value="1034" calcext:value-type="float">
            <text:p>1034</text:p>
          </table:table-cell>
          <table:table-cell table:style-name="ce15" office:value-type="float" office:value="0.0042" calcext:value-type="float">
            <text:p>0.0042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6" office:value-type="float" office:value="1001" calcext:value-type="float">
            <text:p>1001</text:p>
          </table:table-cell>
          <table:table-cell table:style-name="ce15" office:value-type="float" office:value="0.0201" calcext:value-type="float">
            <text:p>0.0201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6" office:value-type="float" office:value="1033" calcext:value-type="float">
            <text:p>1033</text:p>
          </table:table-cell>
          <table:table-cell table:style-name="ce15" office:value-type="float" office:value="0.0288" calcext:value-type="float">
            <text:p>0.0288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6" office:value-type="float" office:value="1080" calcext:value-type="float">
            <text:p>1080</text:p>
          </table:table-cell>
          <table:table-cell table:style-name="ce15" office:value-type="float" office:value="0.0158" calcext:value-type="float">
            <text:p>0.0158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6" office:value-type="float" office:value="1037" calcext:value-type="float">
            <text:p>1037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6" office:value-type="float" office:value="1062" calcext:value-type="float">
            <text:p>1062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6" office:value-type="float" office:value="978" calcext:value-type="float">
            <text:p>978</text:p>
          </table:table-cell>
          <table:table-cell table:style-name="ce15" office:value-type="float" office:value="0.0208" calcext:value-type="float">
            <text:p>0.0208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6" office:value-type="float" office:value="673" calcext:value-type="float">
            <text:p>673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6" office:value-type="float" office:value="1072" calcext:value-type="float">
            <text:p>1072</text:p>
          </table:table-cell>
          <table:table-cell table:style-name="ce15" office:value-type="float" office:value="0.007" calcext:value-type="float">
            <text:p>0.0070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6" office:value-type="float" office:value="1017" calcext:value-type="float">
            <text:p>1017</text:p>
          </table:table-cell>
          <table:table-cell table:style-name="ce15" office:value-type="float" office:value="0.0103" calcext:value-type="float">
            <text:p>0.0103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.0000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6" office:value-type="float" office:value="1041" calcext:value-type="float">
            <text:p>1041</text:p>
          </table:table-cell>
          <table:table-cell table:style-name="ce15" office:value-type="float" office:value="0.0713" calcext:value-type="float">
            <text:p>0.0713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6" office:value-type="float" office:value="1015" calcext:value-type="float">
            <text:p>1015</text:p>
          </table:table-cell>
          <table:table-cell table:style-name="ce15" office:value-type="float" office:value="0.0214" calcext:value-type="float">
            <text:p>0.0214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6" office:value-type="float" office:value="1085" calcext:value-type="float">
            <text:p>1085</text:p>
          </table:table-cell>
          <table:table-cell table:style-name="ce15" office:value-type="float" office:value="0.0058" calcext:value-type="float">
            <text:p>0.0058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6" office:value-type="float" office:value="1014" calcext:value-type="float">
            <text:p>1014</text:p>
          </table:table-cell>
          <table:table-cell table:style-name="ce15" office:value-type="float" office:value="0.017" calcext:value-type="float">
            <text:p>0.0170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6" office:value-type="float" office:value="987" calcext:value-type="float">
            <text:p>987</text:p>
          </table:table-cell>
          <table:table-cell table:style-name="ce15" office:value-type="float" office:value="0.0076" calcext:value-type="float">
            <text:p>0.0076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6" office:value-type="float" office:value="1101" calcext:value-type="float">
            <text:p>1101</text:p>
          </table:table-cell>
          <table:table-cell table:style-name="ce15" office:value-type="float" office:value="0.0195" calcext:value-type="float">
            <text:p>0.0195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Sep 2007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9" office:value-type="float" office:value="1025" calcext:value-type="float">
            <text:p>1025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17"/>
          <table:table-cell table:number-columns-repeated="999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6" office:value-type="float" office:value="1070" calcext:value-type="float">
            <text:p>1070</text:p>
          </table:table-cell>
          <table:table-cell table:style-name="ce15" office:value-type="float" office:value="0.1738" calcext:value-type="float">
            <text:p>0.1738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6" office:value-type="float" office:value="1095" calcext:value-type="float">
            <text:p>1095</text:p>
          </table:table-cell>
          <table:table-cell table:style-name="ce15" office:value-type="float" office:value="0.022" calcext:value-type="float">
            <text:p>0.0220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6" office:value-type="float" office:value="1110" calcext:value-type="float">
            <text:p>1110</text:p>
          </table:table-cell>
          <table:table-cell table:style-name="ce15" office:value-type="float" office:value="0.0282" calcext:value-type="float">
            <text:p>0.0282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6" office:value-type="float" office:value="1058" calcext:value-type="float">
            <text:p>1058</text:p>
          </table:table-cell>
          <table:table-cell table:style-name="ce15" office:value-type="float" office:value="0.067" calcext:value-type="float">
            <text:p>0.0670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6" office:value-type="float" office:value="1042" calcext:value-type="float">
            <text:p>1042</text:p>
          </table:table-cell>
          <table:table-cell table:style-name="ce15" office:value-type="float" office:value="0.0162" calcext:value-type="float">
            <text:p>0.0162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6" office:value-type="float" office:value="1058" calcext:value-type="float">
            <text:p>1058</text:p>
          </table:table-cell>
          <table:table-cell table:style-name="ce15" office:value-type="float" office:value="0.0403" calcext:value-type="float">
            <text:p>0.0403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6" office:value-type="float" office:value="1055" calcext:value-type="float">
            <text:p>1055</text:p>
          </table:table-cell>
          <table:table-cell table:style-name="ce15" office:value-type="float" office:value="0.072" calcext:value-type="float">
            <text:p>0.0720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6" office:value-type="float" office:value="1061" calcext:value-type="float">
            <text:p>1061</text:p>
          </table:table-cell>
          <table:table-cell table:style-name="ce15" office:value-type="float" office:value="0.0497" calcext:value-type="float">
            <text:p>0.0497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6" office:value-type="float" office:value="1043" calcext:value-type="float">
            <text:p>1043</text:p>
          </table:table-cell>
          <table:table-cell table:style-name="ce15" office:value-type="float" office:value="0.0223" calcext:value-type="float">
            <text:p>0.0223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6" office:value-type="float" office:value="1001" calcext:value-type="float">
            <text:p>1001</text:p>
          </table:table-cell>
          <table:table-cell table:style-name="ce15" office:value-type="float" office:value="0.0475" calcext:value-type="float">
            <text:p>0.0475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6" office:value-type="float" office:value="1006" calcext:value-type="float">
            <text:p>1006</text:p>
          </table:table-cell>
          <table:table-cell table:style-name="ce15" office:value-type="float" office:value="0.0395" calcext:value-type="float">
            <text:p>0.0395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6" office:value-type="float" office:value="977" calcext:value-type="float">
            <text:p>977</text:p>
          </table:table-cell>
          <table:table-cell table:style-name="ce15" office:value-type="float" office:value="0.008" calcext:value-type="float">
            <text:p>0.0080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6" office:value-type="float" office:value="1081" calcext:value-type="float">
            <text:p>1081</text:p>
          </table:table-cell>
          <table:table-cell table:style-name="ce15" office:value-type="float" office:value="0.2002" calcext:value-type="float">
            <text:p>0.2002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6" office:value-type="float" office:value="1039" calcext:value-type="float">
            <text:p>1039</text:p>
          </table:table-cell>
          <table:table-cell table:style-name="ce15" office:value-type="float" office:value="0.0687" calcext:value-type="float">
            <text:p>0.0687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6" office:value-type="float" office:value="1094" calcext:value-type="float">
            <text:p>1094</text:p>
          </table:table-cell>
          <table:table-cell table:style-name="ce15" office:value-type="float" office:value="0.0466" calcext:value-type="float">
            <text:p>0.0466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6" office:value-type="float" office:value="1080" calcext:value-type="float">
            <text:p>1080</text:p>
          </table:table-cell>
          <table:table-cell table:style-name="ce15" office:value-type="float" office:value="0.0224" calcext:value-type="float">
            <text:p>0.0224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6" office:value-type="float" office:value="1152" calcext:value-type="float">
            <text:p>1152</text:p>
          </table:table-cell>
          <table:table-cell table:style-name="ce15" office:value-type="float" office:value="0.0244" calcext:value-type="float">
            <text:p>0.0244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6" office:value-type="float" office:value="1094" calcext:value-type="float">
            <text:p>1094</text:p>
          </table:table-cell>
          <table:table-cell table:style-name="ce15" office:value-type="float" office:value="0.0382" calcext:value-type="float">
            <text:p>0.0382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6" office:value-type="float" office:value="1009" calcext:value-type="float">
            <text:p>1009</text:p>
          </table:table-cell>
          <table:table-cell table:style-name="ce15" office:value-type="float" office:value="0.0549" calcext:value-type="float">
            <text:p>0.0549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6" office:value-type="float" office:value="1006" calcext:value-type="float">
            <text:p>1006</text:p>
          </table:table-cell>
          <table:table-cell table:style-name="ce15" office:value-type="float" office:value="0.0207" calcext:value-type="float">
            <text:p>0.0207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6" office:value-type="float" office:value="987" calcext:value-type="float">
            <text:p>987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6" office:value-type="float" office:value="1007" calcext:value-type="float">
            <text:p>1007</text:p>
          </table:table-cell>
          <table:table-cell table:style-name="ce15" office:value-type="float" office:value="0.0116" calcext:value-type="float">
            <text:p>0.0116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6" office:value-type="float" office:value="1003" calcext:value-type="float">
            <text:p>1003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6" office:value-type="float" office:value="1019" calcext:value-type="float">
            <text:p>1019</text:p>
          </table:table-cell>
          <table:table-cell table:style-name="ce15" office:value-type="float" office:value="0.0045" calcext:value-type="float">
            <text:p>0.0045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6" office:value-type="float" office:value="1030" calcext:value-type="float">
            <text:p>1030</text:p>
          </table:table-cell>
          <table:table-cell table:style-name="ce15" office:value-type="float" office:value="0.0093" calcext:value-type="float">
            <text:p>0.0093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6" office:value-type="float" office:value="996" calcext:value-type="float">
            <text:p>996</text:p>
          </table:table-cell>
          <table:table-cell table:style-name="ce15" office:value-type="float" office:value="0.0523" calcext:value-type="float">
            <text:p>0.0523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6" office:value-type="float" office:value="881" calcext:value-type="float">
            <text:p>881</text:p>
          </table:table-cell>
          <table:table-cell table:style-name="ce15" office:value-type="float" office:value="0.0113" calcext:value-type="float">
            <text:p>0.0113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6" office:value-type="float" office:value="1012" calcext:value-type="float">
            <text:p>1012</text:p>
          </table:table-cell>
          <table:table-cell table:style-name="ce15" office:value-type="float" office:value="0.0342" calcext:value-type="float">
            <text:p>0.0342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6" office:value-type="float" office:value="1113" calcext:value-type="float">
            <text:p>1113</text:p>
          </table:table-cell>
          <table:table-cell table:style-name="ce15" office:value-type="float" office:value="0.0068" calcext:value-type="float">
            <text:p>0.0068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6" office:value-type="float" office:value="1005" calcext:value-type="float">
            <text:p>1005</text:p>
          </table:table-cell>
          <table:table-cell table:style-name="ce15" office:value-type="float" office:value="0.1724" calcext:value-type="float">
            <text:p>0.1724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6" office:value-type="float" office:value="973" calcext:value-type="float">
            <text:p>973</text:p>
          </table:table-cell>
          <table:table-cell table:style-name="ce15" office:value-type="float" office:value="0.0524" calcext:value-type="float">
            <text:p>0.0524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927" calcext:value-type="float">
            <text:p>0.0927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6" office:value-type="float" office:value="1085" calcext:value-type="float">
            <text:p>1085</text:p>
          </table:table-cell>
          <table:table-cell table:style-name="ce15" office:value-type="float" office:value="0.0273" calcext:value-type="float">
            <text:p>0.0273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6" office:value-type="float" office:value="994" calcext:value-type="float">
            <text:p>994</text:p>
          </table:table-cell>
          <table:table-cell table:style-name="ce15" office:value-type="float" office:value="0.0326" calcext:value-type="float">
            <text:p>0.0326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6" office:value-type="float" office:value="1049" calcext:value-type="float">
            <text:p>1049</text:p>
          </table:table-cell>
          <table:table-cell table:style-name="ce15" office:value-type="float" office:value="0.0016" calcext:value-type="float">
            <text:p>0.0016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6" office:value-type="float" office:value="703" calcext:value-type="float">
            <text:p>703</text:p>
          </table:table-cell>
          <table:table-cell table:style-name="ce15" office:value-type="float" office:value="0.0015" calcext:value-type="float">
            <text:p>0.0015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6" office:value-type="float" office:value="1006" calcext:value-type="float">
            <text:p>1006</text:p>
          </table:table-cell>
          <table:table-cell table:style-name="ce15" office:value-type="float" office:value="0.0296" calcext:value-type="float">
            <text:p>0.0296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6" office:value-type="float" office:value="1012" calcext:value-type="float">
            <text:p>1012</text:p>
          </table:table-cell>
          <table:table-cell table:style-name="ce15" office:value-type="float" office:value="0.1021" calcext:value-type="float">
            <text:p>0.1021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6" office:value-type="float" office:value="798" calcext:value-type="float">
            <text:p>798</text:p>
          </table:table-cell>
          <table:table-cell table:style-name="ce15" office:value-type="float" office:value="0.0183" calcext:value-type="float">
            <text:p>0.0183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6" office:value-type="float" office:value="1050" calcext:value-type="float">
            <text:p>1050</text:p>
          </table:table-cell>
          <table:table-cell table:style-name="ce15" office:value-type="float" office:value="0.0042" calcext:value-type="float">
            <text:p>0.0042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6" office:value-type="float" office:value="1004" calcext:value-type="float">
            <text:p>1004</text:p>
          </table:table-cell>
          <table:table-cell table:style-name="ce15" office:value-type="float" office:value="0.0201" calcext:value-type="float">
            <text:p>0.0201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6" office:value-type="float" office:value="1032" calcext:value-type="float">
            <text:p>1032</text:p>
          </table:table-cell>
          <table:table-cell table:style-name="ce15" office:value-type="float" office:value="0.0288" calcext:value-type="float">
            <text:p>0.0288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6" office:value-type="float" office:value="1096" calcext:value-type="float">
            <text:p>1096</text:p>
          </table:table-cell>
          <table:table-cell table:style-name="ce15" office:value-type="float" office:value="0.0158" calcext:value-type="float">
            <text:p>0.0158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6" office:value-type="float" office:value="1081" calcext:value-type="float">
            <text:p>1081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6" office:value-type="float" office:value="1194" calcext:value-type="float">
            <text:p>1194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6" office:value-type="float" office:value="975" calcext:value-type="float">
            <text:p>975</text:p>
          </table:table-cell>
          <table:table-cell table:style-name="ce15" office:value-type="float" office:value="0.0208" calcext:value-type="float">
            <text:p>0.0208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6" office:value-type="float" office:value="653" calcext:value-type="float">
            <text:p>653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6" office:value-type="float" office:value="1072" calcext:value-type="float">
            <text:p>1072</text:p>
          </table:table-cell>
          <table:table-cell table:style-name="ce15" office:value-type="float" office:value="0.007" calcext:value-type="float">
            <text:p>0.0070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6" office:value-type="float" office:value="1017" calcext:value-type="float">
            <text:p>1017</text:p>
          </table:table-cell>
          <table:table-cell table:style-name="ce15" office:value-type="float" office:value="0.0103" calcext:value-type="float">
            <text:p>0.0103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.0000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6" office:value-type="float" office:value="1045" calcext:value-type="float">
            <text:p>1045</text:p>
          </table:table-cell>
          <table:table-cell table:style-name="ce15" office:value-type="float" office:value="0.0713" calcext:value-type="float">
            <text:p>0.0713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6" office:value-type="float" office:value="1021" calcext:value-type="float">
            <text:p>1021</text:p>
          </table:table-cell>
          <table:table-cell table:style-name="ce15" office:value-type="float" office:value="0.0214" calcext:value-type="float">
            <text:p>0.0214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6" office:value-type="float" office:value="1094" calcext:value-type="float">
            <text:p>1094</text:p>
          </table:table-cell>
          <table:table-cell table:style-name="ce15" office:value-type="float" office:value="0.0058" calcext:value-type="float">
            <text:p>0.0058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6" office:value-type="float" office:value="1010" calcext:value-type="float">
            <text:p>1010</text:p>
          </table:table-cell>
          <table:table-cell table:style-name="ce15" office:value-type="float" office:value="0.017" calcext:value-type="float">
            <text:p>0.0170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6" office:value-type="float" office:value="986" calcext:value-type="float">
            <text:p>986</text:p>
          </table:table-cell>
          <table:table-cell table:style-name="ce15" office:value-type="float" office:value="0.0076" calcext:value-type="float">
            <text:p>0.0076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6" office:value-type="float" office:value="1108" calcext:value-type="float">
            <text:p>1108</text:p>
          </table:table-cell>
          <table:table-cell table:style-name="ce15" office:value-type="float" office:value="0.0195" calcext:value-type="float">
            <text:p>0.0195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Dec 2007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9" office:value-type="float" office:value="1037" calcext:value-type="float">
            <text:p>1037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6" office:value-type="float" office:value="1089" calcext:value-type="float">
            <text:p>1089</text:p>
          </table:table-cell>
          <table:table-cell table:style-name="ce15" office:value-type="float" office:value="0.1738" calcext:value-type="float">
            <text:p>0.1738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6" office:value-type="float" office:value="1084" calcext:value-type="float">
            <text:p>1084</text:p>
          </table:table-cell>
          <table:table-cell table:style-name="ce15" office:value-type="float" office:value="0.022" calcext:value-type="float">
            <text:p>0.0220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6" office:value-type="float" office:value="1108" calcext:value-type="float">
            <text:p>1108</text:p>
          </table:table-cell>
          <table:table-cell table:style-name="ce15" office:value-type="float" office:value="0.0282" calcext:value-type="float">
            <text:p>0.0282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6" office:value-type="float" office:value="1096" calcext:value-type="float">
            <text:p>1096</text:p>
          </table:table-cell>
          <table:table-cell table:style-name="ce15" office:value-type="float" office:value="0.067" calcext:value-type="float">
            <text:p>0.0670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6" office:value-type="float" office:value="1076" calcext:value-type="float">
            <text:p>1076</text:p>
          </table:table-cell>
          <table:table-cell table:style-name="ce15" office:value-type="float" office:value="0.0162" calcext:value-type="float">
            <text:p>0.0162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6" office:value-type="float" office:value="1072" calcext:value-type="float">
            <text:p>1072</text:p>
          </table:table-cell>
          <table:table-cell table:style-name="ce15" office:value-type="float" office:value="0.0403" calcext:value-type="float">
            <text:p>0.0403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6" office:value-type="float" office:value="1067" calcext:value-type="float">
            <text:p>1067</text:p>
          </table:table-cell>
          <table:table-cell table:style-name="ce15" office:value-type="float" office:value="0.072" calcext:value-type="float">
            <text:p>0.0720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6" office:value-type="float" office:value="1063" calcext:value-type="float">
            <text:p>1063</text:p>
          </table:table-cell>
          <table:table-cell table:style-name="ce15" office:value-type="float" office:value="0.0497" calcext:value-type="float">
            <text:p>0.0497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6" office:value-type="float" office:value="1078" calcext:value-type="float">
            <text:p>1078</text:p>
          </table:table-cell>
          <table:table-cell table:style-name="ce15" office:value-type="float" office:value="0.0223" calcext:value-type="float">
            <text:p>0.0223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6" office:value-type="float" office:value="991" calcext:value-type="float">
            <text:p>991</text:p>
          </table:table-cell>
          <table:table-cell table:style-name="ce15" office:value-type="float" office:value="0.0475" calcext:value-type="float">
            <text:p>0.0475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6" office:value-type="float" office:value="998" calcext:value-type="float">
            <text:p>998</text:p>
          </table:table-cell>
          <table:table-cell table:style-name="ce15" office:value-type="float" office:value="0.0395" calcext:value-type="float">
            <text:p>0.0395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6" office:value-type="float" office:value="959" calcext:value-type="float">
            <text:p>959</text:p>
          </table:table-cell>
          <table:table-cell table:style-name="ce15" office:value-type="float" office:value="0.008" calcext:value-type="float">
            <text:p>0.0080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6" office:value-type="float" office:value="1092" calcext:value-type="float">
            <text:p>1092</text:p>
          </table:table-cell>
          <table:table-cell table:style-name="ce15" office:value-type="float" office:value="0.2002" calcext:value-type="float">
            <text:p>0.2002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6" office:value-type="float" office:value="1051" calcext:value-type="float">
            <text:p>1051</text:p>
          </table:table-cell>
          <table:table-cell table:style-name="ce15" office:value-type="float" office:value="0.0687" calcext:value-type="float">
            <text:p>0.0687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6" office:value-type="float" office:value="1104" calcext:value-type="float">
            <text:p>1104</text:p>
          </table:table-cell>
          <table:table-cell table:style-name="ce15" office:value-type="float" office:value="0.0466" calcext:value-type="float">
            <text:p>0.0466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6" office:value-type="float" office:value="1093" calcext:value-type="float">
            <text:p>1093</text:p>
          </table:table-cell>
          <table:table-cell table:style-name="ce15" office:value-type="float" office:value="0.0224" calcext:value-type="float">
            <text:p>0.0224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6" office:value-type="float" office:value="1154" calcext:value-type="float">
            <text:p>1154</text:p>
          </table:table-cell>
          <table:table-cell table:style-name="ce15" office:value-type="float" office:value="0.0244" calcext:value-type="float">
            <text:p>0.0244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6" office:value-type="float" office:value="1108" calcext:value-type="float">
            <text:p>1108</text:p>
          </table:table-cell>
          <table:table-cell table:style-name="ce15" office:value-type="float" office:value="0.0382" calcext:value-type="float">
            <text:p>0.0382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6" office:value-type="float" office:value="1001" calcext:value-type="float">
            <text:p>1001</text:p>
          </table:table-cell>
          <table:table-cell table:style-name="ce15" office:value-type="float" office:value="0.0549" calcext:value-type="float">
            <text:p>0.0549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6" office:value-type="float" office:value="997" calcext:value-type="float">
            <text:p>997</text:p>
          </table:table-cell>
          <table:table-cell table:style-name="ce15" office:value-type="float" office:value="0.0207" calcext:value-type="float">
            <text:p>0.0207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6" office:value-type="float" office:value="991" calcext:value-type="float">
            <text:p>991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6" office:value-type="float" office:value="994" calcext:value-type="float">
            <text:p>994</text:p>
          </table:table-cell>
          <table:table-cell table:style-name="ce15" office:value-type="float" office:value="0.0116" calcext:value-type="float">
            <text:p>0.0116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6" office:value-type="float" office:value="966" calcext:value-type="float">
            <text:p>966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6" office:value-type="float" office:value="1018" calcext:value-type="float">
            <text:p>1018</text:p>
          </table:table-cell>
          <table:table-cell table:style-name="ce15" office:value-type="float" office:value="0.0045" calcext:value-type="float">
            <text:p>0.0045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6" office:value-type="float" office:value="1028" calcext:value-type="float">
            <text:p>1028</text:p>
          </table:table-cell>
          <table:table-cell table:style-name="ce15" office:value-type="float" office:value="0.0093" calcext:value-type="float">
            <text:p>0.0093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0523" calcext:value-type="float">
            <text:p>0.0523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6" office:value-type="float" office:value="882" calcext:value-type="float">
            <text:p>882</text:p>
          </table:table-cell>
          <table:table-cell table:style-name="ce15" office:value-type="float" office:value="0.0113" calcext:value-type="float">
            <text:p>0.0113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6" office:value-type="float" office:value="1016" calcext:value-type="float">
            <text:p>1016</text:p>
          </table:table-cell>
          <table:table-cell table:style-name="ce15" office:value-type="float" office:value="0.0342" calcext:value-type="float">
            <text:p>0.0342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6" office:value-type="float" office:value="1117" calcext:value-type="float">
            <text:p>1117</text:p>
          </table:table-cell>
          <table:table-cell table:style-name="ce15" office:value-type="float" office:value="0.0068" calcext:value-type="float">
            <text:p>0.0068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6" office:value-type="float" office:value="1013" calcext:value-type="float">
            <text:p>1013</text:p>
          </table:table-cell>
          <table:table-cell table:style-name="ce15" office:value-type="float" office:value="0.1724" calcext:value-type="float">
            <text:p>0.1724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6" office:value-type="float" office:value="976" calcext:value-type="float">
            <text:p>976</text:p>
          </table:table-cell>
          <table:table-cell table:style-name="ce15" office:value-type="float" office:value="0.0524" calcext:value-type="float">
            <text:p>0.0524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6" office:value-type="float" office:value="1030" calcext:value-type="float">
            <text:p>1030</text:p>
          </table:table-cell>
          <table:table-cell table:style-name="ce15" office:value-type="float" office:value="0.0927" calcext:value-type="float">
            <text:p>0.0927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6" office:value-type="float" office:value="1026" calcext:value-type="float">
            <text:p>1026</text:p>
          </table:table-cell>
          <table:table-cell table:style-name="ce15" office:value-type="float" office:value="0.0273" calcext:value-type="float">
            <text:p>0.0273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6" office:value-type="float" office:value="993" calcext:value-type="float">
            <text:p>993</text:p>
          </table:table-cell>
          <table:table-cell table:style-name="ce15" office:value-type="float" office:value="0.0326" calcext:value-type="float">
            <text:p>0.0326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6" office:value-type="float" office:value="1049" calcext:value-type="float">
            <text:p>1049</text:p>
          </table:table-cell>
          <table:table-cell table:style-name="ce15" office:value-type="float" office:value="0.0016" calcext:value-type="float">
            <text:p>0.0016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6" office:value-type="float" office:value="660" calcext:value-type="float">
            <text:p>660</text:p>
          </table:table-cell>
          <table:table-cell table:style-name="ce15" office:value-type="float" office:value="0.0015" calcext:value-type="float">
            <text:p>0.0015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6" office:value-type="float" office:value="1006" calcext:value-type="float">
            <text:p>1006</text:p>
          </table:table-cell>
          <table:table-cell table:style-name="ce15" office:value-type="float" office:value="0.0296" calcext:value-type="float">
            <text:p>0.0296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6" office:value-type="float" office:value="1000" calcext:value-type="float">
            <text:p>1000</text:p>
          </table:table-cell>
          <table:table-cell table:style-name="ce15" office:value-type="float" office:value="0.1021" calcext:value-type="float">
            <text:p>0.1021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6" office:value-type="float" office:value="769" calcext:value-type="float">
            <text:p>769</text:p>
          </table:table-cell>
          <table:table-cell table:style-name="ce15" office:value-type="float" office:value="0.0183" calcext:value-type="float">
            <text:p>0.0183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6" office:value-type="float" office:value="1052" calcext:value-type="float">
            <text:p>1052</text:p>
          </table:table-cell>
          <table:table-cell table:style-name="ce15" office:value-type="float" office:value="0.0042" calcext:value-type="float">
            <text:p>0.0042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6" office:value-type="float" office:value="1002" calcext:value-type="float">
            <text:p>1002</text:p>
          </table:table-cell>
          <table:table-cell table:style-name="ce15" office:value-type="float" office:value="0.0201" calcext:value-type="float">
            <text:p>0.0201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6" office:value-type="float" office:value="1037" calcext:value-type="float">
            <text:p>1037</text:p>
          </table:table-cell>
          <table:table-cell table:style-name="ce15" office:value-type="float" office:value="0.0288" calcext:value-type="float">
            <text:p>0.0288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6" office:value-type="float" office:value="1068" calcext:value-type="float">
            <text:p>1068</text:p>
          </table:table-cell>
          <table:table-cell table:style-name="ce15" office:value-type="float" office:value="0.0158" calcext:value-type="float">
            <text:p>0.0158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6" office:value-type="float" office:value="1113" calcext:value-type="float">
            <text:p>1113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6" office:value-type="float" office:value="1132" calcext:value-type="float">
            <text:p>1132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6" office:value-type="float" office:value="1013" calcext:value-type="float">
            <text:p>1013</text:p>
          </table:table-cell>
          <table:table-cell table:style-name="ce15" office:value-type="float" office:value="0.0208" calcext:value-type="float">
            <text:p>0.0208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6" office:value-type="float" office:value="660" calcext:value-type="float">
            <text:p>660</text:p>
          </table:table-cell>
          <table:table-cell table:style-name="ce15" office:value-type="float" office:value="0.0035" calcext:value-type="float">
            <text:p>0.0035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6" office:value-type="float" office:value="1133" calcext:value-type="float">
            <text:p>1133</text:p>
          </table:table-cell>
          <table:table-cell table:style-name="ce15" office:value-type="float" office:value="0.007" calcext:value-type="float">
            <text:p>0.0070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6" office:value-type="float" office:value="1050" calcext:value-type="float">
            <text:p>1050</text:p>
          </table:table-cell>
          <table:table-cell table:style-name="ce15" office:value-type="float" office:value="0.0103" calcext:value-type="float">
            <text:p>0.0103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.0000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6" office:value-type="float" office:value="1055" calcext:value-type="float">
            <text:p>1055</text:p>
          </table:table-cell>
          <table:table-cell table:style-name="ce15" office:value-type="float" office:value="0.0713" calcext:value-type="float">
            <text:p>0.0713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6" office:value-type="float" office:value="1026" calcext:value-type="float">
            <text:p>1026</text:p>
          </table:table-cell>
          <table:table-cell table:style-name="ce15" office:value-type="float" office:value="0.0214" calcext:value-type="float">
            <text:p>0.0214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6" office:value-type="float" office:value="1105" calcext:value-type="float">
            <text:p>1105</text:p>
          </table:table-cell>
          <table:table-cell table:style-name="ce15" office:value-type="float" office:value="0.0058" calcext:value-type="float">
            <text:p>0.0058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6" office:value-type="float" office:value="1040" calcext:value-type="float">
            <text:p>1040</text:p>
          </table:table-cell>
          <table:table-cell table:style-name="ce15" office:value-type="float" office:value="0.017" calcext:value-type="float">
            <text:p>0.0170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6" office:value-type="float" office:value="992" calcext:value-type="float">
            <text:p>992</text:p>
          </table:table-cell>
          <table:table-cell table:style-name="ce15" office:value-type="float" office:value="0.0076" calcext:value-type="float">
            <text:p>0.0076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6" office:value-type="float" office:value="1109" calcext:value-type="float">
            <text:p>1109</text:p>
          </table:table-cell>
          <table:table-cell table:style-name="ce15" office:value-type="float" office:value="0.0195" calcext:value-type="float">
            <text:p>0.0195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Mar 2008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9" office:value-type="float" office:value="1044" calcext:value-type="float">
            <text:p>1044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15"/>
          <table:table-cell table:number-columns-repeated="1001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6" office:value-type="float" office:value="1113" calcext:value-type="float">
            <text:p>1113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6" office:value-type="float" office:value="1137" calcext:value-type="float">
            <text:p>1137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6" office:value-type="float" office:value="1122" calcext:value-type="float">
            <text:p>1122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6" office:value-type="float" office:value="1121" calcext:value-type="float">
            <text:p>1121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6" office:value-type="float" office:value="1082" calcext:value-type="float">
            <text:p>1082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6" office:value-type="float" office:value="1093" calcext:value-type="float">
            <text:p>1093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6" office:value-type="float" office:value="1065" calcext:value-type="float">
            <text:p>1065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6" office:value-type="float" office:value="1060" calcext:value-type="float">
            <text:p>1060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6" office:value-type="float" office:value="1078" calcext:value-type="float">
            <text:p>1078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6" office:value-type="float" office:value="997" calcext:value-type="float">
            <text:p>997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6" office:value-type="float" office:value="1003" calcext:value-type="float">
            <text:p>1003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6" office:value-type="float" office:value="966" calcext:value-type="float">
            <text:p>966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6" office:value-type="float" office:value="1105" calcext:value-type="float">
            <text:p>1105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6" office:value-type="float" office:value="1058" calcext:value-type="float">
            <text:p>1058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6" office:value-type="float" office:value="1116" calcext:value-type="float">
            <text:p>1116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6" office:value-type="float" office:value="1105" calcext:value-type="float">
            <text:p>1105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6" office:value-type="float" office:value="1155" calcext:value-type="float">
            <text:p>1155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6" office:value-type="float" office:value="1146" calcext:value-type="float">
            <text:p>1146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6" office:value-type="float" office:value="1004" calcext:value-type="float">
            <text:p>1004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6" office:value-type="float" office:value="997" calcext:value-type="float">
            <text:p>997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6" office:value-type="float" office:value="995" calcext:value-type="float">
            <text:p>995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6" office:value-type="float" office:value="1004" calcext:value-type="float">
            <text:p>1004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6" office:value-type="float" office:value="978" calcext:value-type="float">
            <text:p>978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6" office:value-type="float" office:value="1020" calcext:value-type="float">
            <text:p>1020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6" office:value-type="float" office:value="1029" calcext:value-type="float">
            <text:p>1029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6" office:value-type="float" office:value="1010" calcext:value-type="float">
            <text:p>1010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6" office:value-type="float" office:value="888" calcext:value-type="float">
            <text:p>888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6" office:value-type="float" office:value="1028" calcext:value-type="float">
            <text:p>1028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6" office:value-type="float" office:value="1124" calcext:value-type="float">
            <text:p>1124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6" office:value-type="float" office:value="1063" calcext:value-type="float">
            <text:p>1063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6" office:value-type="float" office:value="969" calcext:value-type="float">
            <text:p>969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6" office:value-type="float" office:value="1122" calcext:value-type="float">
            <text:p>1122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6" office:value-type="float" office:value="1043" calcext:value-type="float">
            <text:p>1043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6" office:value-type="float" office:value="998" calcext:value-type="float">
            <text:p>998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6" office:value-type="float" office:value="1112" calcext:value-type="float">
            <text:p>1112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6" office:value-type="float" office:value="634" calcext:value-type="float">
            <text:p>634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6" office:value-type="float" office:value="1010" calcext:value-type="float">
            <text:p>1010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6" office:value-type="float" office:value="995" calcext:value-type="float">
            <text:p>995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6" office:value-type="float" office:value="735" calcext:value-type="float">
            <text:p>735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6" office:value-type="float" office:value="1048" calcext:value-type="float">
            <text:p>1048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6" office:value-type="float" office:value="1008" calcext:value-type="float">
            <text:p>1008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6" office:value-type="float" office:value="1040" calcext:value-type="float">
            <text:p>1040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6" office:value-type="float" office:value="1095" calcext:value-type="float">
            <text:p>1095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6" office:value-type="float" office:value="1083" calcext:value-type="float">
            <text:p>1083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6" office:value-type="float" office:value="1088" calcext:value-type="float">
            <text:p>1088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6" office:value-type="float" office:value="1013" calcext:value-type="float">
            <text:p>1013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6" office:value-type="float" office:value="661" calcext:value-type="float">
            <text:p>661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6" office:value-type="float" office:value="1133" calcext:value-type="float">
            <text:p>1133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6" office:value-type="float" office:value="1050" calcext:value-type="float">
            <text:p>1050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6" office:value-type="float" office:value="1059" calcext:value-type="float">
            <text:p>1059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6" office:value-type="float" office:value="1033" calcext:value-type="float">
            <text:p>1033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6" office:value-type="float" office:value="1113" calcext:value-type="float">
            <text:p>1113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6" office:value-type="float" office:value="1042" calcext:value-type="float">
            <text:p>1042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6" office:value-type="float" office:value="990" calcext:value-type="float">
            <text:p>990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6" office:value-type="float" office:value="1111" calcext:value-type="float">
            <text:p>1111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Jun 2008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0" office:value-type="float" office:value="1061" calcext:value-type="float">
            <text:p>1061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14"/>
          <table:table-cell table:number-columns-repeated="1002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8" office:value-type="float" office:value="1154" calcext:value-type="float">
            <text:p>1154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8" office:value-type="float" office:value="1298" calcext:value-type="float">
            <text:p>1298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8" office:value-type="float" office:value="1151" calcext:value-type="float">
            <text:p>1151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8" office:value-type="float" office:value="1146" calcext:value-type="float">
            <text:p>1146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8" office:value-type="float" office:value="1095" calcext:value-type="float">
            <text:p>1095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8" office:value-type="float" office:value="1112" calcext:value-type="float">
            <text:p>1112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8" office:value-type="float" office:value="1079" calcext:value-type="float">
            <text:p>1079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8" office:value-type="float" office:value="1080" calcext:value-type="float">
            <text:p>1080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8" office:value-type="float" office:value="1078" calcext:value-type="float">
            <text:p>1078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8" office:value-type="float" office:value="993" calcext:value-type="float">
            <text:p>993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8" office:value-type="float" office:value="999" calcext:value-type="float">
            <text:p>999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8" office:value-type="float" office:value="963" calcext:value-type="float">
            <text:p>963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8" office:value-type="float" office:value="1121" calcext:value-type="float">
            <text:p>1121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8" office:value-type="float" office:value="1066" calcext:value-type="float">
            <text:p>1066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8" office:value-type="float" office:value="1130" calcext:value-type="float">
            <text:p>1130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8" office:value-type="float" office:value="1112" calcext:value-type="float">
            <text:p>1112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8" office:value-type="float" office:value="1209" calcext:value-type="float">
            <text:p>1209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8" office:value-type="float" office:value="1160" calcext:value-type="float">
            <text:p>1160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8" office:value-type="float" office:value="1012" calcext:value-type="float">
            <text:p>1012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8" office:value-type="float" office:value="993" calcext:value-type="float">
            <text:p>993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8" office:value-type="float" office:value="984" calcext:value-type="float">
            <text:p>984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8" office:value-type="float" office:value="1020" calcext:value-type="float">
            <text:p>1020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8" office:value-type="float" office:value="996" calcext:value-type="float">
            <text:p>996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8" office:value-type="float" office:value="1032" calcext:value-type="float">
            <text:p>1032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8" office:value-type="float" office:value="1053" calcext:value-type="float">
            <text:p>1053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8" office:value-type="float" office:value="1024" calcext:value-type="float">
            <text:p>1024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8" office:value-type="float" office:value="890" calcext:value-type="float">
            <text:p>890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8" office:value-type="float" office:value="1035" calcext:value-type="float">
            <text:p>1035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8" office:value-type="float" office:value="1187" calcext:value-type="float">
            <text:p>1187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8" office:value-type="float" office:value="1084" calcext:value-type="float">
            <text:p>1084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8" office:value-type="float" office:value="921" calcext:value-type="float">
            <text:p>921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8" office:value-type="float" office:value="1171" calcext:value-type="float">
            <text:p>1171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8" office:value-type="float" office:value="1081" calcext:value-type="float">
            <text:p>1081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8" office:value-type="float" office:value="987" calcext:value-type="float">
            <text:p>987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8" office:value-type="float" office:value="1112" calcext:value-type="float">
            <text:p>1112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8" office:value-type="float" office:value="616" calcext:value-type="float">
            <text:p>616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8" office:value-type="float" office:value="999" calcext:value-type="float">
            <text:p>999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8" office:value-type="float" office:value="1003" calcext:value-type="float">
            <text:p>1003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8" office:value-type="float" office:value="696" calcext:value-type="float">
            <text:p>696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8" office:value-type="float" office:value="1031" calcext:value-type="float">
            <text:p>1031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8" office:value-type="float" office:value="1022" calcext:value-type="float">
            <text:p>1022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8" office:value-type="float" office:value="1052" calcext:value-type="float">
            <text:p>1052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8" office:value-type="float" office:value="1115" calcext:value-type="float">
            <text:p>1115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8" office:value-type="float" office:value="1070" calcext:value-type="float">
            <text:p>1070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8" office:value-type="float" office:value="1218" calcext:value-type="float">
            <text:p>1218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8" office:value-type="float" office:value="1014" calcext:value-type="float">
            <text:p>1014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8" office:value-type="float" office:value="663" calcext:value-type="float">
            <text:p>663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8" office:value-type="float" office:value="1133" calcext:value-type="float">
            <text:p>1133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8" office:value-type="float" office:value="1050" calcext:value-type="float">
            <text:p>1050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8" office:value-type="float" office:value="1064" calcext:value-type="float">
            <text:p>1064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8" office:value-type="float" office:value="1046" calcext:value-type="float">
            <text:p>1046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8" office:value-type="float" office:value="1139" calcext:value-type="float">
            <text:p>1139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8" office:value-type="float" office:value="1055" calcext:value-type="float">
            <text:p>1055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8" office:value-type="float" office:value="990" calcext:value-type="float">
            <text:p>990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8" office:value-type="float" office:value="1096" calcext:value-type="float">
            <text:p>1096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Sep 2008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0" office:value-type="float" office:value="1077" calcext:value-type="float">
            <text:p>1077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8" office:value-type="float" office:value="1171" calcext:value-type="float">
            <text:p>1171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8" office:value-type="float" office:value="1221" calcext:value-type="float">
            <text:p>1221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8" office:value-type="float" office:value="1224" calcext:value-type="float">
            <text:p>1224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8" office:value-type="float" office:value="1176" calcext:value-type="float">
            <text:p>1176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8" office:value-type="float" office:value="1102" calcext:value-type="float">
            <text:p>1102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8" office:value-type="float" office:value="1125" calcext:value-type="float">
            <text:p>1125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8" office:value-type="float" office:value="1083" calcext:value-type="float">
            <text:p>1083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8" office:value-type="float" office:value="1086" calcext:value-type="float">
            <text:p>1086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8" office:value-type="float" office:value="1078" calcext:value-type="float">
            <text:p>1078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8" office:value-type="float" office:value="1002" calcext:value-type="float">
            <text:p>1002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8" office:value-type="float" office:value="1010" calcext:value-type="float">
            <text:p>1010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8" office:value-type="float" office:value="966" calcext:value-type="float">
            <text:p>966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8" office:value-type="float" office:value="1128" calcext:value-type="float">
            <text:p>1128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8" office:value-type="float" office:value="1070" calcext:value-type="float">
            <text:p>1070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8" office:value-type="float" office:value="1128" calcext:value-type="float">
            <text:p>1128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8" office:value-type="float" office:value="1126" calcext:value-type="float">
            <text:p>1126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8" office:value-type="float" office:value="1221" calcext:value-type="float">
            <text:p>1221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8" office:value-type="float" office:value="1180" calcext:value-type="float">
            <text:p>1180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8" office:value-type="float" office:value="1017" calcext:value-type="float">
            <text:p>1017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8" office:value-type="float" office:value="1001" calcext:value-type="float">
            <text:p>1001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8" office:value-type="float" office:value="1012" calcext:value-type="float">
            <text:p>1012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8" office:value-type="float" office:value="1017" calcext:value-type="float">
            <text:p>1017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8" office:value-type="float" office:value="1003" calcext:value-type="float">
            <text:p>1003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8" office:value-type="float" office:value="1060" calcext:value-type="float">
            <text:p>1060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8" office:value-type="float" office:value="1036" calcext:value-type="float">
            <text:p>1036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8" office:value-type="float" office:value="1030" calcext:value-type="float">
            <text:p>1030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8" office:value-type="float" office:value="893" calcext:value-type="float">
            <text:p>893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8" office:value-type="float" office:value="1044" calcext:value-type="float">
            <text:p>1044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8" office:value-type="float" office:value="1188" calcext:value-type="float">
            <text:p>1188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8" office:value-type="float" office:value="1002" calcext:value-type="float">
            <text:p>1002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8" office:value-type="float" office:value="932" calcext:value-type="float">
            <text:p>932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8" office:value-type="float" office:value="999" calcext:value-type="float">
            <text:p>999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8" office:value-type="float" office:value="1129" calcext:value-type="float">
            <text:p>1129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8" office:value-type="float" office:value="983" calcext:value-type="float">
            <text:p>983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8" office:value-type="float" office:value="1112" calcext:value-type="float">
            <text:p>1112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8" office:value-type="float" office:value="573" calcext:value-type="float">
            <text:p>573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8" office:value-type="float" office:value="999" calcext:value-type="float">
            <text:p>999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8" office:value-type="float" office:value="1018" calcext:value-type="float">
            <text:p>1018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8" office:value-type="float" office:value="668" calcext:value-type="float">
            <text:p>668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8" office:value-type="float" office:value="1061" calcext:value-type="float">
            <text:p>1061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8" office:value-type="float" office:value="1030" calcext:value-type="float">
            <text:p>1030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8" office:value-type="float" office:value="1064" calcext:value-type="float">
            <text:p>1064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8" office:value-type="float" office:value="1147" calcext:value-type="float">
            <text:p>1147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8" office:value-type="float" office:value="1126" calcext:value-type="float">
            <text:p>1126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8" office:value-type="float" office:value="1310" calcext:value-type="float">
            <text:p>1310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8" office:value-type="float" office:value="1015" calcext:value-type="float">
            <text:p>1015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8" office:value-type="float" office:value="672" calcext:value-type="float">
            <text:p>672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8" office:value-type="float" office:value="1133" calcext:value-type="float">
            <text:p>1133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8" office:value-type="float" office:value="1050" calcext:value-type="float">
            <text:p>1050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8" office:value-type="float" office:value="1071" calcext:value-type="float">
            <text:p>1071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8" office:value-type="float" office:value="1048" calcext:value-type="float">
            <text:p>1048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8" office:value-type="float" office:value="1149" calcext:value-type="float">
            <text:p>1149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8" office:value-type="float" office:value="1085" calcext:value-type="float">
            <text:p>1085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8" office:value-type="float" office:value="993" calcext:value-type="float">
            <text:p>993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8" office:value-type="float" office:value="1086" calcext:value-type="float">
            <text:p>1086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Dec 2008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0" office:value-type="float" office:value="1072" calcext:value-type="float">
            <text:p>1072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8" office:value-type="float" office:value="1185" calcext:value-type="float">
            <text:p>1185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8" office:value-type="float" office:value="1216" calcext:value-type="float">
            <text:p>1216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8" office:value-type="float" office:value="1235" calcext:value-type="float">
            <text:p>1235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8" office:value-type="float" office:value="1193" calcext:value-type="float">
            <text:p>1193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8" office:value-type="float" office:value="1141" calcext:value-type="float">
            <text:p>1141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8" office:value-type="float" office:value="1136" calcext:value-type="float">
            <text:p>1136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8" office:value-type="float" office:value="1103" calcext:value-type="float">
            <text:p>1103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8" office:value-type="float" office:value="1093" calcext:value-type="float">
            <text:p>1093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8" office:value-type="float" office:value="1124" calcext:value-type="float">
            <text:p>1124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8" office:value-type="float" office:value="998" calcext:value-type="float">
            <text:p>998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8" office:value-type="float" office:value="1004" calcext:value-type="float">
            <text:p>1004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8" office:value-type="float" office:value="964" calcext:value-type="float">
            <text:p>964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8" office:value-type="float" office:value="1131" calcext:value-type="float">
            <text:p>1131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8" office:value-type="float" office:value="1073" calcext:value-type="float">
            <text:p>1073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8" office:value-type="float" office:value="1128" calcext:value-type="float">
            <text:p>1128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8" office:value-type="float" office:value="1128" calcext:value-type="float">
            <text:p>1128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8" office:value-type="float" office:value="1222" calcext:value-type="float">
            <text:p>1222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8" office:value-type="float" office:value="1185" calcext:value-type="float">
            <text:p>1185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8" office:value-type="float" office:value="1019" calcext:value-type="float">
            <text:p>1019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8" office:value-type="float" office:value="1002" calcext:value-type="float">
            <text:p>1002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8" office:value-type="float" office:value="1003" calcext:value-type="float">
            <text:p>1003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8" office:value-type="float" office:value="1013" calcext:value-type="float">
            <text:p>1013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8" office:value-type="float" office:value="965" calcext:value-type="float">
            <text:p>965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8" office:value-type="float" office:value="1096" calcext:value-type="float">
            <text:p>1096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8" office:value-type="float" office:value="1050" calcext:value-type="float">
            <text:p>1050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8" office:value-type="float" office:value="1038" calcext:value-type="float">
            <text:p>1038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8" office:value-type="float" office:value="903" calcext:value-type="float">
            <text:p>903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8" office:value-type="float" office:value="1053" calcext:value-type="float">
            <text:p>1053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8" office:value-type="float" office:value="1187" calcext:value-type="float">
            <text:p>1187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8" office:value-type="float" office:value="987" calcext:value-type="float">
            <text:p>987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8" office:value-type="float" office:value="964" calcext:value-type="float">
            <text:p>964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8" office:value-type="float" office:value="993" calcext:value-type="float">
            <text:p>993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8" office:value-type="float" office:value="1016" calcext:value-type="float">
            <text:p>1016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8" office:value-type="float" office:value="982" calcext:value-type="float">
            <text:p>982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8" office:value-type="float" office:value="1112" calcext:value-type="float">
            <text:p>1112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8" office:value-type="float" office:value="568" calcext:value-type="float">
            <text:p>568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8" office:value-type="float" office:value="999" calcext:value-type="float">
            <text:p>999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8" office:value-type="float" office:value="1012" calcext:value-type="float">
            <text:p>1012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8" office:value-type="float" office:value="659" calcext:value-type="float">
            <text:p>659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8" office:value-type="float" office:value="1094" calcext:value-type="float">
            <text:p>1094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8" office:value-type="float" office:value="1044" calcext:value-type="float">
            <text:p>1044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8" office:value-type="float" office:value="1066" calcext:value-type="float">
            <text:p>1066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8" office:value-type="float" office:value="1135" calcext:value-type="float">
            <text:p>1135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8" office:value-type="float" office:value="1148" calcext:value-type="float">
            <text:p>1148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8" office:value-type="float" office:value="1223" calcext:value-type="float">
            <text:p>1223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8" office:value-type="float" office:value="1058" calcext:value-type="float">
            <text:p>1058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8" office:value-type="float" office:value="682" calcext:value-type="float">
            <text:p>682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8" office:value-type="float" office:value="1188" calcext:value-type="float">
            <text:p>1188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8" office:value-type="float" office:value="1096" calcext:value-type="float">
            <text:p>1096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8" office:value-type="float" office:value="1053" calcext:value-type="float">
            <text:p>1053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8" office:value-type="float" office:value="1081" calcext:value-type="float">
            <text:p>1081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8" office:value-type="float" office:value="1057" calcext:value-type="float">
            <text:p>1057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8" office:value-type="float" office:value="1180" calcext:value-type="float">
            <text:p>1180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8" office:value-type="float" office:value="1103" calcext:value-type="float">
            <text:p>1103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8" office:value-type="float" office:value="999" calcext:value-type="float">
            <text:p>999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8" office:value-type="float" office:value="1085" calcext:value-type="float">
            <text:p>1085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Mar 2009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0" office:value-type="float" office:value="1075" calcext:value-type="float">
            <text:p>1075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11"/>
          <table:table-cell table:number-columns-repeated="1005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8" office:value-type="float" office:value="1196" calcext:value-type="float">
            <text:p>1196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8" office:value-type="float" office:value="1231" calcext:value-type="float">
            <text:p>1231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8" office:value-type="float" office:value="1249" calcext:value-type="float">
            <text:p>1249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8" office:value-type="float" office:value="1200" calcext:value-type="float">
            <text:p>1200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8" office:value-type="float" office:value="1158" calcext:value-type="float">
            <text:p>1158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8" office:value-type="float" office:value="1145" calcext:value-type="float">
            <text:p>1145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8" office:value-type="float" office:value="1108" calcext:value-type="float">
            <text:p>1108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8" office:value-type="float" office:value="1101" calcext:value-type="float">
            <text:p>1101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8" office:value-type="float" office:value="1124" calcext:value-type="float">
            <text:p>1124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8" office:value-type="float" office:value="1016" calcext:value-type="float">
            <text:p>1016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8" office:value-type="float" office:value="1023" calcext:value-type="float">
            <text:p>1023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8" office:value-type="float" office:value="983" calcext:value-type="float">
            <text:p>983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8" office:value-type="float" office:value="1136" calcext:value-type="float">
            <text:p>1136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8" office:value-type="float" office:value="1076" calcext:value-type="float">
            <text:p>1076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8" office:value-type="float" office:value="1130" calcext:value-type="float">
            <text:p>1130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8" office:value-type="float" office:value="1133" calcext:value-type="float">
            <text:p>1133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8" office:value-type="float" office:value="1219" calcext:value-type="float">
            <text:p>1219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8" office:value-type="float" office:value="1204" calcext:value-type="float">
            <text:p>1204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8" office:value-type="float" office:value="1034" calcext:value-type="float">
            <text:p>1034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8" office:value-type="float" office:value="1012" calcext:value-type="float">
            <text:p>1012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8" office:value-type="float" office:value="1018" calcext:value-type="float">
            <text:p>1018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8" office:value-type="float" office:value="1038" calcext:value-type="float">
            <text:p>1038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8" office:value-type="float" office:value="975" calcext:value-type="float">
            <text:p>975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8" office:value-type="float" office:value="1134" calcext:value-type="float">
            <text:p>1134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8" office:value-type="float" office:value="1050" calcext:value-type="float">
            <text:p>1050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8" office:value-type="float" office:value="1047" calcext:value-type="float">
            <text:p>1047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8" office:value-type="float" office:value="915" calcext:value-type="float">
            <text:p>915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8" office:value-type="float" office:value="1063" calcext:value-type="float">
            <text:p>1063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8" office:value-type="float" office:value="1190" calcext:value-type="float">
            <text:p>1190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8" office:value-type="float" office:value="993" calcext:value-type="float">
            <text:p>993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8" office:value-type="float" office:value="1004" calcext:value-type="float">
            <text:p>1004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8" office:value-type="float" office:value="1015" calcext:value-type="float">
            <text:p>1015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8" office:value-type="float" office:value="929" calcext:value-type="float">
            <text:p>929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8" office:value-type="float" office:value="989" calcext:value-type="float">
            <text:p>989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8" office:value-type="float" office:value="1112" calcext:value-type="float">
            <text:p>1112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8" office:value-type="float" office:value="565" calcext:value-type="float">
            <text:p>565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8" office:value-type="float" office:value="1007" calcext:value-type="float">
            <text:p>1007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8" office:value-type="float" office:value="1000" calcext:value-type="float">
            <text:p>1000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8" office:value-type="float" office:value="656" calcext:value-type="float">
            <text:p>656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8" office:value-type="float" office:value="1111" calcext:value-type="float">
            <text:p>1111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8" office:value-type="float" office:value="1064" calcext:value-type="float">
            <text:p>1064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8" office:value-type="float" office:value="1070" calcext:value-type="float">
            <text:p>1070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8" office:value-type="float" office:value="1179" calcext:value-type="float">
            <text:p>1179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8" office:value-type="float" office:value="1081" calcext:value-type="float">
            <text:p>1081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8" office:value-type="float" office:value="1012" calcext:value-type="float">
            <text:p>1012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8" office:value-type="float" office:value="1058" calcext:value-type="float">
            <text:p>1058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8" office:value-type="float" office:value="681" calcext:value-type="float">
            <text:p>681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8" office:value-type="float" office:value="1188" calcext:value-type="float">
            <text:p>1188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8" office:value-type="float" office:value="1096" calcext:value-type="float">
            <text:p>1096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1" office:value-type="float" office:value="1053" calcext:value-type="float">
            <text:p>1053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8" office:value-type="float" office:value="1092" calcext:value-type="float">
            <text:p>1092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8" office:value-type="float" office:value="1072" calcext:value-type="float">
            <text:p>1072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8" office:value-type="float" office:value="1195" calcext:value-type="float">
            <text:p>1195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8" office:value-type="float" office:value="1119" calcext:value-type="float">
            <text:p>1119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8" office:value-type="float" office:value="999" calcext:value-type="float">
            <text:p>999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8" office:value-type="float" office:value="1090" calcext:value-type="float">
            <text:p>1090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Jun 2009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0" office:value-type="float" office:value="1081" calcext:value-type="float">
            <text:p>1081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11" office:value-type="float" office:value="1216" calcext:value-type="float">
            <text:p>1216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11" office:value-type="float" office:value="1312" calcext:value-type="float">
            <text:p>1312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11" office:value-type="float" office:value="1261" calcext:value-type="float">
            <text:p>1261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11" office:value-type="float" office:value="1207" calcext:value-type="float">
            <text:p>1207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11" office:value-type="float" office:value="1184" calcext:value-type="float">
            <text:p>1184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11" office:value-type="float" office:value="1154" calcext:value-type="float">
            <text:p>1154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11" office:value-type="float" office:value="1125" calcext:value-type="float">
            <text:p>1125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11" office:value-type="float" office:value="1129" calcext:value-type="float">
            <text:p>1129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11" office:value-type="float" office:value="1115" calcext:value-type="float">
            <text:p>1115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11" office:value-type="float" office:value="1015" calcext:value-type="float">
            <text:p>1015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11" office:value-type="float" office:value="1020" calcext:value-type="float">
            <text:p>1020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11" office:value-type="float" office:value="992" calcext:value-type="float">
            <text:p>992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11" office:value-type="float" office:value="1144" calcext:value-type="float">
            <text:p>1144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11" office:value-type="float" office:value="1078" calcext:value-type="float">
            <text:p>1078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11" office:value-type="float" office:value="1131" calcext:value-type="float">
            <text:p>1131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11" office:value-type="float" office:value="1128" calcext:value-type="float">
            <text:p>1128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11" office:value-type="float" office:value="1285" calcext:value-type="float">
            <text:p>1285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11" office:value-type="float" office:value="1207" calcext:value-type="float">
            <text:p>1207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11" office:value-type="float" office:value="1031" calcext:value-type="float">
            <text:p>1031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11" office:value-type="float" office:value="993" calcext:value-type="float">
            <text:p>993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11" office:value-type="float" office:value="1008" calcext:value-type="float">
            <text:p>1008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11" office:value-type="float" office:value="1036" calcext:value-type="float">
            <text:p>1036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11" office:value-type="float" office:value="1013" calcext:value-type="float">
            <text:p>1013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11" office:value-type="float" office:value="1139" calcext:value-type="float">
            <text:p>1139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11" office:value-type="float" office:value="1069" calcext:value-type="float">
            <text:p>1069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11" office:value-type="float" office:value="1062" calcext:value-type="float">
            <text:p>1062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11" office:value-type="float" office:value="918" calcext:value-type="float">
            <text:p>918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11" office:value-type="float" office:value="1074" calcext:value-type="float">
            <text:p>1074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11" office:value-type="float" office:value="1240" calcext:value-type="float">
            <text:p>1240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11" office:value-type="float" office:value="1024" calcext:value-type="float">
            <text:p>1024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11" office:value-type="float" office:value="1028" calcext:value-type="float">
            <text:p>1028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11" office:value-type="float" office:value="1042" calcext:value-type="float">
            <text:p>1042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11" office:value-type="float" office:value="981" calcext:value-type="float">
            <text:p>981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11" office:value-type="float" office:value="987" calcext:value-type="float">
            <text:p>987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11" office:value-type="float" office:value="1112" calcext:value-type="float">
            <text:p>1112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11" office:value-type="float" office:value="560" calcext:value-type="float">
            <text:p>560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11" office:value-type="float" office:value="1006" calcext:value-type="float">
            <text:p>1006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11" office:value-type="float" office:value="1009" calcext:value-type="float">
            <text:p>1009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11" office:value-type="float" office:value="640" calcext:value-type="float">
            <text:p>640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11" office:value-type="float" office:value="1114" calcext:value-type="float">
            <text:p>1114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11" office:value-type="float" office:value="1073" calcext:value-type="float">
            <text:p>1073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11" office:value-type="float" office:value="1082" calcext:value-type="float">
            <text:p>1082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11" office:value-type="float" office:value="1205" calcext:value-type="float">
            <text:p>1205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11" office:value-type="float" office:value="1069" calcext:value-type="float">
            <text:p>1069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11" office:value-type="float" office:value="1082" calcext:value-type="float">
            <text:p>1082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11" office:value-type="float" office:value="1058" calcext:value-type="float">
            <text:p>1058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11" office:value-type="float" office:value="684" calcext:value-type="float">
            <text:p>684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11" office:value-type="float" office:value="1188" calcext:value-type="float">
            <text:p>1188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11" office:value-type="float" office:value="1096" calcext:value-type="float">
            <text:p>1096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1" office:value-type="float" office:value="1053" calcext:value-type="float">
            <text:p>1053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11" office:value-type="float" office:value="1100" calcext:value-type="float">
            <text:p>1100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11" office:value-type="float" office:value="1074" calcext:value-type="float">
            <text:p>1074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11" office:value-type="float" office:value="1232" calcext:value-type="float">
            <text:p>1232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11" office:value-type="float" office:value="1125" calcext:value-type="float">
            <text:p>1125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11" office:value-type="float" office:value="999" calcext:value-type="float">
            <text:p>999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11" office:value-type="float" office:value="1103" calcext:value-type="float">
            <text:p>1103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Sep 2009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2" office:value-type="float" office:value="1095" calcext:value-type="float">
            <text:p>1095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11" office:value-type="float" office:value="1187" calcext:value-type="float">
            <text:p>1187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11" office:value-type="float" office:value="1157" calcext:value-type="float">
            <text:p>1157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11" office:value-type="float" office:value="1229" calcext:value-type="float">
            <text:p>1229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11" office:value-type="float" office:value="1195" calcext:value-type="float">
            <text:p>1195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11" office:value-type="float" office:value="1187" calcext:value-type="float">
            <text:p>1187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11" office:value-type="float" office:value="1158" calcext:value-type="float">
            <text:p>1158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11" office:value-type="float" office:value="1114" calcext:value-type="float">
            <text:p>1114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11" office:value-type="float" office:value="1115" calcext:value-type="float">
            <text:p>1115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11" office:value-type="float" office:value="1113" calcext:value-type="float">
            <text:p>1113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11" office:value-type="float" office:value="1033" calcext:value-type="float">
            <text:p>1033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11" office:value-type="float" office:value="1042" calcext:value-type="float">
            <text:p>1042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11" office:value-type="float" office:value="990" calcext:value-type="float">
            <text:p>990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11" office:value-type="float" office:value="1146" calcext:value-type="float">
            <text:p>1146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11" office:value-type="float" office:value="1081" calcext:value-type="float">
            <text:p>1081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11" office:value-type="float" office:value="1136" calcext:value-type="float">
            <text:p>1136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11" office:value-type="float" office:value="1128" calcext:value-type="float">
            <text:p>1128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11" office:value-type="float" office:value="1288" calcext:value-type="float">
            <text:p>1288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11" office:value-type="float" office:value="1205" calcext:value-type="float">
            <text:p>1205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11" office:value-type="float" office:value="1030" calcext:value-type="float">
            <text:p>1030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11" office:value-type="float" office:value="1003" calcext:value-type="float">
            <text:p>1003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11" office:value-type="float" office:value="1017" calcext:value-type="float">
            <text:p>1017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11" office:value-type="float" office:value="1042" calcext:value-type="float">
            <text:p>1042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11" office:value-type="float" office:value="970" calcext:value-type="float">
            <text:p>970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11" office:value-type="float" office:value="1125" calcext:value-type="float">
            <text:p>1125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11" office:value-type="float" office:value="1047" calcext:value-type="float">
            <text:p>1047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11" office:value-type="float" office:value="1068" calcext:value-type="float">
            <text:p>1068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11" office:value-type="float" office:value="923" calcext:value-type="float">
            <text:p>923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11" office:value-type="float" office:value="1080" calcext:value-type="float">
            <text:p>1080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11" office:value-type="float" office:value="1249" calcext:value-type="float">
            <text:p>1249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11" office:value-type="float" office:value="1039" calcext:value-type="float">
            <text:p>1039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11" office:value-type="float" office:value="1038" calcext:value-type="float">
            <text:p>1038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11" office:value-type="float" office:value="1039" calcext:value-type="float">
            <text:p>1039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11" office:value-type="float" office:value="1054" calcext:value-type="float">
            <text:p>1054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11" office:value-type="float" office:value="981" calcext:value-type="float">
            <text:p>981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11" office:value-type="float" office:value="1153" calcext:value-type="float">
            <text:p>1153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11" office:value-type="float" office:value="533" calcext:value-type="float">
            <text:p>533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11" office:value-type="float" office:value="1000" calcext:value-type="float">
            <text:p>1000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11" office:value-type="float" office:value="1013" calcext:value-type="float">
            <text:p>1013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11" office:value-type="float" office:value="601" calcext:value-type="float">
            <text:p>601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11" office:value-type="float" office:value="1113" calcext:value-type="float">
            <text:p>1113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11" office:value-type="float" office:value="1082" calcext:value-type="float">
            <text:p>1082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11" office:value-type="float" office:value="1088" calcext:value-type="float">
            <text:p>1088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11" office:value-type="float" office:value="1200" calcext:value-type="float">
            <text:p>1200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11" office:value-type="float" office:value="1118" calcext:value-type="float">
            <text:p>1118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11" office:value-type="float" office:value="1180" calcext:value-type="float">
            <text:p>1180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11" office:value-type="float" office:value="1058" calcext:value-type="float">
            <text:p>1058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11" office:value-type="float" office:value="682" calcext:value-type="float">
            <text:p>682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11" office:value-type="float" office:value="1188" calcext:value-type="float">
            <text:p>1188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11" office:value-type="float" office:value="1096" calcext:value-type="float">
            <text:p>1096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1" office:value-type="float" office:value="1053" calcext:value-type="float">
            <text:p>1053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11" office:value-type="float" office:value="1101" calcext:value-type="float">
            <text:p>1101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11" office:value-type="float" office:value="1076" calcext:value-type="float">
            <text:p>1076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11" office:value-type="float" office:value="1233" calcext:value-type="float">
            <text:p>1233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11" office:value-type="float" office:value="1139" calcext:value-type="float">
            <text:p>1139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11" office:value-type="float" office:value="930" calcext:value-type="float">
            <text:p>930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11" office:value-type="float" office:value="1113" calcext:value-type="float">
            <text:p>1113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Dec 2009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2" office:value-type="float" office:value="1093" calcext:value-type="float">
            <text:p>1093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11" office:value-type="float" office:value="1199" calcext:value-type="float">
            <text:p>1199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11" office:value-type="float" office:value="1184" calcext:value-type="float">
            <text:p>1184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11" office:value-type="float" office:value="1245" calcext:value-type="float">
            <text:p>1245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11" office:value-type="float" office:value="1208" calcext:value-type="float">
            <text:p>1208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11" office:value-type="float" office:value="1183" calcext:value-type="float">
            <text:p>1183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11" office:value-type="float" office:value="1163" calcext:value-type="float">
            <text:p>1163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11" office:value-type="float" office:value="1128" calcext:value-type="float">
            <text:p>1128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11" office:value-type="float" office:value="1126" calcext:value-type="float">
            <text:p>1126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11" office:value-type="float" office:value="1130" calcext:value-type="float">
            <text:p>1130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11" office:value-type="float" office:value="1021" calcext:value-type="float">
            <text:p>1021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11" office:value-type="float" office:value="1031" calcext:value-type="float">
            <text:p>1031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11" office:value-type="float" office:value="975" calcext:value-type="float">
            <text:p>975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11" office:value-type="float" office:value="1149" calcext:value-type="float">
            <text:p>1149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11" office:value-type="float" office:value="1086" calcext:value-type="float">
            <text:p>1086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11" office:value-type="float" office:value="1138" calcext:value-type="float">
            <text:p>1138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11" office:value-type="float" office:value="1129" calcext:value-type="float">
            <text:p>1129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11" office:value-type="float" office:value="1288" calcext:value-type="float">
            <text:p>1288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11" office:value-type="float" office:value="1209" calcext:value-type="float">
            <text:p>1209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11" office:value-type="float" office:value="1017" calcext:value-type="float">
            <text:p>1017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11" office:value-type="float" office:value="982" calcext:value-type="float">
            <text:p>982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11" office:value-type="float" office:value="1002" calcext:value-type="float">
            <text:p>1002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11" office:value-type="float" office:value="1025" calcext:value-type="float">
            <text:p>1025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11" office:value-type="float" office:value="952" calcext:value-type="float">
            <text:p>952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11" office:value-type="float" office:value="1123" calcext:value-type="float">
            <text:p>1123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11" office:value-type="float" office:value="1053" calcext:value-type="float">
            <text:p>1053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11" office:value-type="float" office:value="1078" calcext:value-type="float">
            <text:p>1078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11" office:value-type="float" office:value="938" calcext:value-type="float">
            <text:p>938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11" office:value-type="float" office:value="1090" calcext:value-type="float">
            <text:p>1090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11" office:value-type="float" office:value="1250" calcext:value-type="float">
            <text:p>1250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11" office:value-type="float" office:value="1050" calcext:value-type="float">
            <text:p>1050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11" office:value-type="float" office:value="1037" calcext:value-type="float">
            <text:p>1037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11" office:value-type="float" office:value="1081" calcext:value-type="float">
            <text:p>1081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11" office:value-type="float" office:value="995" calcext:value-type="float">
            <text:p>995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11" office:value-type="float" office:value="973" calcext:value-type="float">
            <text:p>973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11" office:value-type="float" office:value="1153" calcext:value-type="float">
            <text:p>1153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11" office:value-type="float" office:value="502" calcext:value-type="float">
            <text:p>502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11" office:value-type="float" office:value="994" calcext:value-type="float">
            <text:p>994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11" office:value-type="float" office:value="999" calcext:value-type="float">
            <text:p>999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11" office:value-type="float" office:value="567" calcext:value-type="float">
            <text:p>567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11" office:value-type="float" office:value="1107" calcext:value-type="float">
            <text:p>1107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11" office:value-type="float" office:value="1078" calcext:value-type="float">
            <text:p>1078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11" office:value-type="float" office:value="1091" calcext:value-type="float">
            <text:p>1091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11" office:value-type="float" office:value="1175" calcext:value-type="float">
            <text:p>1175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11" office:value-type="float" office:value="1144" calcext:value-type="float">
            <text:p>1144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11" office:value-type="float" office:value="1144" calcext:value-type="float">
            <text:p>1144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11" office:value-type="float" office:value="1109" calcext:value-type="float">
            <text:p>1109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11" office:value-type="float" office:value="690" calcext:value-type="float">
            <text:p>690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11" office:value-type="float" office:value="1226" calcext:value-type="float">
            <text:p>1226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11" office:value-type="float" office:value="1166" calcext:value-type="float">
            <text:p>1166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1" office:value-type="float" office:value="1299" calcext:value-type="float">
            <text:p>1299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11" office:value-type="float" office:value="1096" calcext:value-type="float">
            <text:p>1096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11" office:value-type="float" office:value="1068" calcext:value-type="float">
            <text:p>1068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11" office:value-type="float" office:value="1234" calcext:value-type="float">
            <text:p>1234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11" office:value-type="float" office:value="1135" calcext:value-type="float">
            <text:p>1135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11" office:value-type="float" office:value="895" calcext:value-type="float">
            <text:p>895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11" office:value-type="float" office:value="1123" calcext:value-type="float">
            <text:p>1123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Mar 2010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2" office:value-type="float" office:value="1097" calcext:value-type="float">
            <text:p>1097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11" office:value-type="float" office:value="1188" calcext:value-type="float">
            <text:p>1188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11" office:value-type="float" office:value="1153" calcext:value-type="float">
            <text:p>1153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11" office:value-type="float" office:value="1204" calcext:value-type="float">
            <text:p>1204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11" office:value-type="float" office:value="1205" calcext:value-type="float">
            <text:p>1205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11" office:value-type="float" office:value="1181" calcext:value-type="float">
            <text:p>1181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11" office:value-type="float" office:value="1169" calcext:value-type="float">
            <text:p>1169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11" office:value-type="float" office:value="1167" calcext:value-type="float">
            <text:p>1167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11" office:value-type="float" office:value="1139" calcext:value-type="float">
            <text:p>1139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11" office:value-type="float" office:value="1228" calcext:value-type="float">
            <text:p>1228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11" office:value-type="float" office:value="1028" calcext:value-type="float">
            <text:p>1028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11" office:value-type="float" office:value="1036" calcext:value-type="float">
            <text:p>1036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11" office:value-type="float" office:value="988" calcext:value-type="float">
            <text:p>988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11" office:value-type="float" office:value="1155" calcext:value-type="float">
            <text:p>1155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11" office:value-type="float" office:value="1091" calcext:value-type="float">
            <text:p>1091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11" office:value-type="float" office:value="1143" calcext:value-type="float">
            <text:p>1143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11" office:value-type="float" office:value="1136" calcext:value-type="float">
            <text:p>1136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11" office:value-type="float" office:value="1288" calcext:value-type="float">
            <text:p>1288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11" office:value-type="float" office:value="1220" calcext:value-type="float">
            <text:p>1220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11" office:value-type="float" office:value="1013" calcext:value-type="float">
            <text:p>1013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11" office:value-type="float" office:value="979" calcext:value-type="float">
            <text:p>979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11" office:value-type="float" office:value="1006" calcext:value-type="float">
            <text:p>1006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11" office:value-type="float" office:value="1026" calcext:value-type="float">
            <text:p>1026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11" office:value-type="float" office:value="980" calcext:value-type="float">
            <text:p>980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11" office:value-type="float" office:value="1127" calcext:value-type="float">
            <text:p>1127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11" office:value-type="float" office:value="1023" calcext:value-type="float">
            <text:p>1023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11" office:value-type="float" office:value="1086" calcext:value-type="float">
            <text:p>1086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11" office:value-type="float" office:value="931" calcext:value-type="float">
            <text:p>931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11" office:value-type="float" office:value="1103" calcext:value-type="float">
            <text:p>1103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11" office:value-type="float" office:value="1256" calcext:value-type="float">
            <text:p>1256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11" office:value-type="float" office:value="1059" calcext:value-type="float">
            <text:p>1059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11" office:value-type="float" office:value="1050" calcext:value-type="float">
            <text:p>1050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11" office:value-type="float" office:value="1091" calcext:value-type="float">
            <text:p>1091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11" office:value-type="float" office:value="993" calcext:value-type="float">
            <text:p>993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11" office:value-type="float" office:value="969" calcext:value-type="float">
            <text:p>969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11" office:value-type="float" office:value="1153" calcext:value-type="float">
            <text:p>1153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11" office:value-type="float" office:value="481" calcext:value-type="float">
            <text:p>481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11" office:value-type="float" office:value="992" calcext:value-type="float">
            <text:p>992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11" office:value-type="float" office:value="992" calcext:value-type="float">
            <text:p>992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11" office:value-type="float" office:value="541" calcext:value-type="float">
            <text:p>541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11" office:value-type="float" office:value="1110" calcext:value-type="float">
            <text:p>1110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11" office:value-type="float" office:value="1082" calcext:value-type="float">
            <text:p>1082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11" office:value-type="float" office:value="1094" calcext:value-type="float">
            <text:p>1094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11" office:value-type="float" office:value="1189" calcext:value-type="float">
            <text:p>1189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11" office:value-type="float" office:value="1083" calcext:value-type="float">
            <text:p>1083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11" office:value-type="float" office:value="1134" calcext:value-type="float">
            <text:p>1134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11" office:value-type="float" office:value="1109" calcext:value-type="float">
            <text:p>1109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11" office:value-type="float" office:value="694" calcext:value-type="float">
            <text:p>694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11" office:value-type="float" office:value="1226" calcext:value-type="float">
            <text:p>1226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11" office:value-type="float" office:value="1166" calcext:value-type="float">
            <text:p>1166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1" office:value-type="float" office:value="1299" calcext:value-type="float">
            <text:p>1299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11" office:value-type="float" office:value="1099" calcext:value-type="float">
            <text:p>1099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11" office:value-type="float" office:value="1065" calcext:value-type="float">
            <text:p>1065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11" office:value-type="float" office:value="1232" calcext:value-type="float">
            <text:p>1232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11" office:value-type="float" office:value="1147" calcext:value-type="float">
            <text:p>1147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11" office:value-type="float" office:value="889" calcext:value-type="float">
            <text:p>889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11" office:value-type="float" office:value="1129" calcext:value-type="float">
            <text:p>1129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Jun 2010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2" office:value-type="float" office:value="1099" calcext:value-type="float">
            <text:p>1099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11" office:value-type="float" office:value="1217" calcext:value-type="float">
            <text:p>1217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11" office:value-type="float" office:value="1298" calcext:value-type="float">
            <text:p>1298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11" office:value-type="float" office:value="1225" calcext:value-type="float">
            <text:p>1225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11" office:value-type="float" office:value="1220" calcext:value-type="float">
            <text:p>1220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11" office:value-type="float" office:value="1178" calcext:value-type="float">
            <text:p>1178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11" office:value-type="float" office:value="1175" calcext:value-type="float">
            <text:p>1175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11" office:value-type="float" office:value="1194" calcext:value-type="float">
            <text:p>1194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11" office:value-type="float" office:value="1157" calcext:value-type="float">
            <text:p>1157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11" office:value-type="float" office:value="1277" calcext:value-type="float">
            <text:p>1277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11" office:value-type="float" office:value="1020" calcext:value-type="float">
            <text:p>1020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11" office:value-type="float" office:value="1028" calcext:value-type="float">
            <text:p>1028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11" office:value-type="float" office:value="983" calcext:value-type="float">
            <text:p>983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11" office:value-type="float" office:value="1171" calcext:value-type="float">
            <text:p>1171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11" office:value-type="float" office:value="1096" calcext:value-type="float">
            <text:p>1096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11" office:value-type="float" office:value="1149" calcext:value-type="float">
            <text:p>1149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11" office:value-type="float" office:value="1149" calcext:value-type="float">
            <text:p>1149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11" office:value-type="float" office:value="1342" calcext:value-type="float">
            <text:p>1342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11" office:value-type="float" office:value="1251" calcext:value-type="float">
            <text:p>1251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11" office:value-type="float" office:value="1007" calcext:value-type="float">
            <text:p>1007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11" office:value-type="float" office:value="979" calcext:value-type="float">
            <text:p>979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11" office:value-type="float" office:value="971" calcext:value-type="float">
            <text:p>971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11" office:value-type="float" office:value="1011" calcext:value-type="float">
            <text:p>1011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11" office:value-type="float" office:value="977" calcext:value-type="float">
            <text:p>977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11" office:value-type="float" office:value="1118" calcext:value-type="float">
            <text:p>1118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11" office:value-type="float" office:value="1030" calcext:value-type="float">
            <text:p>1030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11" office:value-type="float" office:value="1097" calcext:value-type="float">
            <text:p>1097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11" office:value-type="float" office:value="934" calcext:value-type="float">
            <text:p>934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11" office:value-type="float" office:value="1112" calcext:value-type="float">
            <text:p>1112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11" office:value-type="float" office:value="1288" calcext:value-type="float">
            <text:p>1288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11" office:value-type="float" office:value="1062" calcext:value-type="float">
            <text:p>1062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11" office:value-type="float" office:value="1033" calcext:value-type="float">
            <text:p>1033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11" office:value-type="float" office:value="1097" calcext:value-type="float">
            <text:p>1097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11" office:value-type="float" office:value="1016" calcext:value-type="float">
            <text:p>1016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11" office:value-type="float" office:value="968" calcext:value-type="float">
            <text:p>968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11" office:value-type="float" office:value="1153" calcext:value-type="float">
            <text:p>1153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11" office:value-type="float" office:value="458" calcext:value-type="float">
            <text:p>458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11" office:value-type="float" office:value="994" calcext:value-type="float">
            <text:p>994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11" office:value-type="float" office:value="995" calcext:value-type="float">
            <text:p>995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11" office:value-type="float" office:value="534" calcext:value-type="float">
            <text:p>534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11" office:value-type="float" office:value="1110" calcext:value-type="float">
            <text:p>1110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11" office:value-type="float" office:value="1080" calcext:value-type="float">
            <text:p>1080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11" office:value-type="float" office:value="1108" calcext:value-type="float">
            <text:p>1108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11" office:value-type="float" office:value="1214" calcext:value-type="float">
            <text:p>1214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11" office:value-type="float" office:value="1060" calcext:value-type="float">
            <text:p>1060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11" office:value-type="float" office:value="1145" calcext:value-type="float">
            <text:p>1145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11" office:value-type="float" office:value="1112" calcext:value-type="float">
            <text:p>1112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11" office:value-type="float" office:value="706" calcext:value-type="float">
            <text:p>706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11" office:value-type="float" office:value="1226" calcext:value-type="float">
            <text:p>1226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11" office:value-type="float" office:value="1166" calcext:value-type="float">
            <text:p>1166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1" office:value-type="float" office:value="1299" calcext:value-type="float">
            <text:p>1299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11" office:value-type="float" office:value="1105" calcext:value-type="float">
            <text:p>1105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11" office:value-type="float" office:value="1075" calcext:value-type="float">
            <text:p>1075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11" office:value-type="float" office:value="1237" calcext:value-type="float">
            <text:p>1237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11" office:value-type="float" office:value="1153" calcext:value-type="float">
            <text:p>1153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11" office:value-type="float" office:value="889" calcext:value-type="float">
            <text:p>889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11" office:value-type="float" office:value="1131" calcext:value-type="float">
            <text:p>1131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Sep 2010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2" office:value-type="float" office:value="1111" calcext:value-type="float">
            <text:p>1111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11" office:value-type="float" office:value="1242" calcext:value-type="float">
            <text:p>1242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11" office:value-type="float" office:value="1287" calcext:value-type="float">
            <text:p>1287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11" office:value-type="float" office:value="1255" calcext:value-type="float">
            <text:p>1255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11" office:value-type="float" office:value="1253" calcext:value-type="float">
            <text:p>1253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11" office:value-type="float" office:value="1209" calcext:value-type="float">
            <text:p>1209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11" office:value-type="float" office:value="1202" calcext:value-type="float">
            <text:p>1202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11" office:value-type="float" office:value="1214" calcext:value-type="float">
            <text:p>1214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11" office:value-type="float" office:value="1174" calcext:value-type="float">
            <text:p>1174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11" office:value-type="float" office:value="1302" calcext:value-type="float">
            <text:p>1302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11" office:value-type="float" office:value="1020" calcext:value-type="float">
            <text:p>1020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11" office:value-type="float" office:value="1026" calcext:value-type="float">
            <text:p>1026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11" office:value-type="float" office:value="990" calcext:value-type="float">
            <text:p>990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11" office:value-type="float" office:value="1190" calcext:value-type="float">
            <text:p>1190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11" office:value-type="float" office:value="1098" calcext:value-type="float">
            <text:p>1098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11" office:value-type="float" office:value="1172" calcext:value-type="float">
            <text:p>1172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11" office:value-type="float" office:value="1193" calcext:value-type="float">
            <text:p>1193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11" office:value-type="float" office:value="1374" calcext:value-type="float">
            <text:p>1374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11" office:value-type="float" office:value="1272" calcext:value-type="float">
            <text:p>1272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11" office:value-type="float" office:value="1026" calcext:value-type="float">
            <text:p>1026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11" office:value-type="float" office:value="1002" calcext:value-type="float">
            <text:p>1002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11" office:value-type="float" office:value="1015" calcext:value-type="float">
            <text:p>1015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11" office:value-type="float" office:value="1027" calcext:value-type="float">
            <text:p>1027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11" office:value-type="float" office:value="973" calcext:value-type="float">
            <text:p>973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11" office:value-type="float" office:value="1134" calcext:value-type="float">
            <text:p>1134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11" office:value-type="float" office:value="1040" calcext:value-type="float">
            <text:p>1040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11" office:value-type="float" office:value="1145" calcext:value-type="float">
            <text:p>1145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11" office:value-type="float" office:value="947" calcext:value-type="float">
            <text:p>947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11" office:value-type="float" office:value="1179" calcext:value-type="float">
            <text:p>1179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11" office:value-type="float" office:value="1306" calcext:value-type="float">
            <text:p>1306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11" office:value-type="float" office:value="1108" calcext:value-type="float">
            <text:p>1108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11" office:value-type="float" office:value="1059" calcext:value-type="float">
            <text:p>1059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11" office:value-type="float" office:value="1151" calcext:value-type="float">
            <text:p>1151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11" office:value-type="float" office:value="1068" calcext:value-type="float">
            <text:p>1068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11" office:value-type="float" office:value="975" calcext:value-type="float">
            <text:p>975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11" office:value-type="float" office:value="1241" calcext:value-type="float">
            <text:p>1241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11" office:value-type="float" office:value="430" calcext:value-type="float">
            <text:p>430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11" office:value-type="float" office:value="1001" calcext:value-type="float">
            <text:p>1001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11" office:value-type="float" office:value="1024" calcext:value-type="float">
            <text:p>1024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11" office:value-type="float" office:value="525" calcext:value-type="float">
            <text:p>525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11" office:value-type="float" office:value="1129" calcext:value-type="float">
            <text:p>1129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11" office:value-type="float" office:value="1089" calcext:value-type="float">
            <text:p>1089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11" office:value-type="float" office:value="1130" calcext:value-type="float">
            <text:p>1130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11" office:value-type="float" office:value="1235" calcext:value-type="float">
            <text:p>1235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11" office:value-type="float" office:value="1138" calcext:value-type="float">
            <text:p>1138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11" office:value-type="float" office:value="1324" calcext:value-type="float">
            <text:p>1324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11" office:value-type="float" office:value="1118" calcext:value-type="float">
            <text:p>1118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11" office:value-type="float" office:value="732" calcext:value-type="float">
            <text:p>732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11" office:value-type="float" office:value="1226" calcext:value-type="float">
            <text:p>1226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11" office:value-type="float" office:value="1166" calcext:value-type="float">
            <text:p>1166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1" office:value-type="float" office:value="1299" calcext:value-type="float">
            <text:p>1299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11" office:value-type="float" office:value="1124" calcext:value-type="float">
            <text:p>1124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11" office:value-type="float" office:value="1094" calcext:value-type="float">
            <text:p>1094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11" office:value-type="float" office:value="1260" calcext:value-type="float">
            <text:p>1260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11" office:value-type="float" office:value="1171" calcext:value-type="float">
            <text:p>1171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11" office:value-type="float" office:value="903" calcext:value-type="float">
            <text:p>903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11" office:value-type="float" office:value="1151" calcext:value-type="float">
            <text:p>1151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Dec 2010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2" office:value-type="float" office:value="1137" calcext:value-type="float">
            <text:p>1137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11" office:value-type="float" office:value="1257" calcext:value-type="float">
            <text:p>1257</text:p>
          </table:table-cell>
          <table:table-cell table:style-name="ce15" office:value-type="float" office:value="0.1783" calcext:value-type="float">
            <text:p>0.1783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11" office:value-type="float" office:value="1296" calcext:value-type="float">
            <text:p>1296</text:p>
          </table:table-cell>
          <table:table-cell table:style-name="ce15" office:value-type="float" office:value="0.0241" calcext:value-type="float">
            <text:p>0.0241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11" office:value-type="float" office:value="1281" calcext:value-type="float">
            <text:p>1281</text:p>
          </table:table-cell>
          <table:table-cell table:style-name="ce15" office:value-type="float" office:value="0.0298" calcext:value-type="float">
            <text:p>0.0298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11" office:value-type="float" office:value="1267" calcext:value-type="float">
            <text:p>1267</text:p>
          </table:table-cell>
          <table:table-cell table:style-name="ce15" office:value-type="float" office:value="0.0688" calcext:value-type="float">
            <text:p>0.0688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11" office:value-type="float" office:value="1226" calcext:value-type="float">
            <text:p>1226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11" office:value-type="float" office:value="1212" calcext:value-type="float">
            <text:p>1212</text:p>
          </table:table-cell>
          <table:table-cell table:style-name="ce15" office:value-type="float" office:value="0.0375" calcext:value-type="float">
            <text:p>0.0375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11" office:value-type="float" office:value="1257" calcext:value-type="float">
            <text:p>1257</text:p>
          </table:table-cell>
          <table:table-cell table:style-name="ce15" office:value-type="float" office:value="0.0676" calcext:value-type="float">
            <text:p>0.0676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11" office:value-type="float" office:value="1180" calcext:value-type="float">
            <text:p>1180</text:p>
          </table:table-cell>
          <table:table-cell table:style-name="ce15" office:value-type="float" office:value="0.0462" calcext:value-type="float">
            <text:p>0.0462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11" office:value-type="float" office:value="1425" calcext:value-type="float">
            <text:p>1425</text:p>
          </table:table-cell>
          <table:table-cell table:style-name="ce15" office:value-type="float" office:value="0.0215" calcext:value-type="float">
            <text:p>0.0215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11" office:value-type="float" office:value="1009" calcext:value-type="float">
            <text:p>1009</text:p>
          </table:table-cell>
          <table:table-cell table:style-name="ce15" office:value-type="float" office:value="0.0448" calcext:value-type="float">
            <text:p>0.0448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11" office:value-type="float" office:value="1015" calcext:value-type="float">
            <text:p>1015</text:p>
          </table:table-cell>
          <table:table-cell table:style-name="ce15" office:value-type="float" office:value="0.0367" calcext:value-type="float">
            <text:p>0.0367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11" office:value-type="float" office:value="977" calcext:value-type="float">
            <text:p>977</text:p>
          </table:table-cell>
          <table:table-cell table:style-name="ce15" office:value-type="float" office:value="0.0081" calcext:value-type="float">
            <text:p>0.0081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11" office:value-type="float" office:value="1195" calcext:value-type="float">
            <text:p>1195</text:p>
          </table:table-cell>
          <table:table-cell table:style-name="ce15" office:value-type="float" office:value="0.2275" calcext:value-type="float">
            <text:p>0.2275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11" office:value-type="float" office:value="1105" calcext:value-type="float">
            <text:p>1105</text:p>
          </table:table-cell>
          <table:table-cell table:style-name="ce15" office:value-type="float" office:value="0.0785" calcext:value-type="float">
            <text:p>0.0785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11" office:value-type="float" office:value="1171" calcext:value-type="float">
            <text:p>1171</text:p>
          </table:table-cell>
          <table:table-cell table:style-name="ce15" office:value-type="float" office:value="0.0551" calcext:value-type="float">
            <text:p>0.0551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11" office:value-type="float" office:value="1207" calcext:value-type="float">
            <text:p>1207</text:p>
          </table:table-cell>
          <table:table-cell table:style-name="ce15" office:value-type="float" office:value="0.0264" calcext:value-type="float">
            <text:p>0.0264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11" office:value-type="float" office:value="1374" calcext:value-type="float">
            <text:p>1374</text:p>
          </table:table-cell>
          <table:table-cell table:style-name="ce15" office:value-type="float" office:value="0.0268" calcext:value-type="float">
            <text:p>0.0268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11" office:value-type="float" office:value="1280" calcext:value-type="float">
            <text:p>1280</text:p>
          </table:table-cell>
          <table:table-cell table:style-name="ce15" office:value-type="float" office:value="0.0406" calcext:value-type="float">
            <text:p>0.0406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11" office:value-type="float" office:value="1007" calcext:value-type="float">
            <text:p>1007</text:p>
          </table:table-cell>
          <table:table-cell table:style-name="ce15" office:value-type="float" office:value="0.0526" calcext:value-type="float">
            <text:p>0.0526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11" office:value-type="float" office:value="971" calcext:value-type="float">
            <text:p>971</text:p>
          </table:table-cell>
          <table:table-cell table:style-name="ce15" office:value-type="float" office:value="0.0194" calcext:value-type="float">
            <text:p>0.0194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11" office:value-type="float" office:value="1004" calcext:value-type="float">
            <text:p>1004</text:p>
          </table:table-cell>
          <table:table-cell table:style-name="ce15" office:value-type="float" office:value="0.0044" calcext:value-type="float">
            <text:p>0.0044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11" office:value-type="float" office:value="1009" calcext:value-type="float">
            <text:p>1009</text:p>
          </table:table-cell>
          <table:table-cell table:style-name="ce15" office:value-type="float" office:value="0.0117" calcext:value-type="float">
            <text:p>0.0117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11" office:value-type="float" office:value="909" calcext:value-type="float">
            <text:p>909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11" office:value-type="float" office:value="1133" calcext:value-type="float">
            <text:p>1133</text:p>
          </table:table-cell>
          <table:table-cell table:style-name="ce15" office:value-type="float" office:value="0.0053" calcext:value-type="float">
            <text:p>0.0053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11" office:value-type="float" office:value="1048" calcext:value-type="float">
            <text:p>1048</text:p>
          </table:table-cell>
          <table:table-cell table:style-name="ce15" office:value-type="float" office:value="0.0089" calcext:value-type="float">
            <text:p>0.0089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11" office:value-type="float" office:value="1154" calcext:value-type="float">
            <text:p>1154</text:p>
          </table:table-cell>
          <table:table-cell table:style-name="ce15" office:value-type="float" office:value="0.0509" calcext:value-type="float">
            <text:p>0.0509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11" office:value-type="float" office:value="953" calcext:value-type="float">
            <text:p>953</text:p>
          </table:table-cell>
          <table:table-cell table:style-name="ce15" office:value-type="float" office:value="0.0098" calcext:value-type="float">
            <text:p>0.0098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11" office:value-type="float" office:value="1190" calcext:value-type="float">
            <text:p>1190</text:p>
          </table:table-cell>
          <table:table-cell table:style-name="ce15" office:value-type="float" office:value="0.0332" calcext:value-type="float">
            <text:p>0.0332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11" office:value-type="float" office:value="1306" calcext:value-type="float">
            <text:p>1306</text:p>
          </table:table-cell>
          <table:table-cell table:style-name="ce15" office:value-type="float" office:value="0.0078" calcext:value-type="float">
            <text:p>0.0078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11" office:value-type="float" office:value="1136" calcext:value-type="float">
            <text:p>1136</text:p>
          </table:table-cell>
          <table:table-cell table:style-name="ce15" office:value-type="float" office:value="0.1618" calcext:value-type="float">
            <text:p>0.1618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11" office:value-type="float" office:value="1052" calcext:value-type="float">
            <text:p>1052</text:p>
          </table:table-cell>
          <table:table-cell table:style-name="ce15" office:value-type="float" office:value="0.0402" calcext:value-type="float">
            <text:p>0.0402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11" office:value-type="float" office:value="1223" calcext:value-type="float">
            <text:p>1223</text:p>
          </table:table-cell>
          <table:table-cell table:style-name="ce15" office:value-type="float" office:value="0.0924" calcext:value-type="float">
            <text:p>0.0924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11" office:value-type="float" office:value="1021" calcext:value-type="float">
            <text:p>1021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11" office:value-type="float" office:value="967" calcext:value-type="float">
            <text:p>967</text:p>
          </table:table-cell>
          <table:table-cell table:style-name="ce15" office:value-type="float" office:value="0.0321" calcext:value-type="float">
            <text:p>0.0321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11" office:value-type="float" office:value="1249" calcext:value-type="float">
            <text:p>1249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11" office:value-type="float" office:value="407" calcext:value-type="float">
            <text:p>407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11" office:value-type="float" office:value="993" calcext:value-type="float">
            <text:p>993</text:p>
          </table:table-cell>
          <table:table-cell table:style-name="ce15" office:value-type="float" office:value="0.0284" calcext:value-type="float">
            <text:p>0.0284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11" office:value-type="float" office:value="1007" calcext:value-type="float">
            <text:p>1007</text:p>
          </table:table-cell>
          <table:table-cell table:style-name="ce15" office:value-type="float" office:value="0.0954" calcext:value-type="float">
            <text:p>0.0954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11" office:value-type="float" office:value="507" calcext:value-type="float">
            <text:p>507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11" office:value-type="float" office:value="1123" calcext:value-type="float">
            <text:p>1123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11" office:value-type="float" office:value="1085" calcext:value-type="float">
            <text:p>1085</text:p>
          </table:table-cell>
          <table:table-cell table:style-name="ce15" office:value-type="float" office:value="0.0204" calcext:value-type="float">
            <text:p>0.0204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11" office:value-type="float" office:value="1131" calcext:value-type="float">
            <text:p>1131</text:p>
          </table:table-cell>
          <table:table-cell table:style-name="ce15" office:value-type="float" office:value="0.0238" calcext:value-type="float">
            <text:p>0.0238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11" office:value-type="float" office:value="1211" calcext:value-type="float">
            <text:p>1211</text:p>
          </table:table-cell>
          <table:table-cell table:style-name="ce15" office:value-type="float" office:value="0.0135" calcext:value-type="float">
            <text:p>0.0135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11" office:value-type="float" office:value="1176" calcext:value-type="float">
            <text:p>1176</text:p>
          </table:table-cell>
          <table:table-cell table:style-name="ce15" office:value-type="float" office:value="0.0065" calcext:value-type="float">
            <text:p>0.0065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11" office:value-type="float" office:value="1194" calcext:value-type="float">
            <text:p>1194</text:p>
          </table:table-cell>
          <table:table-cell table:style-name="ce15" office:value-type="float" office:value="0.0092" calcext:value-type="float">
            <text:p>0.0092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11" office:value-type="float" office:value="1182" calcext:value-type="float">
            <text:p>1182</text:p>
          </table:table-cell>
          <table:table-cell table:style-name="ce15" office:value-type="float" office:value="0.0178" calcext:value-type="float">
            <text:p>0.0178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11" office:value-type="float" office:value="771" calcext:value-type="float">
            <text:p>771</text:p>
          </table:table-cell>
          <table:table-cell table:style-name="ce15" office:value-type="float" office:value="0.0025" calcext:value-type="float">
            <text:p>0.0025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11" office:value-type="float" office:value="1289" calcext:value-type="float">
            <text:p>1289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11" office:value-type="float" office:value="1241" calcext:value-type="float">
            <text:p>1241</text:p>
          </table:table-cell>
          <table:table-cell table:style-name="ce15" office:value-type="float" office:value="0.0083" calcext:value-type="float">
            <text:p>0.0083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1" office:value-type="float" office:value="1369" calcext:value-type="float">
            <text:p>1369</text:p>
          </table:table-cell>
          <table:table-cell table:style-name="ce15" office:value-type="float" office:value="0.0004" calcext:value-type="float">
            <text:p>0.0004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11" office:value-type="float" office:value="1129" calcext:value-type="float">
            <text:p>1129</text:p>
          </table:table-cell>
          <table:table-cell table:style-name="ce15" office:value-type="float" office:value="0.0712" calcext:value-type="float">
            <text:p>0.0712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11" office:value-type="float" office:value="1099" calcext:value-type="float">
            <text:p>1099</text:p>
          </table:table-cell>
          <table:table-cell table:style-name="ce15" office:value-type="float" office:value="0.0232" calcext:value-type="float">
            <text:p>0.0232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11" office:value-type="float" office:value="1269" calcext:value-type="float">
            <text:p>1269</text:p>
          </table:table-cell>
          <table:table-cell table:style-name="ce15" office:value-type="float" office:value="0.0047" calcext:value-type="float">
            <text:p>0.0047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11" office:value-type="float" office:value="1183" calcext:value-type="float">
            <text:p>1183</text:p>
          </table:table-cell>
          <table:table-cell table:style-name="ce15" office:value-type="float" office:value="0.0182" calcext:value-type="float">
            <text:p>0.0182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11" office:value-type="float" office:value="904" calcext:value-type="float">
            <text:p>904</text:p>
          </table:table-cell>
          <table:table-cell table:style-name="ce15" office:value-type="float" office:value="0.0062" calcext:value-type="float">
            <text:p>0.0062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11" office:value-type="float" office:value="1152" calcext:value-type="float">
            <text:p>1152</text:p>
          </table:table-cell>
          <table:table-cell table:style-name="ce15" office:value-type="float" office:value="0.0189" calcext:value-type="float">
            <text:p>0.0189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Mar 2011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2" office:value-type="float" office:value="1146" calcext:value-type="float">
            <text:p>1146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11" office:value-type="float" office:value="1271" calcext:value-type="float">
            <text:p>1271</text:p>
          </table:table-cell>
          <table:table-cell table:style-name="ce15" office:value-type="float" office:value="0.1879" calcext:value-type="float">
            <text:p>0.1879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11" office:value-type="float" office:value="1296" calcext:value-type="float">
            <text:p>1296</text:p>
          </table:table-cell>
          <table:table-cell table:style-name="ce15" office:value-type="float" office:value="0.0248" calcext:value-type="float">
            <text:p>0.0248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11" office:value-type="float" office:value="1282" calcext:value-type="float">
            <text:p>1282</text:p>
          </table:table-cell>
          <table:table-cell table:style-name="ce15" office:value-type="float" office:value="0.0303" calcext:value-type="float">
            <text:p>0.0303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11" office:value-type="float" office:value="1286" calcext:value-type="float">
            <text:p>1286</text:p>
          </table:table-cell>
          <table:table-cell table:style-name="ce15" office:value-type="float" office:value="0.072" calcext:value-type="float">
            <text:p>0.072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11" office:value-type="float" office:value="1271" calcext:value-type="float">
            <text:p>1271</text:p>
          </table:table-cell>
          <table:table-cell table:style-name="ce15" office:value-type="float" office:value="0.0212" calcext:value-type="float">
            <text:p>0.0212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11" office:value-type="float" office:value="1220" calcext:value-type="float">
            <text:p>1220</text:p>
          </table:table-cell>
          <table:table-cell table:style-name="ce15" office:value-type="float" office:value="0.0396" calcext:value-type="float">
            <text:p>0.039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11" office:value-type="float" office:value="1250" calcext:value-type="float">
            <text:p>1250</text:p>
          </table:table-cell>
          <table:table-cell table:style-name="ce15" office:value-type="float" office:value="0.0691" calcext:value-type="float">
            <text:p>0.0691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11" office:value-type="float" office:value="1170" calcext:value-type="float">
            <text:p>1170</text:p>
          </table:table-cell>
          <table:table-cell table:style-name="ce15" office:value-type="float" office:value="0.0479" calcext:value-type="float">
            <text:p>0.0479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11" office:value-type="float" office:value="1425" calcext:value-type="float">
            <text:p>1425</text:p>
          </table:table-cell>
          <table:table-cell table:style-name="ce15" office:value-type="float" office:value="0.0213" calcext:value-type="float">
            <text:p>0.0213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11" office:value-type="float" office:value="1018" calcext:value-type="float">
            <text:p>1018</text:p>
          </table:table-cell>
          <table:table-cell table:style-name="ce15" office:value-type="float" office:value="0.0442" calcext:value-type="float">
            <text:p>0.0442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11" office:value-type="float" office:value="1021" calcext:value-type="float">
            <text:p>1021</text:p>
          </table:table-cell>
          <table:table-cell table:style-name="ce15" office:value-type="float" office:value="0.0358" calcext:value-type="float">
            <text:p>0.0358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11" office:value-type="float" office:value="1003" calcext:value-type="float">
            <text:p>1003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11" office:value-type="float" office:value="1206" calcext:value-type="float">
            <text:p>1206</text:p>
          </table:table-cell>
          <table:table-cell table:style-name="ce15" office:value-type="float" office:value="0.2355" calcext:value-type="float">
            <text:p>0.2355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11" office:value-type="float" office:value="1111" calcext:value-type="float">
            <text:p>1111</text:p>
          </table:table-cell>
          <table:table-cell table:style-name="ce15" office:value-type="float" office:value="0.0878" calcext:value-type="float">
            <text:p>0.0878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11" office:value-type="float" office:value="1182" calcext:value-type="float">
            <text:p>1182</text:p>
          </table:table-cell>
          <table:table-cell table:style-name="ce15" office:value-type="float" office:value="0.0401" calcext:value-type="float">
            <text:p>0.0401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11" office:value-type="float" office:value="1213" calcext:value-type="float">
            <text:p>1213</text:p>
          </table:table-cell>
          <table:table-cell table:style-name="ce15" office:value-type="float" office:value="0.0357" calcext:value-type="float">
            <text:p>0.035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11" office:value-type="float" office:value="1374" calcext:value-type="float">
            <text:p>1374</text:p>
          </table:table-cell>
          <table:table-cell table:style-name="ce15" office:value-type="float" office:value="0.0274" calcext:value-type="float">
            <text:p>0.027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11" office:value-type="float" office:value="1311" calcext:value-type="float">
            <text:p>1311</text:p>
          </table:table-cell>
          <table:table-cell table:style-name="ce15" office:value-type="float" office:value="0.0445" calcext:value-type="float">
            <text:p>0.0445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11" office:value-type="float" office:value="1021" calcext:value-type="float">
            <text:p>1021</text:p>
          </table:table-cell>
          <table:table-cell table:style-name="ce15" office:value-type="float" office:value="0.0444" calcext:value-type="float">
            <text:p>0.044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11" office:value-type="float" office:value="990" calcext:value-type="float">
            <text:p>990</text:p>
          </table:table-cell>
          <table:table-cell table:style-name="ce15" office:value-type="float" office:value="0.0137" calcext:value-type="float">
            <text:p>0.013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11" office:value-type="float" office:value="1050" calcext:value-type="float">
            <text:p>1050</text:p>
          </table:table-cell>
          <table:table-cell table:style-name="ce15" office:value-type="float" office:value="0.0042" calcext:value-type="float">
            <text:p>0.0042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11" office:value-type="float" office:value="1003" calcext:value-type="float">
            <text:p>1003</text:p>
          </table:table-cell>
          <table:table-cell table:style-name="ce15" office:value-type="float" office:value="0.0088" calcext:value-type="float">
            <text:p>0.0088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11" office:value-type="float" office:value="960" calcext:value-type="float">
            <text:p>960</text:p>
          </table:table-cell>
          <table:table-cell table:style-name="ce15" office:value-type="float" office:value="0.0033" calcext:value-type="float">
            <text:p>0.0033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11" office:value-type="float" office:value="1129" calcext:value-type="float">
            <text:p>1129</text:p>
          </table:table-cell>
          <table:table-cell table:style-name="ce15" office:value-type="float" office:value="0.006" calcext:value-type="float">
            <text:p>0.006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11" office:value-type="float" office:value="1059" calcext:value-type="float">
            <text:p>1059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11" office:value-type="float" office:value="1158" calcext:value-type="float">
            <text:p>1158</text:p>
          </table:table-cell>
          <table:table-cell table:style-name="ce15" office:value-type="float" office:value="0.0544" calcext:value-type="float">
            <text:p>0.054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11" office:value-type="float" office:value="949" calcext:value-type="float">
            <text:p>949</text:p>
          </table:table-cell>
          <table:table-cell table:style-name="ce15" office:value-type="float" office:value="0.01" calcext:value-type="float">
            <text:p>0.010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11" office:value-type="float" office:value="1197" calcext:value-type="float">
            <text:p>1197</text:p>
          </table:table-cell>
          <table:table-cell table:style-name="ce15" office:value-type="float" office:value="0.0359" calcext:value-type="float">
            <text:p>0.0359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11" office:value-type="float" office:value="1312" calcext:value-type="float">
            <text:p>1312</text:p>
          </table:table-cell>
          <table:table-cell table:style-name="ce15" office:value-type="float" office:value="0.0085" calcext:value-type="float">
            <text:p>0.0085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11" office:value-type="float" office:value="1167" calcext:value-type="float">
            <text:p>1167</text:p>
          </table:table-cell>
          <table:table-cell table:style-name="ce15" office:value-type="float" office:value="0.1512" calcext:value-type="float">
            <text:p>0.1512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11" office:value-type="float" office:value="1065" calcext:value-type="float">
            <text:p>1065</text:p>
          </table:table-cell>
          <table:table-cell table:style-name="ce15" office:value-type="float" office:value="0.0324" calcext:value-type="float">
            <text:p>0.032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11" office:value-type="float" office:value="1255" calcext:value-type="float">
            <text:p>1255</text:p>
          </table:table-cell>
          <table:table-cell table:style-name="ce15" office:value-type="float" office:value="0.0896" calcext:value-type="float">
            <text:p>0.089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11" office:value-type="float" office:value="1076" calcext:value-type="float">
            <text:p>1076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11" office:value-type="float" office:value="955" calcext:value-type="float">
            <text:p>955</text:p>
          </table:table-cell>
          <table:table-cell table:style-name="ce15" office:value-type="float" office:value="0.0353" calcext:value-type="float">
            <text:p>0.0353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11" office:value-type="float" office:value="1249" calcext:value-type="float">
            <text:p>1249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11" office:value-type="float" office:value="381" calcext:value-type="float">
            <text:p>381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11" office:value-type="float" office:value="983" calcext:value-type="float">
            <text:p>983</text:p>
          </table:table-cell>
          <table:table-cell table:style-name="ce15" office:value-type="float" office:value="0.0316" calcext:value-type="float">
            <text:p>0.031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11" office:value-type="float" office:value="1011" calcext:value-type="float">
            <text:p>1011</text:p>
          </table:table-cell>
          <table:table-cell table:style-name="ce15" office:value-type="float" office:value="0.0912" calcext:value-type="float">
            <text:p>0.0912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11" office:value-type="float" office:value="496" calcext:value-type="float">
            <text:p>496</text:p>
          </table:table-cell>
          <table:table-cell table:style-name="ce15" office:value-type="float" office:value="0.0151" calcext:value-type="float">
            <text:p>0.0151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11" office:value-type="float" office:value="1144" calcext:value-type="float">
            <text:p>1144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11" office:value-type="float" office:value="1089" calcext:value-type="float">
            <text:p>1089</text:p>
          </table:table-cell>
          <table:table-cell table:style-name="ce15" office:value-type="float" office:value="0.0207" calcext:value-type="float">
            <text:p>0.020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11" office:value-type="float" office:value="1147" calcext:value-type="float">
            <text:p>1147</text:p>
          </table:table-cell>
          <table:table-cell table:style-name="ce15" office:value-type="float" office:value="0.0254" calcext:value-type="float">
            <text:p>0.025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11" office:value-type="float" office:value="1239" calcext:value-type="float">
            <text:p>1239</text:p>
          </table:table-cell>
          <table:table-cell table:style-name="ce15" office:value-type="float" office:value="0.0122" calcext:value-type="float">
            <text:p>0.0122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11" office:value-type="float" office:value="1110" calcext:value-type="float">
            <text:p>1110</text:p>
          </table:table-cell>
          <table:table-cell table:style-name="ce15" office:value-type="float" office:value="0.0049" calcext:value-type="float">
            <text:p>0.0049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11" office:value-type="float" office:value="1217" calcext:value-type="float">
            <text:p>1217</text:p>
          </table:table-cell>
          <table:table-cell table:style-name="ce15" office:value-type="float" office:value="0.01" calcext:value-type="float">
            <text:p>0.010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11" office:value-type="float" office:value="1183" calcext:value-type="float">
            <text:p>1183</text:p>
          </table:table-cell>
          <table:table-cell table:style-name="ce15" office:value-type="float" office:value="0.0184" calcext:value-type="float">
            <text:p>0.018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11" office:value-type="float" office:value="775" calcext:value-type="float">
            <text:p>775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11" office:value-type="float" office:value="1289" calcext:value-type="float">
            <text:p>1289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11" office:value-type="float" office:value="1241" calcext:value-type="float">
            <text:p>1241</text:p>
          </table:table-cell>
          <table:table-cell table:style-name="ce15" office:value-type="float" office:value="0.0077" calcext:value-type="float">
            <text:p>0.007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1" office:value-type="float" office:value="1369" calcext:value-type="float">
            <text:p>1369</text:p>
          </table:table-cell>
          <table:table-cell table:style-name="ce15" office:value-type="float" office:value="0.0003" calcext:value-type="float">
            <text:p>0.0003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11" office:value-type="float" office:value="1136" calcext:value-type="float">
            <text:p>1136</text:p>
          </table:table-cell>
          <table:table-cell table:style-name="ce15" office:value-type="float" office:value="0.0685" calcext:value-type="float">
            <text:p>0.0685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11" office:value-type="float" office:value="1104" calcext:value-type="float">
            <text:p>1104</text:p>
          </table:table-cell>
          <table:table-cell table:style-name="ce15" office:value-type="float" office:value="0.0237" calcext:value-type="float">
            <text:p>0.023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11" office:value-type="float" office:value="1288" calcext:value-type="float">
            <text:p>1288</text:p>
          </table:table-cell>
          <table:table-cell table:style-name="ce15" office:value-type="float" office:value="0.0048" calcext:value-type="float">
            <text:p>0.0048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11" office:value-type="float" office:value="1188" calcext:value-type="float">
            <text:p>1188</text:p>
          </table:table-cell>
          <table:table-cell table:style-name="ce15" office:value-type="float" office:value="0.0197" calcext:value-type="float">
            <text:p>0.019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11" office:value-type="float" office:value="905" calcext:value-type="float">
            <text:p>905</text:p>
          </table:table-cell>
          <table:table-cell table:style-name="ce15" office:value-type="float" office:value="0.0049" calcext:value-type="float">
            <text:p>0.0049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11" office:value-type="float" office:value="1159" calcext:value-type="float">
            <text:p>1159</text:p>
          </table:table-cell>
          <table:table-cell table:style-name="ce15" office:value-type="float" office:value="0.0153" calcext:value-type="float">
            <text:p>0.0153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Jun 2011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2" office:value-type="float" office:value="1157" calcext:value-type="float">
            <text:p>1157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13" office:value-type="float" office:value="1292" calcext:value-type="float">
            <text:p>1292</text:p>
          </table:table-cell>
          <table:table-cell table:style-name="ce15" office:value-type="float" office:value="0.1879" calcext:value-type="float">
            <text:p>0.1879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13" office:value-type="float" office:value="1412" calcext:value-type="float">
            <text:p>1412</text:p>
          </table:table-cell>
          <table:table-cell table:style-name="ce15" office:value-type="float" office:value="0.0248" calcext:value-type="float">
            <text:p>0.0248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13" office:value-type="float" office:value="1294" calcext:value-type="float">
            <text:p>1294</text:p>
          </table:table-cell>
          <table:table-cell table:style-name="ce15" office:value-type="float" office:value="0.0303" calcext:value-type="float">
            <text:p>0.0303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13" office:value-type="float" office:value="1294" calcext:value-type="float">
            <text:p>1294</text:p>
          </table:table-cell>
          <table:table-cell table:style-name="ce15" office:value-type="float" office:value="0.072" calcext:value-type="float">
            <text:p>0.0720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13" office:value-type="float" office:value="1270" calcext:value-type="float">
            <text:p>1270</text:p>
          </table:table-cell>
          <table:table-cell table:style-name="ce15" office:value-type="float" office:value="0.0212" calcext:value-type="float">
            <text:p>0.0212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13" office:value-type="float" office:value="1225" calcext:value-type="float">
            <text:p>1225</text:p>
          </table:table-cell>
          <table:table-cell table:style-name="ce15" office:value-type="float" office:value="0.0396" calcext:value-type="float">
            <text:p>0.0396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13" office:value-type="float" office:value="1261" calcext:value-type="float">
            <text:p>1261</text:p>
          </table:table-cell>
          <table:table-cell table:style-name="ce15" office:value-type="float" office:value="0.0691" calcext:value-type="float">
            <text:p>0.0691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13" office:value-type="float" office:value="1185" calcext:value-type="float">
            <text:p>1185</text:p>
          </table:table-cell>
          <table:table-cell table:style-name="ce15" office:value-type="float" office:value="0.0479" calcext:value-type="float">
            <text:p>0.0479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13" office:value-type="float" office:value="1425" calcext:value-type="float">
            <text:p>1425</text:p>
          </table:table-cell>
          <table:table-cell table:style-name="ce15" office:value-type="float" office:value="0.0213" calcext:value-type="float">
            <text:p>0.0213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13" office:value-type="float" office:value="1019" calcext:value-type="float">
            <text:p>1019</text:p>
          </table:table-cell>
          <table:table-cell table:style-name="ce15" office:value-type="float" office:value="0.0442" calcext:value-type="float">
            <text:p>0.0442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13" office:value-type="float" office:value="1021" calcext:value-type="float">
            <text:p>1021</text:p>
          </table:table-cell>
          <table:table-cell table:style-name="ce15" office:value-type="float" office:value="0.0358" calcext:value-type="float">
            <text:p>0.0358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13" office:value-type="float" office:value="1003" calcext:value-type="float">
            <text:p>1003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13" office:value-type="float" office:value="1214" calcext:value-type="float">
            <text:p>1214</text:p>
          </table:table-cell>
          <table:table-cell table:style-name="ce15" office:value-type="float" office:value="0.2355" calcext:value-type="float">
            <text:p>0.2355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13" office:value-type="float" office:value="1116" calcext:value-type="float">
            <text:p>1116</text:p>
          </table:table-cell>
          <table:table-cell table:style-name="ce15" office:value-type="float" office:value="0.0878" calcext:value-type="float">
            <text:p>0.0878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13" office:value-type="float" office:value="1191" calcext:value-type="float">
            <text:p>1191</text:p>
          </table:table-cell>
          <table:table-cell table:style-name="ce15" office:value-type="float" office:value="0.0401" calcext:value-type="float">
            <text:p>0.0401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13" office:value-type="float" office:value="1212" calcext:value-type="float">
            <text:p>1212</text:p>
          </table:table-cell>
          <table:table-cell table:style-name="ce15" office:value-type="float" office:value="0.0357" calcext:value-type="float">
            <text:p>0.0357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13" office:value-type="float" office:value="1429" calcext:value-type="float">
            <text:p>1429</text:p>
          </table:table-cell>
          <table:table-cell table:style-name="ce15" office:value-type="float" office:value="0.0274" calcext:value-type="float">
            <text:p>0.0274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13" office:value-type="float" office:value="1307" calcext:value-type="float">
            <text:p>1307</text:p>
          </table:table-cell>
          <table:table-cell table:style-name="ce15" office:value-type="float" office:value="0.0445" calcext:value-type="float">
            <text:p>0.0445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13" office:value-type="float" office:value="1027" calcext:value-type="float">
            <text:p>1027</text:p>
          </table:table-cell>
          <table:table-cell table:style-name="ce15" office:value-type="float" office:value="0.0444" calcext:value-type="float">
            <text:p>0.0444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13" office:value-type="float" office:value="995" calcext:value-type="float">
            <text:p>995</text:p>
          </table:table-cell>
          <table:table-cell table:style-name="ce15" office:value-type="float" office:value="0.0137" calcext:value-type="float">
            <text:p>0.0137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13" office:value-type="float" office:value="1069" calcext:value-type="float">
            <text:p>1069</text:p>
          </table:table-cell>
          <table:table-cell table:style-name="ce15" office:value-type="float" office:value="0.0042" calcext:value-type="float">
            <text:p>0.0042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13" office:value-type="float" office:value="1021" calcext:value-type="float">
            <text:p>1021</text:p>
          </table:table-cell>
          <table:table-cell table:style-name="ce15" office:value-type="float" office:value="0.0088" calcext:value-type="float">
            <text:p>0.0088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13" office:value-type="float" office:value="979" calcext:value-type="float">
            <text:p>979</text:p>
          </table:table-cell>
          <table:table-cell table:style-name="ce15" office:value-type="float" office:value="0.0033" calcext:value-type="float">
            <text:p>0.0033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13" office:value-type="float" office:value="1126" calcext:value-type="float">
            <text:p>1126</text:p>
          </table:table-cell>
          <table:table-cell table:style-name="ce15" office:value-type="float" office:value="0.006" calcext:value-type="float">
            <text:p>0.0060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13" office:value-type="float" office:value="1050" calcext:value-type="float">
            <text:p>1050</text:p>
          </table:table-cell>
          <table:table-cell table:style-name="ce15" office:value-type="float" office:value="0.0084" calcext:value-type="float">
            <text:p>0.0084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13" office:value-type="float" office:value="1168" calcext:value-type="float">
            <text:p>1168</text:p>
          </table:table-cell>
          <table:table-cell table:style-name="ce15" office:value-type="float" office:value="0.0544" calcext:value-type="float">
            <text:p>0.0544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13" office:value-type="float" office:value="952" calcext:value-type="float">
            <text:p>952</text:p>
          </table:table-cell>
          <table:table-cell table:style-name="ce15" office:value-type="float" office:value="0.01" calcext:value-type="float">
            <text:p>0.0100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13" office:value-type="float" office:value="1203" calcext:value-type="float">
            <text:p>1203</text:p>
          </table:table-cell>
          <table:table-cell table:style-name="ce15" office:value-type="float" office:value="0.0359" calcext:value-type="float">
            <text:p>0.0359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13" office:value-type="float" office:value="1351" calcext:value-type="float">
            <text:p>1351</text:p>
          </table:table-cell>
          <table:table-cell table:style-name="ce15" office:value-type="float" office:value="0.0085" calcext:value-type="float">
            <text:p>0.0085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13" office:value-type="float" office:value="1155" calcext:value-type="float">
            <text:p>1155</text:p>
          </table:table-cell>
          <table:table-cell table:style-name="ce15" office:value-type="float" office:value="0.1512" calcext:value-type="float">
            <text:p>0.1512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13" office:value-type="float" office:value="1076" calcext:value-type="float">
            <text:p>1076</text:p>
          </table:table-cell>
          <table:table-cell table:style-name="ce15" office:value-type="float" office:value="0.0324" calcext:value-type="float">
            <text:p>0.0324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13" office:value-type="float" office:value="1231" calcext:value-type="float">
            <text:p>1231</text:p>
          </table:table-cell>
          <table:table-cell table:style-name="ce15" office:value-type="float" office:value="0.0896" calcext:value-type="float">
            <text:p>0.0896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13" office:value-type="float" office:value="1069" calcext:value-type="float">
            <text:p>1069</text:p>
          </table:table-cell>
          <table:table-cell table:style-name="ce15" office:value-type="float" office:value="0.0292" calcext:value-type="float">
            <text:p>0.0292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13" office:value-type="float" office:value="921" calcext:value-type="float">
            <text:p>921</text:p>
          </table:table-cell>
          <table:table-cell table:style-name="ce15" office:value-type="float" office:value="0.0353" calcext:value-type="float">
            <text:p>0.0353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13" office:value-type="float" office:value="1255" calcext:value-type="float">
            <text:p>1255</text:p>
          </table:table-cell>
          <table:table-cell table:style-name="ce15" office:value-type="float" office:value="0.0017" calcext:value-type="float">
            <text:p>0.0017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13" office:value-type="float" office:value="346" calcext:value-type="float">
            <text:p>346</text:p>
          </table:table-cell>
          <table:table-cell table:style-name="ce15" office:value-type="float" office:value="0.002" calcext:value-type="float">
            <text:p>0.0020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13" office:value-type="float" office:value="949" calcext:value-type="float">
            <text:p>949</text:p>
          </table:table-cell>
          <table:table-cell table:style-name="ce15" office:value-type="float" office:value="0.0316" calcext:value-type="float">
            <text:p>0.0316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13" office:value-type="float" office:value="1005" calcext:value-type="float">
            <text:p>1005</text:p>
          </table:table-cell>
          <table:table-cell table:style-name="ce15" office:value-type="float" office:value="0.0912" calcext:value-type="float">
            <text:p>0.0912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13" office:value-type="float" office:value="472" calcext:value-type="float">
            <text:p>472</text:p>
          </table:table-cell>
          <table:table-cell table:style-name="ce15" office:value-type="float" office:value="0.0151" calcext:value-type="float">
            <text:p>0.0151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13" office:value-type="float" office:value="1139" calcext:value-type="float">
            <text:p>1139</text:p>
          </table:table-cell>
          <table:table-cell table:style-name="ce15" office:value-type="float" office:value="0.003" calcext:value-type="float">
            <text:p>0.0030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13" office:value-type="float" office:value="1089" calcext:value-type="float">
            <text:p>1089</text:p>
          </table:table-cell>
          <table:table-cell table:style-name="ce15" office:value-type="float" office:value="0.0207" calcext:value-type="float">
            <text:p>0.0207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13" office:value-type="float" office:value="1156" calcext:value-type="float">
            <text:p>1156</text:p>
          </table:table-cell>
          <table:table-cell table:style-name="ce15" office:value-type="float" office:value="0.0254" calcext:value-type="float">
            <text:p>0.0254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13" office:value-type="float" office:value="1238" calcext:value-type="float">
            <text:p>1238</text:p>
          </table:table-cell>
          <table:table-cell table:style-name="ce15" office:value-type="float" office:value="0.0122" calcext:value-type="float">
            <text:p>0.0122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13" office:value-type="float" office:value="1124" calcext:value-type="float">
            <text:p>1124</text:p>
          </table:table-cell>
          <table:table-cell table:style-name="ce15" office:value-type="float" office:value="0.0049" calcext:value-type="float">
            <text:p>0.0049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13" office:value-type="float" office:value="1211" calcext:value-type="float">
            <text:p>1211</text:p>
          </table:table-cell>
          <table:table-cell table:style-name="ce15" office:value-type="float" office:value="0.01" calcext:value-type="float">
            <text:p>0.0100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13" office:value-type="float" office:value="1186" calcext:value-type="float">
            <text:p>1186</text:p>
          </table:table-cell>
          <table:table-cell table:style-name="ce15" office:value-type="float" office:value="0.0184" calcext:value-type="float">
            <text:p>0.0184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13" office:value-type="float" office:value="786" calcext:value-type="float">
            <text:p>786</text:p>
          </table:table-cell>
          <table:table-cell table:style-name="ce15" office:value-type="float" office:value="0.0037" calcext:value-type="float">
            <text:p>0.0037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13" office:value-type="float" office:value="1289" calcext:value-type="float">
            <text:p>1289</text:p>
          </table:table-cell>
          <table:table-cell table:style-name="ce15" office:value-type="float" office:value="0.0066" calcext:value-type="float">
            <text:p>0.0066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13" office:value-type="float" office:value="1241" calcext:value-type="float">
            <text:p>1241</text:p>
          </table:table-cell>
          <table:table-cell table:style-name="ce15" office:value-type="float" office:value="0.0077" calcext:value-type="float">
            <text:p>0.0077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3" office:value-type="float" office:value="1369" calcext:value-type="float">
            <text:p>1369</text:p>
          </table:table-cell>
          <table:table-cell table:style-name="ce15" office:value-type="float" office:value="0.0003" calcext:value-type="float">
            <text:p>0.0003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13" office:value-type="float" office:value="1149" calcext:value-type="float">
            <text:p>1149</text:p>
          </table:table-cell>
          <table:table-cell table:style-name="ce15" office:value-type="float" office:value="0.0685" calcext:value-type="float">
            <text:p>0.0685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13" office:value-type="float" office:value="1105" calcext:value-type="float">
            <text:p>1105</text:p>
          </table:table-cell>
          <table:table-cell table:style-name="ce15" office:value-type="float" office:value="0.0237" calcext:value-type="float">
            <text:p>0.0237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13" office:value-type="float" office:value="1306" calcext:value-type="float">
            <text:p>1306</text:p>
          </table:table-cell>
          <table:table-cell table:style-name="ce15" office:value-type="float" office:value="0.0048" calcext:value-type="float">
            <text:p>0.0048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13" office:value-type="float" office:value="1216" calcext:value-type="float">
            <text:p>1216</text:p>
          </table:table-cell>
          <table:table-cell table:style-name="ce15" office:value-type="float" office:value="0.0197" calcext:value-type="float">
            <text:p>0.0197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13" office:value-type="float" office:value="926" calcext:value-type="float">
            <text:p>926</text:p>
          </table:table-cell>
          <table:table-cell table:style-name="ce15" office:value-type="float" office:value="0.0049" calcext:value-type="float">
            <text:p>0.0049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13" office:value-type="float" office:value="1169" calcext:value-type="float">
            <text:p>1169</text:p>
          </table:table-cell>
          <table:table-cell table:style-name="ce15" office:value-type="float" office:value="0.0153" calcext:value-type="float">
            <text:p>0.0153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Sep 2011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float" office:value="1162" calcext:value-type="float">
            <text:p>1162</text:p>
          </table:table-cell>
          <table:table-cell table:style-name="ce15" office:value-type="float" office:value="1" calcext:value-type="float">
            <text:p>1.0000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13" office:value-type="float" office:value="1263" calcext:value-type="float">
            <text:p>1263</text:p>
          </table:table-cell>
          <table:table-cell table:style-name="ce15" office:value-type="float" office:value="0.1879" calcext:value-type="float">
            <text:p>0.187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13" office:value-type="float" office:value="1198" calcext:value-type="float">
            <text:p>1198</text:p>
          </table:table-cell>
          <table:table-cell table:style-name="ce15" office:value-type="float" office:value="0.0248" calcext:value-type="float">
            <text:p>0.0248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13" office:value-type="float" office:value="1285" calcext:value-type="float">
            <text:p>1285</text:p>
          </table:table-cell>
          <table:table-cell table:style-name="ce15" office:value-type="float" office:value="0.0303" calcext:value-type="float">
            <text:p>0.030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13" office:value-type="float" office:value="1292" calcext:value-type="float">
            <text:p>1292</text:p>
          </table:table-cell>
          <table:table-cell table:style-name="ce15" office:value-type="float" office:value="0.072" calcext:value-type="float">
            <text:p>0.072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13" office:value-type="float" office:value="1264" calcext:value-type="float">
            <text:p>1264</text:p>
          </table:table-cell>
          <table:table-cell table:style-name="ce15" office:value-type="float" office:value="0.0212" calcext:value-type="float">
            <text:p>0.021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13" office:value-type="float" office:value="1231" calcext:value-type="float">
            <text:p>1231</text:p>
          </table:table-cell>
          <table:table-cell table:style-name="ce15" office:value-type="float" office:value="0.0396" calcext:value-type="float">
            <text:p>0.039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13" office:value-type="float" office:value="1259" calcext:value-type="float">
            <text:p>1259</text:p>
          </table:table-cell>
          <table:table-cell table:style-name="ce15" office:value-type="float" office:value="0.0691" calcext:value-type="float">
            <text:p>0.0691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13" office:value-type="float" office:value="1182" calcext:value-type="float">
            <text:p>1182</text:p>
          </table:table-cell>
          <table:table-cell table:style-name="ce15" office:value-type="float" office:value="0.0479" calcext:value-type="float">
            <text:p>0.047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13" office:value-type="float" office:value="1425" calcext:value-type="float">
            <text:p>1425</text:p>
          </table:table-cell>
          <table:table-cell table:style-name="ce15" office:value-type="float" office:value="0.0213" calcext:value-type="float">
            <text:p>0.021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13" office:value-type="float" office:value="1016" calcext:value-type="float">
            <text:p>1016</text:p>
          </table:table-cell>
          <table:table-cell table:style-name="ce15" office:value-type="float" office:value="0.0442" calcext:value-type="float">
            <text:p>0.044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13" office:value-type="float" office:value="1020" calcext:value-type="float">
            <text:p>1020</text:p>
          </table:table-cell>
          <table:table-cell table:style-name="ce15" office:value-type="float" office:value="0.0358" calcext:value-type="float">
            <text:p>0.0358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13" office:value-type="float" office:value="998" calcext:value-type="float">
            <text:p>998</text:p>
          </table:table-cell>
          <table:table-cell table:style-name="ce15" office:value-type="float" office:value="0.0084" calcext:value-type="float">
            <text:p>0.008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13" office:value-type="float" office:value="1218" calcext:value-type="float">
            <text:p>1218</text:p>
          </table:table-cell>
          <table:table-cell table:style-name="ce15" office:value-type="float" office:value="0.2355" calcext:value-type="float">
            <text:p>0.235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13" office:value-type="float" office:value="1120" calcext:value-type="float">
            <text:p>1120</text:p>
          </table:table-cell>
          <table:table-cell table:style-name="ce15" office:value-type="float" office:value="0.0878" calcext:value-type="float">
            <text:p>0.0878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13" office:value-type="float" office:value="1196" calcext:value-type="float">
            <text:p>1196</text:p>
          </table:table-cell>
          <table:table-cell table:style-name="ce15" office:value-type="float" office:value="0.0401" calcext:value-type="float">
            <text:p>0.0401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13" office:value-type="float" office:value="1220" calcext:value-type="float">
            <text:p>1220</text:p>
          </table:table-cell>
          <table:table-cell table:style-name="ce15" office:value-type="float" office:value="0.0357" calcext:value-type="float">
            <text:p>0.035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13" office:value-type="float" office:value="1435" calcext:value-type="float">
            <text:p>1435</text:p>
          </table:table-cell>
          <table:table-cell table:style-name="ce15" office:value-type="float" office:value="0.0274" calcext:value-type="float">
            <text:p>0.027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13" office:value-type="float" office:value="1302" calcext:value-type="float">
            <text:p>1302</text:p>
          </table:table-cell>
          <table:table-cell table:style-name="ce15" office:value-type="float" office:value="0.0445" calcext:value-type="float">
            <text:p>0.044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13" office:value-type="float" office:value="1012" calcext:value-type="float">
            <text:p>1012</text:p>
          </table:table-cell>
          <table:table-cell table:style-name="ce15" office:value-type="float" office:value="0.0444" calcext:value-type="float">
            <text:p>0.044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13" office:value-type="float" office:value="974" calcext:value-type="float">
            <text:p>974</text:p>
          </table:table-cell>
          <table:table-cell table:style-name="ce15" office:value-type="float" office:value="0.0137" calcext:value-type="float">
            <text:p>0.013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13" office:value-type="float" office:value="1063" calcext:value-type="float">
            <text:p>1063</text:p>
          </table:table-cell>
          <table:table-cell table:style-name="ce15" office:value-type="float" office:value="0.0042" calcext:value-type="float">
            <text:p>0.004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13" office:value-type="float" office:value="1011" calcext:value-type="float">
            <text:p>1011</text:p>
          </table:table-cell>
          <table:table-cell table:style-name="ce15" office:value-type="float" office:value="0.0088" calcext:value-type="float">
            <text:p>0.0088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13" office:value-type="float" office:value="912" calcext:value-type="float">
            <text:p>912</text:p>
          </table:table-cell>
          <table:table-cell table:style-name="ce15" office:value-type="float" office:value="0.0033" calcext:value-type="float">
            <text:p>0.003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13" office:value-type="float" office:value="1123" calcext:value-type="float">
            <text:p>1123</text:p>
          </table:table-cell>
          <table:table-cell table:style-name="ce15" office:value-type="float" office:value="0.006" calcext:value-type="float">
            <text:p>0.006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13" office:value-type="float" office:value="1047" calcext:value-type="float">
            <text:p>1047</text:p>
          </table:table-cell>
          <table:table-cell table:style-name="ce15" office:value-type="float" office:value="0.0084" calcext:value-type="float">
            <text:p>0.008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13" office:value-type="float" office:value="1174" calcext:value-type="float">
            <text:p>1174</text:p>
          </table:table-cell>
          <table:table-cell table:style-name="ce15" office:value-type="float" office:value="0.0544" calcext:value-type="float">
            <text:p>0.054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13" office:value-type="float" office:value="953" calcext:value-type="float">
            <text:p>953</text:p>
          </table:table-cell>
          <table:table-cell table:style-name="ce15" office:value-type="float" office:value="0.01" calcext:value-type="float">
            <text:p>0.010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13" office:value-type="float" office:value="1212" calcext:value-type="float">
            <text:p>1212</text:p>
          </table:table-cell>
          <table:table-cell table:style-name="ce15" office:value-type="float" office:value="0.0359" calcext:value-type="float">
            <text:p>0.035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13" office:value-type="float" office:value="1351" calcext:value-type="float">
            <text:p>1351</text:p>
          </table:table-cell>
          <table:table-cell table:style-name="ce15" office:value-type="float" office:value="0.0085" calcext:value-type="float">
            <text:p>0.008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13" office:value-type="float" office:value="1171" calcext:value-type="float">
            <text:p>1171</text:p>
          </table:table-cell>
          <table:table-cell table:style-name="ce15" office:value-type="float" office:value="0.1512" calcext:value-type="float">
            <text:p>0.151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13" office:value-type="float" office:value="1087" calcext:value-type="float">
            <text:p>1087</text:p>
          </table:table-cell>
          <table:table-cell table:style-name="ce15" office:value-type="float" office:value="0.0324" calcext:value-type="float">
            <text:p>0.032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13" office:value-type="float" office:value="1241" calcext:value-type="float">
            <text:p>1241</text:p>
          </table:table-cell>
          <table:table-cell table:style-name="ce15" office:value-type="float" office:value="0.0896" calcext:value-type="float">
            <text:p>0.089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13" office:value-type="float" office:value="1105" calcext:value-type="float">
            <text:p>1105</text:p>
          </table:table-cell>
          <table:table-cell table:style-name="ce15" office:value-type="float" office:value="0.0292" calcext:value-type="float">
            <text:p>0.029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13" office:value-type="float" office:value="888" calcext:value-type="float">
            <text:p>888</text:p>
          </table:table-cell>
          <table:table-cell table:style-name="ce15" office:value-type="float" office:value="0.0353" calcext:value-type="float">
            <text:p>0.035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13" office:value-type="float" office:value="1258" calcext:value-type="float">
            <text:p>1258</text:p>
          </table:table-cell>
          <table:table-cell table:style-name="ce15" office:value-type="float" office:value="0.0017" calcext:value-type="float">
            <text:p>0.001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13" office:value-type="float" office:value="317" calcext:value-type="float">
            <text:p>317</text:p>
          </table:table-cell>
          <table:table-cell table:style-name="ce15" office:value-type="float" office:value="0.002" calcext:value-type="float">
            <text:p>0.002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13" office:value-type="float" office:value="915" calcext:value-type="float">
            <text:p>915</text:p>
          </table:table-cell>
          <table:table-cell table:style-name="ce15" office:value-type="float" office:value="0.0316" calcext:value-type="float">
            <text:p>0.031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13" office:value-type="float" office:value="1006" calcext:value-type="float">
            <text:p>1006</text:p>
          </table:table-cell>
          <table:table-cell table:style-name="ce15" office:value-type="float" office:value="0.0912" calcext:value-type="float">
            <text:p>0.091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13" office:value-type="float" office:value="456" calcext:value-type="float">
            <text:p>456</text:p>
          </table:table-cell>
          <table:table-cell table:style-name="ce15" office:value-type="float" office:value="0.0151" calcext:value-type="float">
            <text:p>0.0151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13" office:value-type="float" office:value="1125" calcext:value-type="float">
            <text:p>1125</text:p>
          </table:table-cell>
          <table:table-cell table:style-name="ce15" office:value-type="float" office:value="0.003" calcext:value-type="float">
            <text:p>0.003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13" office:value-type="float" office:value="1074" calcext:value-type="float">
            <text:p>1074</text:p>
          </table:table-cell>
          <table:table-cell table:style-name="ce15" office:value-type="float" office:value="0.0207" calcext:value-type="float">
            <text:p>0.020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13" office:value-type="float" office:value="1173" calcext:value-type="float">
            <text:p>1173</text:p>
          </table:table-cell>
          <table:table-cell table:style-name="ce15" office:value-type="float" office:value="0.0254" calcext:value-type="float">
            <text:p>0.025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13" office:value-type="float" office:value="1240" calcext:value-type="float">
            <text:p>1240</text:p>
          </table:table-cell>
          <table:table-cell table:style-name="ce15" office:value-type="float" office:value="0.0122" calcext:value-type="float">
            <text:p>0.012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13" office:value-type="float" office:value="1161" calcext:value-type="float">
            <text:p>1161</text:p>
          </table:table-cell>
          <table:table-cell table:style-name="ce15" office:value-type="float" office:value="0.0049" calcext:value-type="float">
            <text:p>0.004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13" office:value-type="float" office:value="1254" calcext:value-type="float">
            <text:p>1254</text:p>
          </table:table-cell>
          <table:table-cell table:style-name="ce15" office:value-type="float" office:value="0.01" calcext:value-type="float">
            <text:p>0.010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13" office:value-type="float" office:value="1188" calcext:value-type="float">
            <text:p>1188</text:p>
          </table:table-cell>
          <table:table-cell table:style-name="ce15" office:value-type="float" office:value="0.0184" calcext:value-type="float">
            <text:p>0.018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13" office:value-type="float" office:value="791" calcext:value-type="float">
            <text:p>791</text:p>
          </table:table-cell>
          <table:table-cell table:style-name="ce15" office:value-type="float" office:value="0.0037" calcext:value-type="float">
            <text:p>0.003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13" office:value-type="float" office:value="1289" calcext:value-type="float">
            <text:p>1289</text:p>
          </table:table-cell>
          <table:table-cell table:style-name="ce15" office:value-type="float" office:value="0.0066" calcext:value-type="float">
            <text:p>0.006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13" office:value-type="float" office:value="1241" calcext:value-type="float">
            <text:p>1241</text:p>
          </table:table-cell>
          <table:table-cell table:style-name="ce15" office:value-type="float" office:value="0.0077" calcext:value-type="float">
            <text:p>0.007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3" office:value-type="float" office:value="1369" calcext:value-type="float">
            <text:p>1369</text:p>
          </table:table-cell>
          <table:table-cell table:style-name="ce15" office:value-type="float" office:value="0.0003" calcext:value-type="float">
            <text:p>0.000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13" office:value-type="float" office:value="1152" calcext:value-type="float">
            <text:p>1152</text:p>
          </table:table-cell>
          <table:table-cell table:style-name="ce15" office:value-type="float" office:value="0.0685" calcext:value-type="float">
            <text:p>0.068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13" office:value-type="float" office:value="1101" calcext:value-type="float">
            <text:p>1101</text:p>
          </table:table-cell>
          <table:table-cell table:style-name="ce15" office:value-type="float" office:value="0.0237" calcext:value-type="float">
            <text:p>0.023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13" office:value-type="float" office:value="1303" calcext:value-type="float">
            <text:p>1303</text:p>
          </table:table-cell>
          <table:table-cell table:style-name="ce15" office:value-type="float" office:value="0.0048" calcext:value-type="float">
            <text:p>0.0048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13" office:value-type="float" office:value="1224" calcext:value-type="float">
            <text:p>1224</text:p>
          </table:table-cell>
          <table:table-cell table:style-name="ce15" office:value-type="float" office:value="0.0197" calcext:value-type="float">
            <text:p>0.01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13" office:value-type="float" office:value="929" calcext:value-type="float">
            <text:p>929</text:p>
          </table:table-cell>
          <table:table-cell table:style-name="ce15" office:value-type="float" office:value="0.0049" calcext:value-type="float">
            <text:p>0.004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13" office:value-type="float" office:value="1182" calcext:value-type="float">
            <text:p>1182</text:p>
          </table:table-cell>
          <table:table-cell table:style-name="ce15" office:value-type="float" office:value="0.0153" calcext:value-type="float">
            <text:p>0.015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c 2011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float" office:value="1158" calcext:value-type="float">
            <text:p>1158</text:p>
          </table:table-cell>
          <table:table-cell table:style-name="ce15" office:value-type="float" office:value="1" calcext:value-type="float">
            <text:p>1.000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style-name="ce13" office:value-type="float" office:value="1265" calcext:value-type="float">
            <text:p>1265</text:p>
          </table:table-cell>
          <table:table-cell table:style-name="ce15" office:value-type="float" office:value="0.1879" calcext:value-type="float">
            <text:p>0.187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style-name="ce13" office:value-type="float" office:value="1211" calcext:value-type="float">
            <text:p>1211</text:p>
          </table:table-cell>
          <table:table-cell table:style-name="ce15" office:value-type="float" office:value="0.0248" calcext:value-type="float">
            <text:p>0.0248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style-name="ce13" office:value-type="float" office:value="1284" calcext:value-type="float">
            <text:p>1284</text:p>
          </table:table-cell>
          <table:table-cell table:style-name="ce15" office:value-type="float" office:value="0.0303" calcext:value-type="float">
            <text:p>0.030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style-name="ce13" office:value-type="float" office:value="1294" calcext:value-type="float">
            <text:p>1294</text:p>
          </table:table-cell>
          <table:table-cell table:style-name="ce15" office:value-type="float" office:value="0.072" calcext:value-type="float">
            <text:p>0.072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style-name="ce13" office:value-type="float" office:value="1261" calcext:value-type="float">
            <text:p>1261</text:p>
          </table:table-cell>
          <table:table-cell table:style-name="ce15" office:value-type="float" office:value="0.0212" calcext:value-type="float">
            <text:p>0.021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13" office:value-type="float" office:value="1234" calcext:value-type="float">
            <text:p>1234</text:p>
          </table:table-cell>
          <table:table-cell table:style-name="ce15" office:value-type="float" office:value="0.0396" calcext:value-type="float">
            <text:p>0.039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13" office:value-type="float" office:value="1318" calcext:value-type="float">
            <text:p>1318</text:p>
          </table:table-cell>
          <table:table-cell table:style-name="ce15" office:value-type="float" office:value="0.0691" calcext:value-type="float">
            <text:p>0.0691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style-name="ce13" office:value-type="float" office:value="1192" calcext:value-type="float">
            <text:p>1192</text:p>
          </table:table-cell>
          <table:table-cell table:style-name="ce15" office:value-type="float" office:value="0.0479" calcext:value-type="float">
            <text:p>0.047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style-name="ce13" office:value-type="float" office:value="1617" calcext:value-type="float">
            <text:p>1617</text:p>
          </table:table-cell>
          <table:table-cell table:style-name="ce15" office:value-type="float" office:value="0.0213" calcext:value-type="float">
            <text:p>0.021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style-name="ce13" office:value-type="float" office:value="1010" calcext:value-type="float">
            <text:p>1010</text:p>
          </table:table-cell>
          <table:table-cell table:style-name="ce15" office:value-type="float" office:value="0.0442" calcext:value-type="float">
            <text:p>0.044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style-name="ce13" office:value-type="float" office:value="1016" calcext:value-type="float">
            <text:p>1016</text:p>
          </table:table-cell>
          <table:table-cell table:style-name="ce15" office:value-type="float" office:value="0.0358" calcext:value-type="float">
            <text:p>0.0358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style-name="ce13" office:value-type="float" office:value="982" calcext:value-type="float">
            <text:p>982</text:p>
          </table:table-cell>
          <table:table-cell table:style-name="ce15" office:value-type="float" office:value="0.0084" calcext:value-type="float">
            <text:p>0.008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13" office:value-type="float" office:value="1226" calcext:value-type="float">
            <text:p>1226</text:p>
          </table:table-cell>
          <table:table-cell table:style-name="ce15" office:value-type="float" office:value="0.2355" calcext:value-type="float">
            <text:p>0.235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13" office:value-type="float" office:value="1130" calcext:value-type="float">
            <text:p>1130</text:p>
          </table:table-cell>
          <table:table-cell table:style-name="ce15" office:value-type="float" office:value="0.0878" calcext:value-type="float">
            <text:p>0.0878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style-name="ce13" office:value-type="float" office:value="1204" calcext:value-type="float">
            <text:p>1204</text:p>
          </table:table-cell>
          <table:table-cell table:style-name="ce15" office:value-type="float" office:value="0.0401" calcext:value-type="float">
            <text:p>0.0401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style-name="ce13" office:value-type="float" office:value="1235" calcext:value-type="float">
            <text:p>1235</text:p>
          </table:table-cell>
          <table:table-cell table:style-name="ce15" office:value-type="float" office:value="0.0357" calcext:value-type="float">
            <text:p>0.035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13" office:value-type="float" office:value="1435" calcext:value-type="float">
            <text:p>1435</text:p>
          </table:table-cell>
          <table:table-cell table:style-name="ce15" office:value-type="float" office:value="0.0274" calcext:value-type="float">
            <text:p>0.027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style-name="ce13" office:value-type="float" office:value="1303" calcext:value-type="float">
            <text:p>1303</text:p>
          </table:table-cell>
          <table:table-cell table:style-name="ce15" office:value-type="float" office:value="0.0445" calcext:value-type="float">
            <text:p>0.044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13" office:value-type="float" office:value="1015" calcext:value-type="float">
            <text:p>1015</text:p>
          </table:table-cell>
          <table:table-cell table:style-name="ce15" office:value-type="float" office:value="0.0444" calcext:value-type="float">
            <text:p>0.044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13" office:value-type="float" office:value="965" calcext:value-type="float">
            <text:p>965</text:p>
          </table:table-cell>
          <table:table-cell table:style-name="ce15" office:value-type="float" office:value="0.0137" calcext:value-type="float">
            <text:p>0.013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style-name="ce13" office:value-type="float" office:value="1086" calcext:value-type="float">
            <text:p>1086</text:p>
          </table:table-cell>
          <table:table-cell table:style-name="ce15" office:value-type="float" office:value="0.0042" calcext:value-type="float">
            <text:p>0.004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style-name="ce13" office:value-type="float" office:value="1006" calcext:value-type="float">
            <text:p>1006</text:p>
          </table:table-cell>
          <table:table-cell table:style-name="ce15" office:value-type="float" office:value="0.0088" calcext:value-type="float">
            <text:p>0.0088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13" office:value-type="float" office:value="974" calcext:value-type="float">
            <text:p>974</text:p>
          </table:table-cell>
          <table:table-cell table:style-name="ce15" office:value-type="float" office:value="0.0033" calcext:value-type="float">
            <text:p>0.003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13" office:value-type="float" office:value="1126" calcext:value-type="float">
            <text:p>1126</text:p>
          </table:table-cell>
          <table:table-cell table:style-name="ce15" office:value-type="float" office:value="0.006" calcext:value-type="float">
            <text:p>0.006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13" office:value-type="float" office:value="1048" calcext:value-type="float">
            <text:p>1048</text:p>
          </table:table-cell>
          <table:table-cell table:style-name="ce15" office:value-type="float" office:value="0.0084" calcext:value-type="float">
            <text:p>0.008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style-name="ce13" office:value-type="float" office:value="1177" calcext:value-type="float">
            <text:p>1177</text:p>
          </table:table-cell>
          <table:table-cell table:style-name="ce15" office:value-type="float" office:value="0.0544" calcext:value-type="float">
            <text:p>0.054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13" office:value-type="float" office:value="951" calcext:value-type="float">
            <text:p>951</text:p>
          </table:table-cell>
          <table:table-cell table:style-name="ce15" office:value-type="float" office:value="0.01" calcext:value-type="float">
            <text:p>0.010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style-name="ce13" office:value-type="float" office:value="1218" calcext:value-type="float">
            <text:p>1218</text:p>
          </table:table-cell>
          <table:table-cell table:style-name="ce15" office:value-type="float" office:value="0.0359" calcext:value-type="float">
            <text:p>0.035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style-name="ce13" office:value-type="float" office:value="1351" calcext:value-type="float">
            <text:p>1351</text:p>
          </table:table-cell>
          <table:table-cell table:style-name="ce15" office:value-type="float" office:value="0.0085" calcext:value-type="float">
            <text:p>0.008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style-name="ce13" office:value-type="float" office:value="1175" calcext:value-type="float">
            <text:p>1175</text:p>
          </table:table-cell>
          <table:table-cell table:style-name="ce15" office:value-type="float" office:value="0.1512" calcext:value-type="float">
            <text:p>0.151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style-name="ce13" office:value-type="float" office:value="1105" calcext:value-type="float">
            <text:p>1105</text:p>
          </table:table-cell>
          <table:table-cell table:style-name="ce15" office:value-type="float" office:value="0.0324" calcext:value-type="float">
            <text:p>0.032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13" office:value-type="float" office:value="1259" calcext:value-type="float">
            <text:p>1259</text:p>
          </table:table-cell>
          <table:table-cell table:style-name="ce15" office:value-type="float" office:value="0.0896" calcext:value-type="float">
            <text:p>0.089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13" office:value-type="float" office:value="1057" calcext:value-type="float">
            <text:p>1057</text:p>
          </table:table-cell>
          <table:table-cell table:style-name="ce15" office:value-type="float" office:value="0.0292" calcext:value-type="float">
            <text:p>0.029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style-name="ce13" office:value-type="float" office:value="886" calcext:value-type="float">
            <text:p>886</text:p>
          </table:table-cell>
          <table:table-cell table:style-name="ce15" office:value-type="float" office:value="0.0353" calcext:value-type="float">
            <text:p>0.035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style-name="ce13" office:value-type="float" office:value="1264" calcext:value-type="float">
            <text:p>1264</text:p>
          </table:table-cell>
          <table:table-cell table:style-name="ce15" office:value-type="float" office:value="0.0017" calcext:value-type="float">
            <text:p>0.001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13" office:value-type="float" office:value="286" calcext:value-type="float">
            <text:p>286</text:p>
          </table:table-cell>
          <table:table-cell table:style-name="ce15" office:value-type="float" office:value="0.002" calcext:value-type="float">
            <text:p>0.002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13" office:value-type="float" office:value="917" calcext:value-type="float">
            <text:p>917</text:p>
          </table:table-cell>
          <table:table-cell table:style-name="ce15" office:value-type="float" office:value="0.0316" calcext:value-type="float">
            <text:p>0.031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style-name="ce13" office:value-type="float" office:value="982" calcext:value-type="float">
            <text:p>982</text:p>
          </table:table-cell>
          <table:table-cell table:style-name="ce15" office:value-type="float" office:value="0.0912" calcext:value-type="float">
            <text:p>0.091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13" office:value-type="float" office:value="438" calcext:value-type="float">
            <text:p>438</text:p>
          </table:table-cell>
          <table:table-cell table:style-name="ce15" office:value-type="float" office:value="0.0151" calcext:value-type="float">
            <text:p>0.0151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13" office:value-type="float" office:value="1123" calcext:value-type="float">
            <text:p>1123</text:p>
          </table:table-cell>
          <table:table-cell table:style-name="ce15" office:value-type="float" office:value="0.003" calcext:value-type="float">
            <text:p>0.003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13" office:value-type="float" office:value="1081" calcext:value-type="float">
            <text:p>1081</text:p>
          </table:table-cell>
          <table:table-cell table:style-name="ce15" office:value-type="float" office:value="0.0207" calcext:value-type="float">
            <text:p>0.020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13" office:value-type="float" office:value="1170" calcext:value-type="float">
            <text:p>1170</text:p>
          </table:table-cell>
          <table:table-cell table:style-name="ce15" office:value-type="float" office:value="0.0254" calcext:value-type="float">
            <text:p>0.025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13" office:value-type="float" office:value="1170" calcext:value-type="float">
            <text:p>1170</text:p>
          </table:table-cell>
          <table:table-cell table:style-name="ce15" office:value-type="float" office:value="0.0122" calcext:value-type="float">
            <text:p>0.012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style-name="ce13" office:value-type="float" office:value="1192" calcext:value-type="float">
            <text:p>1192</text:p>
          </table:table-cell>
          <table:table-cell table:style-name="ce15" office:value-type="float" office:value="0.0049" calcext:value-type="float">
            <text:p>0.004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style-name="ce13" office:value-type="float" office:value="1114" calcext:value-type="float">
            <text:p>1114</text:p>
          </table:table-cell>
          <table:table-cell table:style-name="ce15" office:value-type="float" office:value="0.01" calcext:value-type="float">
            <text:p>0.010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style-name="ce13" office:value-type="float" office:value="1225" calcext:value-type="float">
            <text:p>1225</text:p>
          </table:table-cell>
          <table:table-cell table:style-name="ce15" office:value-type="float" office:value="0.0184" calcext:value-type="float">
            <text:p>0.0184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13" office:value-type="float" office:value="804" calcext:value-type="float">
            <text:p>804</text:p>
          </table:table-cell>
          <table:table-cell table:style-name="ce15" office:value-type="float" office:value="0.0037" calcext:value-type="float">
            <text:p>0.003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13" office:value-type="float" office:value="1333" calcext:value-type="float">
            <text:p>1333</text:p>
          </table:table-cell>
          <table:table-cell table:style-name="ce15" office:value-type="float" office:value="0.0066" calcext:value-type="float">
            <text:p>0.006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13" office:value-type="float" office:value="1286" calcext:value-type="float">
            <text:p>1286</text:p>
          </table:table-cell>
          <table:table-cell table:style-name="ce15" office:value-type="float" office:value="0.0077" calcext:value-type="float">
            <text:p>0.007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style-name="ce13" office:value-type="float" office:value="1425" calcext:value-type="float">
            <text:p>1425</text:p>
          </table:table-cell>
          <table:table-cell table:style-name="ce15" office:value-type="float" office:value="0.0003" calcext:value-type="float">
            <text:p>0.000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13" office:value-type="float" office:value="1167" calcext:value-type="float">
            <text:p>1167</text:p>
          </table:table-cell>
          <table:table-cell table:style-name="ce15" office:value-type="float" office:value="0.0685" calcext:value-type="float">
            <text:p>0.068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style-name="ce13" office:value-type="float" office:value="1105" calcext:value-type="float">
            <text:p>1105</text:p>
          </table:table-cell>
          <table:table-cell table:style-name="ce15" office:value-type="float" office:value="0.0237" calcext:value-type="float">
            <text:p>0.023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style-name="ce13" office:value-type="float" office:value="1330" calcext:value-type="float">
            <text:p>1330</text:p>
          </table:table-cell>
          <table:table-cell table:style-name="ce15" office:value-type="float" office:value="0.0048" calcext:value-type="float">
            <text:p>0.0048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style-name="ce13" office:value-type="float" office:value="1261" calcext:value-type="float">
            <text:p>1261</text:p>
          </table:table-cell>
          <table:table-cell table:style-name="ce15" office:value-type="float" office:value="0.0197" calcext:value-type="float">
            <text:p>0.0197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style-name="ce13" office:value-type="float" office:value="930" calcext:value-type="float">
            <text:p>930</text:p>
          </table:table-cell>
          <table:table-cell table:style-name="ce15" office:value-type="float" office:value="0.0049" calcext:value-type="float">
            <text:p>0.004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13" office:value-type="float" office:value="1190" calcext:value-type="float">
            <text:p>1190</text:p>
          </table:table-cell>
          <table:table-cell table:style-name="ce15" office:value-type="float" office:value="0.0153" calcext:value-type="float">
            <text:p>0.015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ar 2012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float" office:value="1164" calcext:value-type="float">
            <text:p>1164</text:p>
          </table:table-cell>
          <table:table-cell table:style-name="ce15" office:value-type="float" office:value="1" calcext:value-type="float">
            <text:p>1.0000</text:p>
          </table:table-cell>
          <table:table-cell table:number-columns-repeated="1017"/>
        </table:table-row>
        <table:table-row table:style-name="ro1" table:number-rows-repeated="10472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ights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number-columns-repeated="3" table:default-cell-style-name="Default"/>
        <table:table-column table:style-name="co2" table:number-columns-repeated="25" table:default-cell-style-name="ce1"/>
        <table:table-column table:style-name="co2" table:number-columns-repeated="3" table:default-cell-style-name="ce18"/>
        <table:table-column table:style-name="co2" table:number-columns-repeated="988" table:default-cell-style-name="ce1"/>
        <table:table-row table:style-name="ro1">
          <table:table-cell office:value-type="string" calcext:value-type="string">
            <text:p>0~name</text:p>
          </table:table-cell>
          <table:table-cell office:value-type="string" calcext:value-type="string">
            <text:p>1~name</text:p>
          </table:table-cell>
          <table:table-cell office:value-type="string" calcext:value-type="string">
            <text:p>2~name</text:p>
          </table:table-cell>
          <table:table-cell office:value-type="string" calcext:value-type="string">
            <text:p>2~parentName</text:p>
          </table:table-cell>
          <table:table-cell office:value-type="string" calcext:value-type="string">
            <text:p>2~description</text:p>
          </table:table-cell>
          <table:table-cell table:style-name="ce1" office:value-type="string" calcext:value-type="string">
            <text:p>Jun 2006</text:p>
          </table:table-cell>
          <table:table-cell table:style-name="ce1" office:value-type="string" calcext:value-type="string">
            <text:p>Sep 2006</text:p>
          </table:table-cell>
          <table:table-cell table:style-name="ce1" office:value-type="string" calcext:value-type="string">
            <text:p>Dec 2006</text:p>
          </table:table-cell>
          <table:table-cell office:value-type="string" calcext:value-type="string">
            <text:p>Mar 2007</text:p>
          </table:table-cell>
          <table:table-cell office:value-type="string" calcext:value-type="string">
            <text:p>Jun 2007</text:p>
          </table:table-cell>
          <table:table-cell office:value-type="string" calcext:value-type="string">
            <text:p>Sep 2007</text:p>
          </table:table-cell>
          <table:table-cell office:value-type="string" calcext:value-type="string">
            <text:p>Dec 2007</text:p>
          </table:table-cell>
          <table:table-cell office:value-type="string" calcext:value-type="string">
            <text:p>Mar 2008</text:p>
          </table:table-cell>
          <table:table-cell office:value-type="string" calcext:value-type="string">
            <text:p>Jun 2008</text:p>
          </table:table-cell>
          <table:table-cell office:value-type="string" calcext:value-type="string">
            <text:p>Sep 2008</text:p>
          </table:table-cell>
          <table:table-cell office:value-type="string" calcext:value-type="string">
            <text:p>Dec 2008</text:p>
          </table:table-cell>
          <table:table-cell office:value-type="string" calcext:value-type="string">
            <text:p>Mar 2009</text:p>
          </table:table-cell>
          <table:table-cell office:value-type="string" calcext:value-type="string">
            <text:p>Jun 2009</text:p>
          </table:table-cell>
          <table:table-cell office:value-type="string" calcext:value-type="string">
            <text:p>Sep 2009</text:p>
          </table:table-cell>
          <table:table-cell office:value-type="string" calcext:value-type="string">
            <text:p>Dec 2009</text:p>
          </table:table-cell>
          <table:table-cell office:value-type="string" calcext:value-type="string">
            <text:p>Mar 2010</text:p>
          </table:table-cell>
          <table:table-cell office:value-type="string" calcext:value-type="string">
            <text:p>Jun 2010</text:p>
          </table:table-cell>
          <table:table-cell office:value-type="string" calcext:value-type="string">
            <text:p>Sep 2010</text:p>
          </table:table-cell>
          <table:table-cell office:value-type="string" calcext:value-type="string">
            <text:p>Dec 2010</text:p>
          </table:table-cell>
          <table:table-cell office:value-type="string" calcext:value-type="string">
            <text:p>Mar 2011</text:p>
          </table:table-cell>
          <table:table-cell office:value-type="string" calcext:value-type="string">
            <text:p>Jun 2011</text:p>
          </table:table-cell>
          <table:table-cell office:value-type="string" calcext:value-type="string">
            <text:p>Sep 2011</text:p>
          </table:table-cell>
          <table:table-cell office:value-type="string" calcext:value-type="string">
            <text:p>Dec 2011</text:p>
          </table:table-cell>
          <table:table-cell office:value-type="string" calcext:value-type="string">
            <text:p>Mar 2012</text:p>
          </table:table-cell>
          <table:table-cell table:number-columns-repeated="4"/>
          <table:table-cell table:style-name="ce19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Food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Food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ruit and vegetabl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Fruit and vegetabl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at, poultry and fish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Meat, poultry and fish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rocery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Grocery food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on-alcoholic beverages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Non-alcoholic beverag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staurant meals and ready-to-eat food</text:p>
          </table:table-cell>
          <table:table-cell table:style-name="ce2" office:value-type="string" calcext:value-type="string">
            <text:p>Food</text:p>
          </table:table-cell>
          <table:table-cell table:style-name="ce3" office:value-type="string" calcext:value-type="string">
            <text:p>Restaurant meals and ready-to-eat food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Alcoholic beverages and tobacco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lcoholic beverages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Alcoholic beverag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igarettes and tobacco</text:p>
          </table:table-cell>
          <table:table-cell table:style-name="ce2" office:value-type="string" calcext:value-type="string">
            <text:p>Alcoholic beverages and tobacco</text:p>
          </table:table-cell>
          <table:table-cell table:style-name="ce3" office:value-type="string" calcext:value-type="string">
            <text:p>Cigarettes and tobacco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lothing and footwear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lothing and footwear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lothing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Clothing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ootwear</text:p>
          </table:table-cell>
          <table:table-cell table:style-name="ce2" office:value-type="string" calcext:value-type="string">
            <text:p>Clothing and footwear</text:p>
          </table:table-cell>
          <table:table-cell table:style-name="ce3" office:value-type="string" calcext:value-type="string">
            <text:p>Footwear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ing and household utiliti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tual rentals for housing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Actual rentals for housing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me ownership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me ownership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maintenance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maintenance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operty rates and related services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Property rates and related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energy</text:p>
          </table:table-cell>
          <table:table-cell table:style-name="ce2" office:value-type="string" calcext:value-type="string">
            <text:p>Housing and household utilities</text:p>
          </table:table-cell>
          <table:table-cell table:style-name="ce3" office:value-type="string" calcext:value-type="string">
            <text:p>Household energy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ousehold contents and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Furniture, furnishings and floor covering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textil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textil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usehold applian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Household applian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Glassware, tableware and household utensil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Tools and equipment for house and garden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household supplies and services</text:p>
          </table:table-cell>
          <table:table-cell table:style-name="ce2" office:value-type="string" calcext:value-type="string">
            <text:p>Household contents and services</text:p>
          </table:table-cell>
          <table:table-cell table:style-name="ce3" office:value-type="string" calcext:value-type="string">
            <text:p>Other household supplies and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Health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Health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Medical products, appliances and equipment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ut-patient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Out-patient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Hospital services</text:p>
          </table:table-cell>
          <table:table-cell table:style-name="ce2" office:value-type="string" calcext:value-type="string">
            <text:p>Health</text:p>
          </table:table-cell>
          <table:table-cell table:style-name="ce3" office:value-type="string" calcext:value-type="string">
            <text:p>Hospital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Transport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Transport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urchase of vehicl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urchase of vehicl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rivate transport supplies and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ssenger transport services</text:p>
          </table:table-cell>
          <table:table-cell table:style-name="ce2" office:value-type="string" calcext:value-type="string">
            <text:p>Transport</text:p>
          </table:table-cell>
          <table:table-cell table:style-name="ce3" office:value-type="string" calcext:value-type="string">
            <text:p>Passenger transport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Communi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Communication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ostal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Postal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equipment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equipment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lecommunication services</text:p>
          </table:table-cell>
          <table:table-cell table:style-name="ce2" office:value-type="string" calcext:value-type="string">
            <text:p>Communication</text:p>
          </table:table-cell>
          <table:table-cell table:style-name="ce3" office:value-type="string" calcext:value-type="string">
            <text:p>Telecommunication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Recreation and culture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Recreation and culture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udio-visual and computing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udio-visual and computing equipment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Major recreational and cultural equipment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Other recreational equipment and suppli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Recreational and cultural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Recreational and cultural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Newspapers, books and stationery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Newspapers, books and stationery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Accommodation service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Accommodation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ackage holidays</text:p>
          </table:table-cell>
          <table:table-cell table:style-name="ce2" office:value-type="string" calcext:value-type="string">
            <text:p>Recreation and culture</text:p>
          </table:table-cell>
          <table:table-cell table:style-name="ce3" office:value-type="string" calcext:value-type="string">
            <text:p>Package holiday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Education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Education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Early childhood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Early childhood education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rimary and secondary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Primary and secondary education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style-name="ce2" office:value-type="string" calcext:value-type="string">
            <text:p>Education</text:p>
          </table:table-cell>
          <table:table-cell table:style-name="ce3" office:value-type="string" calcext:value-type="string">
            <text:p>Tertiary and other post-school education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4" office:value-type="string" calcext:value-type="string">
            <text:p>Other education</text:p>
          </table:table-cell>
          <table:table-cell table:style-name="ce2" office:value-type="string" calcext:value-type="string">
            <text:p>Education</text:p>
          </table:table-cell>
          <table:table-cell table:style-name="ce4" office:value-type="string" calcext:value-type="string">
            <text:p>Other education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5" office:value-type="string" calcext:value-type="string">
            <text:p>All</text:p>
          </table:table-cell>
          <table:table-cell table:style-name="ce2" office:value-type="string" calcext:value-type="string">
            <text:p>Miscellaneous goods and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car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care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Personal effect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Personal effect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Insurance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Insurance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Credit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Credit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3" office:value-type="string" calcext:value-type="string">
            <text:p>Other miscellaneous services</text:p>
          </table:table-cell>
          <table:table-cell table:style-name="ce2" office:value-type="string" calcext:value-type="string">
            <text:p>Miscellaneous goods and services</text:p>
          </table:table-cell>
          <table:table-cell table:style-name="ce3" office:value-type="string" calcext:value-type="string">
            <text:p>Other miscellaneous services</text:p>
          </table:table-cell>
          <table:table-cell table:number-columns-repeated="3"/>
          <table:table-cell table:style-name="Default" table:number-columns-repeated="24"/>
          <table:table-cell table:style-name="ce16"/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ce1" office:value-type="string" calcext:value-type="string">
            <text:p>Jun 2006</text:p>
          </table:table-cell>
          <table:table-cell office:value-type="string" calcext:value-type="string">
            <text:p>CPI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All</text:p>
          </table:table-cell>
          <table:table-cell table:number-columns-repeated="3"/>
          <table:table-cell table:style-name="Default" table:number-columns-repeated="24"/>
          <table:table-cell table:style-name="ce17"/>
          <table:table-cell table:style-name="Default" table:number-columns-repeated="3"/>
          <table:table-cell table:number-columns-repeated="98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swiss"/>
    <style:font-face style:name="Arial" svg:font-family="Arial" style:font-family-generic="swiss"/>
    <style:font-face style:name="Arial Mäori" svg:font-family="'Arial Mäori'" style:font-family-generic="swiss"/>
    <style:font-face style:name="Arial Mäori2" svg:font-family="'Arial Mäori'" style:font-pitch="variable"/>
    <style:font-face style:name="Arial1" svg:font-family="Arial" style:font-family-generic="swiss" style:font-pitch="variable"/>
    <style:font-face style:name="Arial Mäori1" svg:font-family="'Arial Mäori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NZ">
      <number:number number:min-integer-digits="1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style:text-properties fo:color="#ff0000"/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-$</number:text>
      <number:number number:decimal-places="0" number:min-integer-digits="1" number:grouping="true"/>
      <number:text> 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-$</number:text>
      <number:number number:decimal-places="2" number:min-integer-digits="1" number:grouping="true"/>
      <number:text> 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1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5" number:min-integer-digits="1"/>
    </number:number-style>
    <number:number-style style:name="N160P0" style:volatile="true">
      <number:number number:decimal-places="1" number:min-integer-digits="1" number:grouping="true"/>
      <number:text>      </number:text>
    </number:number-style>
    <number:number-style style:name="N160P1" style:volatile="true">
      <number:text> -</number:text>
      <number:number number:decimal-places="1" number:min-integer-digits="1" number:grouping="true"/>
      <number:text>      </number:text>
    </number:number-style>
    <number:number-style style:name="N160P2" style:volatile="true">
      <number:text> -      </number:text>
    </number:number-style>
    <number:text-style style:name="N160">
      <number:text-content/>
      <number:text>     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percentage-style style:name="N161">
      <number:number number:decimal-places="1" number:min-integer-digits="1"/>
      <number:text>%</number:text>
    </number:percentage-style>
    <number:number-style style:name="N162">
      <number:number number:decimal-places="0" number:min-integer-digits="4"/>
    </number:number-style>
    <number:date-style style:name="N163">
      <number:month number:style="long" number:textual="true"/>
      <number:text> </number:text>
      <number:year number:style="long"/>
    </number:date-style>
    <number:number-style style:name="N164">
      <number:number number:decimal-places="8" number:min-integer-digits="1"/>
    </number:number-style>
    <number:number-style style:name="N165">
      <number:scientific-number number:decimal-places="3" number:min-integer-digits="1" number:min-exponent-digits="2"/>
    </number:number-style>
    <number:number-style style:name="N166">
      <number:scientific-number number:decimal-places="4" number:min-integer-digits="1" number:min-exponent-digits="2"/>
    </number:number-style>
    <number:number-style style:name="N167">
      <number:scientific-number number:decimal-places="5" number:min-integer-digits="1" number:min-exponent-digits="2"/>
    </number:number-style>
    <number:number-style style:name="N168">
      <number:scientific-number number:decimal-places="6" number:min-integer-digits="1" number:min-exponent-digits="2"/>
    </number:number-style>
    <number:number-style style:name="N169">
      <number:scientific-number number:decimal-places="7" number:min-integer-digits="1" number:min-exponent-digits="2"/>
    </number:number-style>
    <number:number-style style:name="N170">
      <number:scientific-number number:decimal-places="8" number:min-integer-digits="1" number:min-exponent-digits="2"/>
    </number:number-style>
    <number:number-style style:name="N171">
      <number:scientific-number number:decimal-places="9" number:min-integer-digits="1" number:min-exponent-digits="2"/>
    </number:number-style>
    <number:number-style style:name="N172">
      <number:scientific-number number:decimal-places="10" number:min-integer-digits="1" number:min-exponent-digits="2"/>
    </number:number-style>
    <number:number-style style:name="N173">
      <number:scientific-number number:decimal-places="11" number:min-integer-digits="1" number:min-exponent-digits="2"/>
    </number:number-style>
    <number:number-style style:name="N174">
      <number:scientific-number number:decimal-places="12" number:min-integer-digits="1" number:min-exponent-digits="2"/>
    </number:number-style>
    <number:number-style style:name="N175">
      <number:scientific-number number:decimal-places="13" number:min-integer-digits="1" number:min-exponent-digits="2"/>
    </number:number-style>
    <number:number-style style:name="N176">
      <number:scientific-number number:decimal-places="14" number:min-integer-digits="1" number:min-exponent-digits="2"/>
    </number:number-style>
    <number:number-style style:name="N177">
      <number:scientific-number number:decimal-places="15" number:min-integer-digits="1" number:min-exponent-digits="2"/>
    </number:number-style>
    <number:number-style style:name="N178">
      <number:scientific-number number:decimal-places="16" number:min-integer-digits="1" number:min-exponent-digits="2"/>
    </number:number-style>
    <number:number-style style:name="N179">
      <number:scientific-number number:decimal-places="17" number:min-integer-digits="1" number:min-exponent-digits="2"/>
    </number:number-style>
    <number:number-style style:name="N180">
      <number:scientific-number number:decimal-places="18" number:min-integer-digits="1" number:min-exponent-digits="2"/>
    </number:number-style>
    <number:number-style style:name="N181">
      <number:scientific-number number:decimal-places="19" number:min-integer-digits="1" number:min-exponent-digits="2"/>
    </number:number-style>
    <number:number-style style:name="N182">
      <number:scientific-number number:decimal-places="20" number:min-integer-digits="1" number:min-exponent-digits="2"/>
    </number:number-style>
    <number:number-style style:name="N183">
      <number:number number:decimal-places="6" number:min-integer-digits="1"/>
    </number:number-style>
    <number:percentage-style style:name="N184">
      <number:number number:decimal-places="3" number:min-integer-digits="1"/>
      <number:text>%</number:text>
    </number:percentage-style>
    <number:number-style style:name="N185">
      <number:number number:decimal-places="11" number:min-integer-digits="1"/>
    </number:number-style>
    <number:number-style style:name="N186">
      <number:number number:decimal-places="12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9" number:min-integer-digits="1"/>
    </number:number-style>
    <number:number-style style:name="N189">
      <number:number number:decimal-places="7" number:min-integer-digits="1"/>
    </number:number-style>
    <number:text-style style:name="N190">
      <number:text>'</number:text>
      <number:text-content/>
      <number:text>'</number:text>
    </number:text-style>
    <number:date-style style:name="N191">
      <number:month number:textual="true"/>
      <number:text> </number:text>
      <number:year number:style="long"/>
    </number:date-style>
    <number:date-style style:name="N192">
      <number:text>'</number:text>
      <number:month number:textual="true"/>
      <number:text> </number:text>
      <number:year number:style="long"/>
      <number:text>'</number:text>
    </number:date-style>
    <number:number-style style:name="N193">
      <number:text>MMM YYYY</number:text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NZ">
      <number:number number:decimal-places="0" number:min-integer-digits="1" number:grouping="true"/>
    </number:number-style>
    <number:number-style style:name="N10117" number:language="en" number:country="NZ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NZ">
      <number:number number:decimal-places="0" number:min-integer-digits="1" number:grouping="true"/>
    </number:number-style>
    <number:number-style style:name="N10118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2" number:min-integer-digits="1" number:grouping="true"/>
    </number:number-style>
    <number:number-style style:name="N10119" number:language="en" number:country="NZ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number:min-integer-digits="1" number:grouping="true"/>
    </number:number-style>
    <number:number-style style:name="N10120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NZ">
      <number:number number:decimal-places="0" number:min-integer-digits="1" number:grouping="true"/>
      <number:text> </number:text>
    </number:number-style>
    <number:number-style style:name="N10124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en" number:country="NZ">
      <number:text> - </number:text>
    </number:number-style>
    <number:text-style style:name="N10124" number:language="en" number:country="NZ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NZ">
      <number:currency-symbol/>
      <number:number number:decimal-places="0" number:min-integer-digits="1" number:grouping="true"/>
      <number:text> </number:text>
    </number:currency-style>
    <number:currency-style style:name="N10128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8P2" style:volatile="true" number:language="en" number:country="NZ">
      <number:currency-symbol/>
      <number:text>- </number:text>
    </number:currency-style>
    <number:text-style style:name="N10128" number:language="en" number:country="NZ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NZ">
      <number:number number:decimal-places="2" number:min-integer-digits="1" number:grouping="true"/>
      <number:text> </number:text>
    </number:number-style>
    <number:number-style style:name="N10132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10132" number:language="en" number:country="NZ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NZ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10136P2" style:volatile="true" number:language="en" number:country="NZ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NZ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NZ">
      <number:minutes number:style="long"/>
      <number:text>:</number:text>
      <number:seconds number:style="long"/>
    </number:time-style>
    <number:time-style style:name="N10138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NZ">
      <number:minutes number:style="long"/>
      <number:text>:</number:text>
      <number:seconds number:style="long" number:decimal-places="1"/>
    </number:time-style>
    <number:number-style style:name="N10140" number:language="en" number:country="NZ">
      <number:scientific-number number:decimal-places="1" number:min-integer-digits="3" number:min-exponent-digits="1"/>
    </number:number-style>
    <number:number-style style:name="N10141" number:language="en" number:country="NZ">
      <number:number number:decimal-places="3" number:min-integer-digits="1"/>
    </number:number-style>
    <number:number-style style:name="N10142" number:language="en" number:country="NZ">
      <number:number number:decimal-places="4" number:min-integer-digits="1"/>
    </number:number-style>
    <number:number-style style:name="N10143" number:language="en" number:country="NZ">
      <number:number number:decimal-places="5" number:min-integer-digits="1"/>
    </number:number-style>
    <style:style style:name="Default" style:family="table-cell">
      <style:text-properties style:font-name-asian="WenQuanYi Micro Hei" style:font-name-complex="Free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Mäori" fo:font-size="10pt" fo:font-style="normal" fo:text-shadow="none" style:text-underline-style="none" fo:font-weight="normal" style:font-size-asian="10pt" style:font-style-asian="normal" style:font-weight-asian="normal" style:font-name-complex="Arial Mäori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Mäori" fo:font-size="10pt" fo:font-style="normal" fo:text-shadow="none" style:text-underline-style="none" fo:font-weight="normal" style:font-size-asian="10pt" style:font-style-asian="normal" style:font-weight-asian="normal" style:font-name-complex="Arial Mäori" style:font-size-complex="10pt" style:font-style-complex="normal" style:font-weight-complex="normal"/>
    </style:style>
    <style:style style:name="Normal_5f_CPI_20_Review_20_information_20_paper_20_tables" style:display-name="Normal_CPI Review information paper tabl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 style:data-style-name="N2" text:time-value="0000-00-00T00:00:03.000246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1T14:24:34</meta:creation-date>
    <dc:date>2013-12-16T20:13:51.016995703</dc:date>
    <meta:editing-duration>PT23H44M58S</meta:editing-duration>
    <meta:editing-cycles>18</meta:editing-cycles>
    <meta:generator>LibreOffice/4.1.2.3$Linux_X86_64 LibreOffice_project/410m0$Build-3</meta:generator>
    <meta:document-statistic meta:table-count="2" meta:cell-count="9897" meta:object-count="0"/>
  </office:meta>
</office:document-meta>
</file>